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cell-protect="protected"/>
      <style:text-properties fo:color="#000000"/>
    </style:style>
    <style:style style:name="ce3" style:family="table-cell" style:parent-style-name="Default" style:data-style-name="N27">
      <style:table-cell-properties style:vertical-align="automatic" fo:background-color="transparent" style:cell-protect="protected"/>
      <style:text-properties fo:color="#000000"/>
    </style:style>
    <style:style style:name="co1" style:family="table-column">
      <style:table-column-properties fo:break-before="auto" style:column-width="2.82222222222222cm" style:use-optimal-column-width="true"/>
    </style:style>
    <style:style style:name="co2" style:family="table-column">
      <style:table-column-properties fo:break-before="auto" style:column-width="1.905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Order Date</text:p>
          </table:table-cell>
          <table:table-cell office:value-type="string" table:style-name="ce2">
            <text:p>Total sales</text:p>
          </table:table-cell>
          <table:table-cell table:number-columns-repeated="16382"/>
        </table:table-row>
        <table:table-row table:style-name="ro1">
          <table:table-cell office:value-type="date" office:date-value="2019-01-01T00:00:00" table:style-name="ce3">
            <text:p>1/1/2019 0:00</text:p>
          </table:table-cell>
          <table:table-cell office:value-type="float" office:value="73.94" table:style-name="ce2">
            <text:p>73.94</text:p>
          </table:table-cell>
          <table:table-cell table:number-columns-repeated="16382"/>
        </table:table-row>
        <table:table-row table:style-name="ro1">
          <table:table-cell office:value-type="date" office:date-value="2019-01-02T00:00:00" table:style-name="ce3">
            <text:p>1/2/2019 0:00</text:p>
          </table:table-cell>
          <table:table-cell office:value-type="float" office:value="1161.97" table:style-name="ce2">
            <text:p>1161.97</text:p>
          </table:table-cell>
          <table:table-cell table:number-columns-repeated="16382"/>
        </table:table-row>
        <table:table-row table:style-name="ro1">
          <table:table-cell office:value-type="date" office:date-value="2019-01-03T00:00:00" table:style-name="ce3">
            <text:p>1/3/2019 0:00</text:p>
          </table:table-cell>
          <table:table-cell office:value-type="float" office:value="6285.8059999999996" table:style-name="ce2">
            <text:p>6285.806</text:p>
          </table:table-cell>
          <table:table-cell table:number-columns-repeated="16382"/>
        </table:table-row>
        <table:table-row table:style-name="ro1">
          <table:table-cell office:value-type="date" office:date-value="2019-01-04T00:00:00" table:style-name="ce3">
            <text:p>1/4/2019 0:00</text:p>
          </table:table-cell>
          <table:table-cell office:value-type="float" office:value="2161.48" table:style-name="ce2">
            <text:p>2161.48</text:p>
          </table:table-cell>
          <table:table-cell table:number-columns-repeated="16382"/>
        </table:table-row>
        <table:table-row table:style-name="ro1">
          <table:table-cell office:value-type="date" office:date-value="2019-01-05T00:00:00" table:style-name="ce3">
            <text:p>1/5/2019 0:00</text:p>
          </table:table-cell>
          <table:table-cell office:value-type="float" office:value="517.86599999999999" table:style-name="ce2">
            <text:p>517.866</text:p>
          </table:table-cell>
          <table:table-cell table:number-columns-repeated="16382"/>
        </table:table-row>
        <table:table-row table:style-name="ro1">
          <table:table-cell office:value-type="date" office:date-value="2019-01-07T00:00:00" table:style-name="ce3">
            <text:p>1/7/2019 0:00</text:p>
          </table:table-cell>
          <table:table-cell office:value-type="float" office:value="1724.376" table:style-name="ce2">
            <text:p>1724.376</text:p>
          </table:table-cell>
          <table:table-cell table:number-columns-repeated="16382"/>
        </table:table-row>
        <table:table-row table:style-name="ro1">
          <table:table-cell office:value-type="date" office:date-value="2019-01-08T00:00:00" table:style-name="ce3">
            <text:p>1/8/2019 0:00</text:p>
          </table:table-cell>
          <table:table-cell office:value-type="float" office:value="1124.6479999999999" table:style-name="ce2">
            <text:p>1124.648</text:p>
          </table:table-cell>
          <table:table-cell table:number-columns-repeated="16382"/>
        </table:table-row>
        <table:table-row table:style-name="ro1">
          <table:table-cell office:value-type="date" office:date-value="2019-01-09T00:00:00" table:style-name="ce3">
            <text:p>1/9/2019 0:00</text:p>
          </table:table-cell>
          <table:table-cell office:value-type="float" office:value="5766.152" table:style-name="ce2">
            <text:p>5766.152</text:p>
          </table:table-cell>
          <table:table-cell table:number-columns-repeated="16382"/>
        </table:table-row>
        <table:table-row table:style-name="ro1">
          <table:table-cell office:value-type="date" office:date-value="2019-01-10T00:00:00" table:style-name="ce3">
            <text:p>1/10/2019 0:00</text:p>
          </table:table-cell>
          <table:table-cell office:value-type="float" office:value="781.41399999999999" table:style-name="ce2">
            <text:p>781.414</text:p>
          </table:table-cell>
          <table:table-cell table:number-columns-repeated="16382"/>
        </table:table-row>
        <table:table-row table:style-name="ro1">
          <table:table-cell office:value-type="date" office:date-value="2019-01-11T00:00:00" table:style-name="ce3">
            <text:p>1/11/2019 0:00</text:p>
          </table:table-cell>
          <table:table-cell office:value-type="float" office:value="453.37400000000002" table:style-name="ce2">
            <text:p>453.374</text:p>
          </table:table-cell>
          <table:table-cell table:number-columns-repeated="16382"/>
        </table:table-row>
        <table:table-row table:style-name="ro1">
          <table:table-cell office:value-type="date" office:date-value="2019-01-12T00:00:00" table:style-name="ce3">
            <text:p>1/12/2019 0:00</text:p>
          </table:table-cell>
          <table:table-cell office:value-type="float" office:value="6365.4549999999999" table:style-name="ce2">
            <text:p>6365.455</text:p>
          </table:table-cell>
          <table:table-cell table:number-columns-repeated="16382"/>
        </table:table-row>
        <table:table-row table:style-name="ro1">
          <table:table-cell office:value-type="date" office:date-value="2019-01-14T00:00:00" table:style-name="ce3">
            <text:p>1/14/2019 0:00</text:p>
          </table:table-cell>
          <table:table-cell office:value-type="float" office:value="405.34399999999999" table:style-name="ce2">
            <text:p>405.344</text:p>
          </table:table-cell>
          <table:table-cell table:number-columns-repeated="16382"/>
        </table:table-row>
        <table:table-row table:style-name="ro1">
          <table:table-cell office:value-type="date" office:date-value="2019-01-15T00:00:00" table:style-name="ce3">
            <text:p>1/15/2019 0:00</text:p>
          </table:table-cell>
          <table:table-cell office:value-type="float" office:value="701.923" table:style-name="ce2">
            <text:p>701.923</text:p>
          </table:table-cell>
          <table:table-cell table:number-columns-repeated="16382"/>
        </table:table-row>
        <table:table-row table:style-name="ro1">
          <table:table-cell office:value-type="date" office:date-value="2019-01-16T00:00:00" table:style-name="ce3">
            <text:p>1/16/2019 0:00</text:p>
          </table:table-cell>
          <table:table-cell office:value-type="float" office:value="102.218" table:style-name="ce2">
            <text:p>102.218</text:p>
          </table:table-cell>
          <table:table-cell table:number-columns-repeated="16382"/>
        </table:table-row>
        <table:table-row table:style-name="ro1">
          <table:table-cell office:value-type="date" office:date-value="2019-01-17T00:00:00" table:style-name="ce3">
            <text:p>1/17/2019 0:00</text:p>
          </table:table-cell>
          <table:table-cell office:value-type="float" office:value="1040.55" table:style-name="ce2">
            <text:p>1040.55</text:p>
          </table:table-cell>
          <table:table-cell table:number-columns-repeated="16382"/>
        </table:table-row>
        <table:table-row table:style-name="ro1">
          <table:table-cell office:value-type="date" office:date-value="2019-01-21T00:00:00" table:style-name="ce3">
            <text:p>1/21/2019 0:00</text:p>
          </table:table-cell>
          <table:table-cell office:value-type="float" office:value="1167.056" table:style-name="ce2">
            <text:p>1167.056</text:p>
          </table:table-cell>
          <table:table-cell table:number-columns-repeated="16382"/>
        </table:table-row>
        <table:table-row table:style-name="ro1">
          <table:table-cell office:value-type="date" office:date-value="2019-01-22T00:00:00" table:style-name="ce3">
            <text:p>1/22/2019 0:00</text:p>
          </table:table-cell>
          <table:table-cell office:value-type="float" office:value="917.63" table:style-name="ce2">
            <text:p>917.63</text:p>
          </table:table-cell>
          <table:table-cell table:number-columns-repeated="16382"/>
        </table:table-row>
        <table:table-row table:style-name="ro1">
          <table:table-cell office:value-type="date" office:date-value="2019-01-23T00:00:00" table:style-name="ce3">
            <text:p>1/23/2019 0:00</text:p>
          </table:table-cell>
          <table:table-cell office:value-type="float" office:value="1732.3" table:style-name="ce2">
            <text:p>1732.3</text:p>
          </table:table-cell>
          <table:table-cell table:number-columns-repeated="16382"/>
        </table:table-row>
        <table:table-row table:style-name="ro1">
          <table:table-cell office:value-type="date" office:date-value="2019-01-24T00:00:00" table:style-name="ce3">
            <text:p>1/24/2019 0:00</text:p>
          </table:table-cell>
          <table:table-cell office:value-type="float" office:value="31.36" table:style-name="ce2">
            <text:p>31.36</text:p>
          </table:table-cell>
          <table:table-cell table:number-columns-repeated="16382"/>
        </table:table-row>
        <table:table-row table:style-name="ro1">
          <table:table-cell office:value-type="date" office:date-value="2019-01-25T00:00:00" table:style-name="ce3">
            <text:p>1/25/2019 0:00</text:p>
          </table:table-cell>
          <table:table-cell office:value-type="float" office:value="858.71199999999999" table:style-name="ce2">
            <text:p>858.712</text:p>
          </table:table-cell>
          <table:table-cell table:number-columns-repeated="16382"/>
        </table:table-row>
        <table:table-row table:style-name="ro1">
          <table:table-cell office:value-type="date" office:date-value="2019-01-28T00:00:00" table:style-name="ce3">
            <text:p>1/28/2019 0:00</text:p>
          </table:table-cell>
          <table:table-cell office:value-type="float" office:value="39.68" table:style-name="ce2">
            <text:p>39.68</text:p>
          </table:table-cell>
          <table:table-cell table:number-columns-repeated="16382"/>
        </table:table-row>
        <table:table-row table:style-name="ro1">
          <table:table-cell office:value-type="date" office:date-value="2019-01-30T00:00:00" table:style-name="ce3">
            <text:p>1/30/2019 0:00</text:p>
          </table:table-cell>
          <table:table-cell office:value-type="float" office:value="3107.3159999999998" table:style-name="ce2">
            <text:p>3107.316</text:p>
          </table:table-cell>
          <table:table-cell table:number-columns-repeated="16382"/>
        </table:table-row>
        <table:table-row table:style-name="ro1">
          <table:table-cell office:value-type="date" office:date-value="2019-01-31T00:00:00" table:style-name="ce3">
            <text:p>1/31/2019 0:00</text:p>
          </table:table-cell>
          <table:table-cell office:value-type="float" office:value="1601.5540000000001" table:style-name="ce2">
            <text:p>1601.554</text:p>
          </table:table-cell>
          <table:table-cell table:number-columns-repeated="16382"/>
        </table:table-row>
        <table:table-row table:style-name="ro1">
          <table:table-cell office:value-type="date" office:date-value="2019-02-01T00:00:00" table:style-name="ce3">
            <text:p>2/1/2019 0:00</text:p>
          </table:table-cell>
          <table:table-cell office:value-type="float" office:value="405.92" table:style-name="ce2">
            <text:p>405.92</text:p>
          </table:table-cell>
          <table:table-cell table:number-columns-repeated="16382"/>
        </table:table-row>
        <table:table-row table:style-name="ro1">
          <table:table-cell office:value-type="date" office:date-value="2019-02-02T00:00:00" table:style-name="ce3">
            <text:p>2/2/2019 0:00</text:p>
          </table:table-cell>
          <table:table-cell office:value-type="float" office:value="4996.7839999999997" table:style-name="ce2">
            <text:p>4996.784</text:p>
          </table:table-cell>
          <table:table-cell table:number-columns-repeated="16382"/>
        </table:table-row>
        <table:table-row table:style-name="ro1">
          <table:table-cell office:value-type="date" office:date-value="2019-02-04T00:00:00" table:style-name="ce3">
            <text:p>2/4/2019 0:00</text:p>
          </table:table-cell>
          <table:table-cell office:value-type="float" office:value="1454.9" table:style-name="ce2">
            <text:p>1454.9</text:p>
          </table:table-cell>
          <table:table-cell table:number-columns-repeated="16382"/>
        </table:table-row>
        <table:table-row table:style-name="ro1">
          <table:table-cell office:value-type="date" office:date-value="2019-02-05T00:00:00" table:style-name="ce3">
            <text:p>2/5/2019 0:00</text:p>
          </table:table-cell>
          <table:table-cell office:value-type="float" office:value="1098.136" table:style-name="ce2">
            <text:p>1098.136</text:p>
          </table:table-cell>
          <table:table-cell table:number-columns-repeated="16382"/>
        </table:table-row>
        <table:table-row table:style-name="ro1">
          <table:table-cell office:value-type="date" office:date-value="2019-02-06T00:00:00" table:style-name="ce3">
            <text:p>2/6/2019 0:00</text:p>
          </table:table-cell>
          <table:table-cell office:value-type="float" office:value="157.84399999999999" table:style-name="ce2">
            <text:p>157.844</text:p>
          </table:table-cell>
          <table:table-cell table:number-columns-repeated="16382"/>
        </table:table-row>
        <table:table-row table:style-name="ro1">
          <table:table-cell office:value-type="date" office:date-value="2019-02-07T00:00:00" table:style-name="ce3">
            <text:p>2/7/2019 0:00</text:p>
          </table:table-cell>
          <table:table-cell office:value-type="float" office:value="772.78599999999994" table:style-name="ce2">
            <text:p>772.786</text:p>
          </table:table-cell>
          <table:table-cell table:number-columns-repeated="16382"/>
        </table:table-row>
        <table:table-row table:style-name="ro1">
          <table:table-cell office:value-type="date" office:date-value="2019-02-08T00:00:00" table:style-name="ce3">
            <text:p>2/8/2019 0:00</text:p>
          </table:table-cell>
          <table:table-cell office:value-type="float" office:value="482.584" table:style-name="ce2">
            <text:p>482.584</text:p>
          </table:table-cell>
          <table:table-cell table:number-columns-repeated="16382"/>
        </table:table-row>
        <table:table-row table:style-name="ro1">
          <table:table-cell office:value-type="date" office:date-value="2019-02-09T00:00:00" table:style-name="ce3">
            <text:p>2/9/2019 0:00</text:p>
          </table:table-cell>
          <table:table-cell office:value-type="float" office:value="6792.1930000000002" table:style-name="ce2">
            <text:p>6792.193</text:p>
          </table:table-cell>
          <table:table-cell table:number-columns-repeated="16382"/>
        </table:table-row>
        <table:table-row table:style-name="ro1">
          <table:table-cell office:value-type="date" office:date-value="2019-02-10T00:00:00" table:style-name="ce3">
            <text:p>2/10/2019 0:00</text:p>
          </table:table-cell>
          <table:table-cell office:value-type="float" office:value="1452.972" table:style-name="ce2">
            <text:p>1452.972</text:p>
          </table:table-cell>
          <table:table-cell table:number-columns-repeated="16382"/>
        </table:table-row>
        <table:table-row table:style-name="ro1">
          <table:table-cell office:value-type="date" office:date-value="2019-02-12T00:00:00" table:style-name="ce3">
            <text:p>2/12/2019 0:00</text:p>
          </table:table-cell>
          <table:table-cell office:value-type="float" office:value="1984.616" table:style-name="ce2">
            <text:p>1984.616</text:p>
          </table:table-cell>
          <table:table-cell table:number-columns-repeated="16382"/>
        </table:table-row>
        <table:table-row table:style-name="ro1">
          <table:table-cell office:value-type="date" office:date-value="2019-02-13T00:00:00" table:style-name="ce3">
            <text:p>2/13/2019 0:00</text:p>
          </table:table-cell>
          <table:table-cell office:value-type="float" office:value="146.82" table:style-name="ce2">
            <text:p>146.82</text:p>
          </table:table-cell>
          <table:table-cell table:number-columns-repeated="16382"/>
        </table:table-row>
        <table:table-row table:style-name="ro1">
          <table:table-cell office:value-type="date" office:date-value="2019-02-14T00:00:00" table:style-name="ce3">
            <text:p>2/14/2019 0:00</text:p>
          </table:table-cell>
          <table:table-cell office:value-type="float" office:value="837.92100000000005" table:style-name="ce2">
            <text:p>837.921</text:p>
          </table:table-cell>
          <table:table-cell table:number-columns-repeated="16382"/>
        </table:table-row>
        <table:table-row table:style-name="ro1">
          <table:table-cell office:value-type="date" office:date-value="2019-02-15T00:00:00" table:style-name="ce3">
            <text:p>2/15/2019 0:00</text:p>
          </table:table-cell>
          <table:table-cell office:value-type="float" office:value="407.072" table:style-name="ce2">
            <text:p>407.072</text:p>
          </table:table-cell>
          <table:table-cell table:number-columns-repeated="16382"/>
        </table:table-row>
        <table:table-row table:style-name="ro1">
          <table:table-cell office:value-type="date" office:date-value="2019-02-16T00:00:00" table:style-name="ce3">
            <text:p>2/16/2019 0:00</text:p>
          </table:table-cell>
          <table:table-cell office:value-type="float" office:value="1135.6379999999999" table:style-name="ce2">
            <text:p>1135.638</text:p>
          </table:table-cell>
          <table:table-cell table:number-columns-repeated="16382"/>
        </table:table-row>
        <table:table-row table:style-name="ro1">
          <table:table-cell office:value-type="date" office:date-value="2019-02-19T00:00:00" table:style-name="ce3">
            <text:p>2/19/2019 0:00</text:p>
          </table:table-cell>
          <table:table-cell office:value-type="float" office:value="392.66" table:style-name="ce2">
            <text:p>392.66</text:p>
          </table:table-cell>
          <table:table-cell table:number-columns-repeated="16382"/>
        </table:table-row>
        <table:table-row table:style-name="ro1">
          <table:table-cell office:value-type="date" office:date-value="2019-02-20T00:00:00" table:style-name="ce3">
            <text:p>2/20/2019 0:00</text:p>
          </table:table-cell>
          <table:table-cell office:value-type="float" office:value="16.495999999999999" table:style-name="ce2">
            <text:p>16.496</text:p>
          </table:table-cell>
          <table:table-cell table:number-columns-repeated="16382"/>
        </table:table-row>
        <table:table-row table:style-name="ro1">
          <table:table-cell office:value-type="date" office:date-value="2019-02-21T00:00:00" table:style-name="ce3">
            <text:p>2/21/2019 0:00</text:p>
          </table:table-cell>
          <table:table-cell office:value-type="float" office:value="1524.126" table:style-name="ce2">
            <text:p>1524.126</text:p>
          </table:table-cell>
          <table:table-cell table:number-columns-repeated="16382"/>
        </table:table-row>
        <table:table-row table:style-name="ro1">
          <table:table-cell office:value-type="date" office:date-value="2019-02-22T00:00:00" table:style-name="ce3">
            <text:p>2/22/2019 0:00</text:p>
          </table:table-cell>
          <table:table-cell office:value-type="float" office:value="983.17" table:style-name="ce2">
            <text:p>983.17</text:p>
          </table:table-cell>
          <table:table-cell table:number-columns-repeated="16382"/>
        </table:table-row>
        <table:table-row table:style-name="ro1">
          <table:table-cell office:value-type="date" office:date-value="2019-02-23T00:00:00" table:style-name="ce3">
            <text:p>2/23/2019 0:00</text:p>
          </table:table-cell>
          <table:table-cell office:value-type="float" office:value="57.576000000000001" table:style-name="ce2">
            <text:p>57.576</text:p>
          </table:table-cell>
          <table:table-cell table:number-columns-repeated="16382"/>
        </table:table-row>
        <table:table-row table:style-name="ro1">
          <table:table-cell office:value-type="date" office:date-value="2019-02-25T00:00:00" table:style-name="ce3">
            <text:p>2/25/2019 0:00</text:p>
          </table:table-cell>
          <table:table-cell office:value-type="float" office:value="46.72" table:style-name="ce2">
            <text:p>46.72</text:p>
          </table:table-cell>
          <table:table-cell table:number-columns-repeated="16382"/>
        </table:table-row>
        <table:table-row table:style-name="ro1">
          <table:table-cell office:value-type="date" office:date-value="2019-02-27T00:00:00" table:style-name="ce3">
            <text:p>2/27/2019 0:00</text:p>
          </table:table-cell>
          <table:table-cell office:value-type="float" office:value="243.892" table:style-name="ce2">
            <text:p>243.892</text:p>
          </table:table-cell>
          <table:table-cell table:number-columns-repeated="16382"/>
        </table:table-row>
        <table:table-row table:style-name="ro1">
          <table:table-cell office:value-type="date" office:date-value="2019-02-28T00:00:00" table:style-name="ce3">
            <text:p>2/28/2019 0:00</text:p>
          </table:table-cell>
          <table:table-cell office:value-type="float" office:value="147.584" table:style-name="ce2">
            <text:p>147.584</text:p>
          </table:table-cell>
          <table:table-cell table:number-columns-repeated="16382"/>
        </table:table-row>
        <table:table-row table:style-name="ro1">
          <table:table-cell office:value-type="date" office:date-value="2019-03-01T00:00:00" table:style-name="ce3">
            <text:p>3/1/2019 0:00</text:p>
          </table:table-cell>
          <table:table-cell office:value-type="float" office:value="2095.83" table:style-name="ce2">
            <text:p>2095.83</text:p>
          </table:table-cell>
          <table:table-cell table:number-columns-repeated="16382"/>
        </table:table-row>
        <table:table-row table:style-name="ro1">
          <table:table-cell office:value-type="date" office:date-value="2019-03-02T00:00:00" table:style-name="ce3">
            <text:p>3/2/2019 0:00</text:p>
          </table:table-cell>
          <table:table-cell office:value-type="float" office:value="866.4" table:style-name="ce2">
            <text:p>866.4</text:p>
          </table:table-cell>
          <table:table-cell table:number-columns-repeated="16382"/>
        </table:table-row>
        <table:table-row table:style-name="ro1">
          <table:table-cell office:value-type="date" office:date-value="2019-03-03T00:00:00" table:style-name="ce3">
            <text:p>3/3/2019 0:00</text:p>
          </table:table-cell>
          <table:table-cell office:value-type="float" office:value="7264.4219999999996" table:style-name="ce2">
            <text:p>7264.422</text:p>
          </table:table-cell>
          <table:table-cell table:number-columns-repeated="16382"/>
        </table:table-row>
        <table:table-row table:style-name="ro1">
          <table:table-cell office:value-type="date" office:date-value="2019-03-04T00:00:00" table:style-name="ce3">
            <text:p>3/4/2019 0:00</text:p>
          </table:table-cell>
          <table:table-cell office:value-type="float" office:value="441.19799999999998" table:style-name="ce2">
            <text:p>441.198</text:p>
          </table:table-cell>
          <table:table-cell table:number-columns-repeated="16382"/>
        </table:table-row>
        <table:table-row table:style-name="ro1">
          <table:table-cell office:value-type="date" office:date-value="2019-03-05T00:00:00" table:style-name="ce3">
            <text:p>3/5/2019 0:00</text:p>
          </table:table-cell>
          <table:table-cell office:value-type="float" office:value="1099.0129999999999" table:style-name="ce2">
            <text:p>1099.013</text:p>
          </table:table-cell>
          <table:table-cell table:number-columns-repeated="16382"/>
        </table:table-row>
        <table:table-row table:style-name="ro1">
          <table:table-cell office:value-type="date" office:date-value="2019-03-06T00:00:00" table:style-name="ce3">
            <text:p>3/6/2019 0:00</text:p>
          </table:table-cell>
          <table:table-cell office:value-type="float" office:value="71.087999999999994" table:style-name="ce2">
            <text:p>71.088</text:p>
          </table:table-cell>
          <table:table-cell table:number-columns-repeated="16382"/>
        </table:table-row>
        <table:table-row table:style-name="ro1">
          <table:table-cell office:value-type="date" office:date-value="2019-03-07T00:00:00" table:style-name="ce3">
            <text:p>3/7/2019 0:00</text:p>
          </table:table-cell>
          <table:table-cell office:value-type="float" office:value="847.7" table:style-name="ce2">
            <text:p>847.7</text:p>
          </table:table-cell>
          <table:table-cell table:number-columns-repeated="16382"/>
        </table:table-row>
        <table:table-row table:style-name="ro1">
          <table:table-cell office:value-type="date" office:date-value="2019-03-08T00:00:00" table:style-name="ce3">
            <text:p>3/8/2019 0:00</text:p>
          </table:table-cell>
          <table:table-cell office:value-type="float" office:value="248.82" table:style-name="ce2">
            <text:p>248.82</text:p>
          </table:table-cell>
          <table:table-cell table:number-columns-repeated="16382"/>
        </table:table-row>
        <table:table-row table:style-name="ro1">
          <table:table-cell office:value-type="date" office:date-value="2019-03-09T00:00:00" table:style-name="ce3">
            <text:p>3/9/2019 0:00</text:p>
          </table:table-cell>
          <table:table-cell office:value-type="float" office:value="2365.596" table:style-name="ce2">
            <text:p>2365.596</text:p>
          </table:table-cell>
          <table:table-cell table:number-columns-repeated="16382"/>
        </table:table-row>
        <table:table-row table:style-name="ro1">
          <table:table-cell office:value-type="date" office:date-value="2019-03-10T00:00:00" table:style-name="ce3">
            <text:p>3/10/2019 0:00</text:p>
          </table:table-cell>
          <table:table-cell office:value-type="float" office:value="1680.6959999999999" table:style-name="ce2">
            <text:p>1680.696</text:p>
          </table:table-cell>
          <table:table-cell table:number-columns-repeated="16382"/>
        </table:table-row>
        <table:table-row table:style-name="ro1">
          <table:table-cell office:value-type="date" office:date-value="2019-03-11T00:00:00" table:style-name="ce3">
            <text:p>3/11/2019 0:00</text:p>
          </table:table-cell>
          <table:table-cell office:value-type="float" office:value="3802.7959999999998" table:style-name="ce2">
            <text:p>3802.796</text:p>
          </table:table-cell>
          <table:table-cell table:number-columns-repeated="16382"/>
        </table:table-row>
        <table:table-row table:style-name="ro1">
          <table:table-cell office:value-type="date" office:date-value="2019-03-12T00:00:00" table:style-name="ce3">
            <text:p>3/12/2019 0:00</text:p>
          </table:table-cell>
          <table:table-cell office:value-type="float" office:value="5269.8159999999998" table:style-name="ce2">
            <text:p>5269.816</text:p>
          </table:table-cell>
          <table:table-cell table:number-columns-repeated="16382"/>
        </table:table-row>
        <table:table-row table:style-name="ro1">
          <table:table-cell office:value-type="date" office:date-value="2019-03-13T00:00:00" table:style-name="ce3">
            <text:p>3/13/2019 0:00</text:p>
          </table:table-cell>
          <table:table-cell office:value-type="float" office:value="8866.8819999999996" table:style-name="ce2">
            <text:p>8866.882</text:p>
          </table:table-cell>
          <table:table-cell table:number-columns-repeated="16382"/>
        </table:table-row>
        <table:table-row table:style-name="ro1">
          <table:table-cell office:value-type="date" office:date-value="2019-03-14T00:00:00" table:style-name="ce3">
            <text:p>3/14/2019 0:00</text:p>
          </table:table-cell>
          <table:table-cell office:value-type="float" office:value="669.36800000000005" table:style-name="ce2">
            <text:p>669.368</text:p>
          </table:table-cell>
          <table:table-cell table:number-columns-repeated="16382"/>
        </table:table-row>
        <table:table-row table:style-name="ro1">
          <table:table-cell office:value-type="date" office:date-value="2019-03-15T00:00:00" table:style-name="ce3">
            <text:p>3/15/2019 0:00</text:p>
          </table:table-cell>
          <table:table-cell office:value-type="float" office:value="2356.808" table:style-name="ce2">
            <text:p>2356.808</text:p>
          </table:table-cell>
          <table:table-cell table:number-columns-repeated="16382"/>
        </table:table-row>
        <table:table-row table:style-name="ro1">
          <table:table-cell office:value-type="date" office:date-value="2019-03-17T00:00:00" table:style-name="ce3">
            <text:p>3/17/2019 0:00</text:p>
          </table:table-cell>
          <table:table-cell office:value-type="float" office:value="2360.3339999999998" table:style-name="ce2">
            <text:p>2360.334</text:p>
          </table:table-cell>
          <table:table-cell table:number-columns-repeated="16382"/>
        </table:table-row>
        <table:table-row table:style-name="ro1">
          <table:table-cell office:value-type="date" office:date-value="2019-03-18T00:00:00" table:style-name="ce3">
            <text:p>3/18/2019 0:00</text:p>
          </table:table-cell>
          <table:table-cell office:value-type="float" office:value="1061.682" table:style-name="ce2">
            <text:p>1061.682</text:p>
          </table:table-cell>
          <table:table-cell table:number-columns-repeated="16382"/>
        </table:table-row>
        <table:table-row table:style-name="ro1">
          <table:table-cell office:value-type="date" office:date-value="2019-03-19T00:00:00" table:style-name="ce3">
            <text:p>3/19/2019 0:00</text:p>
          </table:table-cell>
          <table:table-cell office:value-type="float" office:value="138.68" table:style-name="ce2">
            <text:p>138.68</text:p>
          </table:table-cell>
          <table:table-cell table:number-columns-repeated="16382"/>
        </table:table-row>
        <table:table-row table:style-name="ro1">
          <table:table-cell office:value-type="date" office:date-value="2019-03-20T00:00:00" table:style-name="ce3">
            <text:p>3/20/2019 0:00</text:p>
          </table:table-cell>
          <table:table-cell office:value-type="float" office:value="928.31100000000004" table:style-name="ce2">
            <text:p>928.311</text:p>
          </table:table-cell>
          <table:table-cell table:number-columns-repeated="16382"/>
        </table:table-row>
        <table:table-row table:style-name="ro1">
          <table:table-cell office:value-type="date" office:date-value="2019-03-21T00:00:00" table:style-name="ce3">
            <text:p>3/21/2019 0:00</text:p>
          </table:table-cell>
          <table:table-cell office:value-type="float" office:value="645.70600000000002" table:style-name="ce2">
            <text:p>645.706</text:p>
          </table:table-cell>
          <table:table-cell table:number-columns-repeated="16382"/>
        </table:table-row>
        <table:table-row table:style-name="ro1">
          <table:table-cell office:value-type="date" office:date-value="2019-03-22T00:00:00" table:style-name="ce3">
            <text:p>3/22/2019 0:00</text:p>
          </table:table-cell>
          <table:table-cell office:value-type="float" office:value="226.46799999999999" table:style-name="ce2">
            <text:p>226.468</text:p>
          </table:table-cell>
          <table:table-cell table:number-columns-repeated="16382"/>
        </table:table-row>
        <table:table-row table:style-name="ro1">
          <table:table-cell office:value-type="date" office:date-value="2019-03-24T00:00:00" table:style-name="ce3">
            <text:p>3/24/2019 0:00</text:p>
          </table:table-cell>
          <table:table-cell office:value-type="float" office:value="745.774" table:style-name="ce2">
            <text:p>745.774</text:p>
          </table:table-cell>
          <table:table-cell table:number-columns-repeated="16382"/>
        </table:table-row>
        <table:table-row table:style-name="ro1">
          <table:table-cell office:value-type="date" office:date-value="2019-03-25T00:00:00" table:style-name="ce3">
            <text:p>3/25/2019 0:00</text:p>
          </table:table-cell>
          <table:table-cell office:value-type="float" office:value="1346.97" table:style-name="ce2">
            <text:p>1346.97</text:p>
          </table:table-cell>
          <table:table-cell table:number-columns-repeated="16382"/>
        </table:table-row>
        <table:table-row table:style-name="ro1">
          <table:table-cell office:value-type="date" office:date-value="2019-03-26T00:00:00" table:style-name="ce3">
            <text:p>3/26/2019 0:00</text:p>
          </table:table-cell>
          <table:table-cell office:value-type="float" office:value="682.24599999999998" table:style-name="ce2">
            <text:p>682.246</text:p>
          </table:table-cell>
          <table:table-cell table:number-columns-repeated="16382"/>
        </table:table-row>
        <table:table-row table:style-name="ro1">
          <table:table-cell office:value-type="date" office:date-value="2019-03-27T00:00:00" table:style-name="ce3">
            <text:p>3/27/2019 0:00</text:p>
          </table:table-cell>
          <table:table-cell office:value-type="float" office:value="92.7" table:style-name="ce2">
            <text:p>92.7</text:p>
          </table:table-cell>
          <table:table-cell table:number-columns-repeated="16382"/>
        </table:table-row>
        <table:table-row table:style-name="ro1">
          <table:table-cell office:value-type="date" office:date-value="2019-03-28T00:00:00" table:style-name="ce3">
            <text:p>3/28/2019 0:00</text:p>
          </table:table-cell>
          <table:table-cell office:value-type="float" office:value="125.3" table:style-name="ce2">
            <text:p>125.3</text:p>
          </table:table-cell>
          <table:table-cell table:number-columns-repeated="16382"/>
        </table:table-row>
        <table:table-row table:style-name="ro1">
          <table:table-cell office:value-type="date" office:date-value="2019-03-29T00:00:00" table:style-name="ce3">
            <text:p>3/29/2019 0:00</text:p>
          </table:table-cell>
          <table:table-cell office:value-type="float" office:value="2659.3389999999999" table:style-name="ce2">
            <text:p>2659.339</text:p>
          </table:table-cell>
          <table:table-cell table:number-columns-repeated="16382"/>
        </table:table-row>
        <table:table-row table:style-name="ro1">
          <table:table-cell office:value-type="date" office:date-value="2019-03-30T00:00:00" table:style-name="ce3">
            <text:p>3/30/2019 0:00</text:p>
          </table:table-cell>
          <table:table-cell office:value-type="float" office:value="11.34" table:style-name="ce2">
            <text:p>11.34</text:p>
          </table:table-cell>
          <table:table-cell table:number-columns-repeated="16382"/>
        </table:table-row>
        <table:table-row table:style-name="ro1">
          <table:table-cell office:value-type="date" office:date-value="2019-03-31T00:00:00" table:style-name="ce3">
            <text:p>3/31/2019 0:00</text:p>
          </table:table-cell>
          <table:table-cell office:value-type="float" office:value="640.76199999999994" table:style-name="ce2">
            <text:p>640.762</text:p>
          </table:table-cell>
          <table:table-cell table:number-columns-repeated="16382"/>
        </table:table-row>
        <table:table-row table:style-name="ro1">
          <table:table-cell office:value-type="date" office:date-value="2019-04-01T00:00:00" table:style-name="ce3">
            <text:p>4/1/2019 0:00</text:p>
          </table:table-cell>
          <table:table-cell office:value-type="float" office:value="1069.22" table:style-name="ce2">
            <text:p>1069.22</text:p>
          </table:table-cell>
          <table:table-cell table:number-columns-repeated="16382"/>
        </table:table-row>
        <table:table-row table:style-name="ro1">
          <table:table-cell office:value-type="date" office:date-value="2019-04-02T00:00:00" table:style-name="ce3">
            <text:p>4/2/2019 0:00</text:p>
          </table:table-cell>
          <table:table-cell office:value-type="float" office:value="197.86799999999999" table:style-name="ce2">
            <text:p>197.868</text:p>
          </table:table-cell>
          <table:table-cell table:number-columns-repeated="16382"/>
        </table:table-row>
        <table:table-row table:style-name="ro1">
          <table:table-cell office:value-type="date" office:date-value="2019-04-03T00:00:00" table:style-name="ce3">
            <text:p>4/3/2019 0:00</text:p>
          </table:table-cell>
          <table:table-cell office:value-type="float" office:value="315.45" table:style-name="ce2">
            <text:p>315.45</text:p>
          </table:table-cell>
          <table:table-cell table:number-columns-repeated="16382"/>
        </table:table-row>
        <table:table-row table:style-name="ro1">
          <table:table-cell office:value-type="date" office:date-value="2019-04-04T00:00:00" table:style-name="ce3">
            <text:p>4/4/2019 0:00</text:p>
          </table:table-cell>
          <table:table-cell office:value-type="float" office:value="970.19399999999996" table:style-name="ce2">
            <text:p>970.194</text:p>
          </table:table-cell>
          <table:table-cell table:number-columns-repeated="16382"/>
        </table:table-row>
        <table:table-row table:style-name="ro1">
          <table:table-cell office:value-type="date" office:date-value="2019-04-06T00:00:00" table:style-name="ce3">
            <text:p>4/6/2019 0:00</text:p>
          </table:table-cell>
          <table:table-cell office:value-type="float" office:value="2316.5230000000001" table:style-name="ce2">
            <text:p>2316.523</text:p>
          </table:table-cell>
          <table:table-cell table:number-columns-repeated="16382"/>
        </table:table-row>
        <table:table-row table:style-name="ro1">
          <table:table-cell office:value-type="date" office:date-value="2019-04-07T00:00:00" table:style-name="ce3">
            <text:p>4/7/2019 0:00</text:p>
          </table:table-cell>
          <table:table-cell office:value-type="float" office:value="1651.3009999999999" table:style-name="ce2">
            <text:p>1651.301</text:p>
          </table:table-cell>
          <table:table-cell table:number-columns-repeated="16382"/>
        </table:table-row>
        <table:table-row table:style-name="ro1">
          <table:table-cell office:value-type="date" office:date-value="2019-04-08T00:00:00" table:style-name="ce3">
            <text:p>4/8/2019 0:00</text:p>
          </table:table-cell>
          <table:table-cell office:value-type="float" office:value="497.91" table:style-name="ce2">
            <text:p>497.91</text:p>
          </table:table-cell>
          <table:table-cell table:number-columns-repeated="16382"/>
        </table:table-row>
        <table:table-row table:style-name="ro1">
          <table:table-cell office:value-type="date" office:date-value="2019-04-09T00:00:00" table:style-name="ce3">
            <text:p>4/9/2019 0:00</text:p>
          </table:table-cell>
          <table:table-cell office:value-type="float" office:value="4532.0420000000004" table:style-name="ce2">
            <text:p>4532.042</text:p>
          </table:table-cell>
          <table:table-cell table:number-columns-repeated="16382"/>
        </table:table-row>
        <table:table-row table:style-name="ro1">
          <table:table-cell office:value-type="date" office:date-value="2019-04-10T00:00:00" table:style-name="ce3">
            <text:p>4/10/2019 0:00</text:p>
          </table:table-cell>
          <table:table-cell office:value-type="float" office:value="5912.7820000000002" table:style-name="ce2">
            <text:p>5912.782</text:p>
          </table:table-cell>
          <table:table-cell table:number-columns-repeated="16382"/>
        </table:table-row>
        <table:table-row table:style-name="ro1">
          <table:table-cell office:value-type="date" office:date-value="2019-04-11T00:00:00" table:style-name="ce3">
            <text:p>4/11/2019 0:00</text:p>
          </table:table-cell>
          <table:table-cell office:value-type="float" office:value="3888.8180000000002" table:style-name="ce2">
            <text:p>3888.818</text:p>
          </table:table-cell>
          <table:table-cell table:number-columns-repeated="16382"/>
        </table:table-row>
        <table:table-row table:style-name="ro1">
          <table:table-cell office:value-type="date" office:date-value="2019-04-12T00:00:00" table:style-name="ce3">
            <text:p>4/12/2019 0:00</text:p>
          </table:table-cell>
          <table:table-cell office:value-type="float" office:value="944.28599999999994" table:style-name="ce2">
            <text:p>944.286</text:p>
          </table:table-cell>
          <table:table-cell table:number-columns-repeated="16382"/>
        </table:table-row>
        <table:table-row table:style-name="ro1">
          <table:table-cell office:value-type="date" office:date-value="2019-04-13T00:00:00" table:style-name="ce3">
            <text:p>4/13/2019 0:00</text:p>
          </table:table-cell>
          <table:table-cell office:value-type="float" office:value="6.12" table:style-name="ce2">
            <text:p>6.12</text:p>
          </table:table-cell>
          <table:table-cell table:number-columns-repeated="16382"/>
        </table:table-row>
        <table:table-row table:style-name="ro1">
          <table:table-cell office:value-type="date" office:date-value="2019-04-14T00:00:00" table:style-name="ce3">
            <text:p>4/14/2019 0:00</text:p>
          </table:table-cell>
          <table:table-cell office:value-type="float" office:value="1466.5719999999999" table:style-name="ce2">
            <text:p>1466.572</text:p>
          </table:table-cell>
          <table:table-cell table:number-columns-repeated="16382"/>
        </table:table-row>
        <table:table-row table:style-name="ro1">
          <table:table-cell office:value-type="date" office:date-value="2019-04-15T00:00:00" table:style-name="ce3">
            <text:p>4/15/2019 0:00</text:p>
          </table:table-cell>
          <table:table-cell office:value-type="float" office:value="2201.8560000000002" table:style-name="ce2">
            <text:p>2201.856</text:p>
          </table:table-cell>
          <table:table-cell table:number-columns-repeated="16382"/>
        </table:table-row>
        <table:table-row table:style-name="ro1">
          <table:table-cell office:value-type="date" office:date-value="2019-04-16T00:00:00" table:style-name="ce3">
            <text:p>4/16/2019 0:00</text:p>
          </table:table-cell>
          <table:table-cell office:value-type="float" office:value="9335.0859999999993" table:style-name="ce2">
            <text:p>9335.086</text:p>
          </table:table-cell>
          <table:table-cell table:number-columns-repeated="16382"/>
        </table:table-row>
        <table:table-row table:style-name="ro1">
          <table:table-cell office:value-type="date" office:date-value="2019-04-17T00:00:00" table:style-name="ce3">
            <text:p>4/17/2019 0:00</text:p>
          </table:table-cell>
          <table:table-cell office:value-type="float" office:value="421.08499999999998" table:style-name="ce2">
            <text:p>421.085</text:p>
          </table:table-cell>
          <table:table-cell table:number-columns-repeated="16382"/>
        </table:table-row>
        <table:table-row table:style-name="ro1">
          <table:table-cell office:value-type="date" office:date-value="2019-04-18T00:00:00" table:style-name="ce3">
            <text:p>4/18/2019 0:00</text:p>
          </table:table-cell>
          <table:table-cell office:value-type="float" office:value="2514.538" table:style-name="ce2">
            <text:p>2514.538</text:p>
          </table:table-cell>
          <table:table-cell table:number-columns-repeated="16382"/>
        </table:table-row>
        <table:table-row table:style-name="ro1">
          <table:table-cell office:value-type="date" office:date-value="2019-04-19T00:00:00" table:style-name="ce3">
            <text:p>4/19/2019 0:00</text:p>
          </table:table-cell>
          <table:table-cell office:value-type="float" office:value="1414.1320000000001" table:style-name="ce2">
            <text:p>1414.132</text:p>
          </table:table-cell>
          <table:table-cell table:number-columns-repeated="16382"/>
        </table:table-row>
        <table:table-row table:style-name="ro1">
          <table:table-cell office:value-type="date" office:date-value="2019-04-21T00:00:00" table:style-name="ce3">
            <text:p>4/21/2019 0:00</text:p>
          </table:table-cell>
          <table:table-cell office:value-type="float" office:value="271.61599999999999" table:style-name="ce2">
            <text:p>271.616</text:p>
          </table:table-cell>
          <table:table-cell table:number-columns-repeated="16382"/>
        </table:table-row>
        <table:table-row table:style-name="ro1">
          <table:table-cell office:value-type="date" office:date-value="2019-04-22T00:00:00" table:style-name="ce3">
            <text:p>4/22/2019 0:00</text:p>
          </table:table-cell>
          <table:table-cell office:value-type="float" office:value="1765.4649999999999" table:style-name="ce2">
            <text:p>1765.465</text:p>
          </table:table-cell>
          <table:table-cell table:number-columns-repeated="16382"/>
        </table:table-row>
        <table:table-row table:style-name="ro1">
          <table:table-cell office:value-type="date" office:date-value="2019-04-23T00:00:00" table:style-name="ce3">
            <text:p>4/23/2019 0:00</text:p>
          </table:table-cell>
          <table:table-cell office:value-type="float" office:value="720.36800000000005" table:style-name="ce2">
            <text:p>720.368</text:p>
          </table:table-cell>
          <table:table-cell table:number-columns-repeated="16382"/>
        </table:table-row>
        <table:table-row table:style-name="ro1">
          <table:table-cell office:value-type="date" office:date-value="2019-04-24T00:00:00" table:style-name="ce3">
            <text:p>4/24/2019 0:00</text:p>
          </table:table-cell>
          <table:table-cell office:value-type="float" office:value="1607.1" table:style-name="ce2">
            <text:p>1607.1</text:p>
          </table:table-cell>
          <table:table-cell table:number-columns-repeated="16382"/>
        </table:table-row>
        <table:table-row table:style-name="ro1">
          <table:table-cell office:value-type="date" office:date-value="2019-04-25T00:00:00" table:style-name="ce3">
            <text:p>4/25/2019 0:00</text:p>
          </table:table-cell>
          <table:table-cell office:value-type="float" office:value="108.42" table:style-name="ce2">
            <text:p>108.42</text:p>
          </table:table-cell>
          <table:table-cell table:number-columns-repeated="16382"/>
        </table:table-row>
        <table:table-row table:style-name="ro1">
          <table:table-cell office:value-type="date" office:date-value="2019-04-26T00:00:00" table:style-name="ce3">
            <text:p>4/26/2019 0:00</text:p>
          </table:table-cell>
          <table:table-cell office:value-type="float" office:value="434.64600000000002" table:style-name="ce2">
            <text:p>434.646</text:p>
          </table:table-cell>
          <table:table-cell table:number-columns-repeated="16382"/>
        </table:table-row>
        <table:table-row table:style-name="ro1">
          <table:table-cell office:value-type="date" office:date-value="2019-04-28T00:00:00" table:style-name="ce3">
            <text:p>4/28/2019 0:00</text:p>
          </table:table-cell>
          <table:table-cell office:value-type="float" office:value="486.67200000000003" table:style-name="ce2">
            <text:p>486.672</text:p>
          </table:table-cell>
          <table:table-cell table:number-columns-repeated="16382"/>
        </table:table-row>
        <table:table-row table:style-name="ro1">
          <table:table-cell office:value-type="date" office:date-value="2019-04-30T00:00:00" table:style-name="ce3">
            <text:p>4/30/2019 0:00</text:p>
          </table:table-cell>
          <table:table-cell office:value-type="float" office:value="142.208" table:style-name="ce2">
            <text:p>142.208</text:p>
          </table:table-cell>
          <table:table-cell table:number-columns-repeated="16382"/>
        </table:table-row>
        <table:table-row table:style-name="ro1">
          <table:table-cell office:value-type="date" office:date-value="2019-05-01T00:00:00" table:style-name="ce3">
            <text:p>5/1/2019 0:00</text:p>
          </table:table-cell>
          <table:table-cell office:value-type="float" office:value="255.904" table:style-name="ce2">
            <text:p>255.904</text:p>
          </table:table-cell>
          <table:table-cell table:number-columns-repeated="16382"/>
        </table:table-row>
        <table:table-row table:style-name="ro1">
          <table:table-cell office:value-type="date" office:date-value="2019-05-02T00:00:00" table:style-name="ce3">
            <text:p>5/2/2019 0:00</text:p>
          </table:table-cell>
          <table:table-cell office:value-type="float" office:value="2994.4760000000001" table:style-name="ce2">
            <text:p>2994.476</text:p>
          </table:table-cell>
          <table:table-cell table:number-columns-repeated="16382"/>
        </table:table-row>
        <table:table-row table:style-name="ro1">
          <table:table-cell office:value-type="date" office:date-value="2019-05-03T00:00:00" table:style-name="ce3">
            <text:p>5/3/2019 0:00</text:p>
          </table:table-cell>
          <table:table-cell office:value-type="float" office:value="162.34399999999999" table:style-name="ce2">
            <text:p>162.344</text:p>
          </table:table-cell>
          <table:table-cell table:number-columns-repeated="16382"/>
        </table:table-row>
        <table:table-row table:style-name="ro1">
          <table:table-cell office:value-type="date" office:date-value="2019-05-04T00:00:00" table:style-name="ce3">
            <text:p>5/4/2019 0:00</text:p>
          </table:table-cell>
          <table:table-cell office:value-type="float" office:value="1046.3340000000001" table:style-name="ce2">
            <text:p>1046.334</text:p>
          </table:table-cell>
          <table:table-cell table:number-columns-repeated="16382"/>
        </table:table-row>
        <table:table-row table:style-name="ro1">
          <table:table-cell office:value-type="date" office:date-value="2019-05-05T00:00:00" table:style-name="ce3">
            <text:p>5/5/2019 0:00</text:p>
          </table:table-cell>
          <table:table-cell office:value-type="float" office:value="2701.28" table:style-name="ce2">
            <text:p>2701.28</text:p>
          </table:table-cell>
          <table:table-cell table:number-columns-repeated="16382"/>
        </table:table-row>
        <table:table-row table:style-name="ro1">
          <table:table-cell office:value-type="date" office:date-value="2019-05-06T00:00:00" table:style-name="ce3">
            <text:p>5/6/2019 0:00</text:p>
          </table:table-cell>
          <table:table-cell office:value-type="float" office:value="659.82" table:style-name="ce2">
            <text:p>659.82</text:p>
          </table:table-cell>
          <table:table-cell table:number-columns-repeated="16382"/>
        </table:table-row>
        <table:table-row table:style-name="ro1">
          <table:table-cell office:value-type="date" office:date-value="2019-05-08T00:00:00" table:style-name="ce3">
            <text:p>5/8/2019 0:00</text:p>
          </table:table-cell>
          <table:table-cell office:value-type="float" office:value="197.05" table:style-name="ce2">
            <text:p>197.05</text:p>
          </table:table-cell>
          <table:table-cell table:number-columns-repeated="16382"/>
        </table:table-row>
        <table:table-row table:style-name="ro1">
          <table:table-cell office:value-type="date" office:date-value="2019-05-09T00:00:00" table:style-name="ce3">
            <text:p>5/9/2019 0:00</text:p>
          </table:table-cell>
          <table:table-cell office:value-type="float" office:value="5226.348" table:style-name="ce2">
            <text:p>5226.348</text:p>
          </table:table-cell>
          <table:table-cell table:number-columns-repeated="16382"/>
        </table:table-row>
        <table:table-row table:style-name="ro1">
          <table:table-cell office:value-type="date" office:date-value="2019-05-11T00:00:00" table:style-name="ce3">
            <text:p>5/11/2019 0:00</text:p>
          </table:table-cell>
          <table:table-cell office:value-type="float" office:value="4266.8987999999999" table:style-name="ce2">
            <text:p>4266.8988</text:p>
          </table:table-cell>
          <table:table-cell table:number-columns-repeated="16382"/>
        </table:table-row>
        <table:table-row table:style-name="ro1">
          <table:table-cell office:value-type="date" office:date-value="2019-05-12T00:00:00" table:style-name="ce3">
            <text:p>5/12/2019 0:00</text:p>
          </table:table-cell>
          <table:table-cell office:value-type="float" office:value="4267.0039999999999" table:style-name="ce2">
            <text:p>4267.004</text:p>
          </table:table-cell>
          <table:table-cell table:number-columns-repeated="16382"/>
        </table:table-row>
        <table:table-row table:style-name="ro1">
          <table:table-cell office:value-type="date" office:date-value="2019-05-14T00:00:00" table:style-name="ce3">
            <text:p>5/14/2019 0:00</text:p>
          </table:table-cell>
          <table:table-cell office:value-type="float" office:value="455.93" table:style-name="ce2">
            <text:p>455.93</text:p>
          </table:table-cell>
          <table:table-cell table:number-columns-repeated="16382"/>
        </table:table-row>
        <table:table-row table:style-name="ro1">
          <table:table-cell office:value-type="date" office:date-value="2019-05-15T00:00:00" table:style-name="ce3">
            <text:p>5/15/2019 0:00</text:p>
          </table:table-cell>
          <table:table-cell office:value-type="float" office:value="648.91200000000003" table:style-name="ce2">
            <text:p>648.912</text:p>
          </table:table-cell>
          <table:table-cell table:number-columns-repeated="16382"/>
        </table:table-row>
        <table:table-row table:style-name="ro1">
          <table:table-cell office:value-type="date" office:date-value="2019-05-16T00:00:00" table:style-name="ce3">
            <text:p>5/16/2019 0:00</text:p>
          </table:table-cell>
          <table:table-cell office:value-type="float" office:value="880.46" table:style-name="ce2">
            <text:p>880.46</text:p>
          </table:table-cell>
          <table:table-cell table:number-columns-repeated="16382"/>
        </table:table-row>
        <table:table-row table:style-name="ro1">
          <table:table-cell office:value-type="date" office:date-value="2019-05-17T00:00:00" table:style-name="ce3">
            <text:p>5/17/2019 0:00</text:p>
          </table:table-cell>
          <table:table-cell office:value-type="float" office:value="346.92200000000003" table:style-name="ce2">
            <text:p>346.922</text:p>
          </table:table-cell>
          <table:table-cell table:number-columns-repeated="16382"/>
        </table:table-row>
        <table:table-row table:style-name="ro1">
          <table:table-cell office:value-type="date" office:date-value="2019-05-18T00:00:00" table:style-name="ce3">
            <text:p>5/18/2019 0:00</text:p>
          </table:table-cell>
          <table:table-cell office:value-type="float" office:value="122.22" table:style-name="ce2">
            <text:p>122.22</text:p>
          </table:table-cell>
          <table:table-cell table:number-columns-repeated="16382"/>
        </table:table-row>
        <table:table-row table:style-name="ro1">
          <table:table-cell office:value-type="date" office:date-value="2019-05-19T00:00:00" table:style-name="ce3">
            <text:p>5/19/2019 0:00</text:p>
          </table:table-cell>
          <table:table-cell office:value-type="float" office:value="1582.008" table:style-name="ce2">
            <text:p>1582.008</text:p>
          </table:table-cell>
          <table:table-cell table:number-columns-repeated="16382"/>
        </table:table-row>
        <table:table-row table:style-name="ro1">
          <table:table-cell office:value-type="date" office:date-value="2019-05-20T00:00:00" table:style-name="ce3">
            <text:p>5/20/2019 0:00</text:p>
          </table:table-cell>
          <table:table-cell office:value-type="float" office:value="2471.913" table:style-name="ce2">
            <text:p>2471.913</text:p>
          </table:table-cell>
          <table:table-cell table:number-columns-repeated="16382"/>
        </table:table-row>
        <table:table-row table:style-name="ro1">
          <table:table-cell office:value-type="date" office:date-value="2019-05-21T00:00:00" table:style-name="ce3">
            <text:p>5/21/2019 0:00</text:p>
          </table:table-cell>
          <table:table-cell office:value-type="float" office:value="2718.2139999999999" table:style-name="ce2">
            <text:p>2718.214</text:p>
          </table:table-cell>
          <table:table-cell table:number-columns-repeated="16382"/>
        </table:table-row>
        <table:table-row table:style-name="ro1">
          <table:table-cell office:value-type="date" office:date-value="2019-05-22T00:00:00" table:style-name="ce3">
            <text:p>5/22/2019 0:00</text:p>
          </table:table-cell>
          <table:table-cell office:value-type="float" office:value="1799.2" table:style-name="ce2">
            <text:p>1799.2</text:p>
          </table:table-cell>
          <table:table-cell table:number-columns-repeated="16382"/>
        </table:table-row>
        <table:table-row table:style-name="ro1">
          <table:table-cell office:value-type="date" office:date-value="2019-05-23T00:00:00" table:style-name="ce3">
            <text:p>5/23/2019 0:00</text:p>
          </table:table-cell>
          <table:table-cell office:value-type="float" office:value="4560.9780000000001" table:style-name="ce2">
            <text:p>4560.978</text:p>
          </table:table-cell>
          <table:table-cell table:number-columns-repeated="16382"/>
        </table:table-row>
        <table:table-row table:style-name="ro1">
          <table:table-cell office:value-type="date" office:date-value="2019-05-24T00:00:00" table:style-name="ce3">
            <text:p>5/24/2019 0:00</text:p>
          </table:table-cell>
          <table:table-cell office:value-type="float" office:value="277.75599999999997" table:style-name="ce2">
            <text:p>277.756</text:p>
          </table:table-cell>
          <table:table-cell table:number-columns-repeated="16382"/>
        </table:table-row>
        <table:table-row table:style-name="ro1">
          <table:table-cell office:value-type="date" office:date-value="2019-05-25T00:00:00" table:style-name="ce3">
            <text:p>5/25/2019 0:00</text:p>
          </table:table-cell>
          <table:table-cell office:value-type="float" office:value="1311.97" table:style-name="ce2">
            <text:p>1311.97</text:p>
          </table:table-cell>
          <table:table-cell table:number-columns-repeated="16382"/>
        </table:table-row>
        <table:table-row table:style-name="ro1">
          <table:table-cell office:value-type="date" office:date-value="2019-05-26T00:00:00" table:style-name="ce3">
            <text:p>5/26/2019 0:00</text:p>
          </table:table-cell>
          <table:table-cell office:value-type="float" office:value="1975.356" table:style-name="ce2">
            <text:p>1975.356</text:p>
          </table:table-cell>
          <table:table-cell table:number-columns-repeated="16382"/>
        </table:table-row>
        <table:table-row table:style-name="ro1">
          <table:table-cell office:value-type="date" office:date-value="2019-05-27T00:00:00" table:style-name="ce3">
            <text:p>5/27/2019 0:00</text:p>
          </table:table-cell>
          <table:table-cell office:value-type="float" office:value="5305.0780000000004" table:style-name="ce2">
            <text:p>5305.078</text:p>
          </table:table-cell>
          <table:table-cell table:number-columns-repeated="16382"/>
        </table:table-row>
        <table:table-row table:style-name="ro1">
          <table:table-cell office:value-type="date" office:date-value="2019-05-28T00:00:00" table:style-name="ce3">
            <text:p>5/28/2019 0:00</text:p>
          </table:table-cell>
          <table:table-cell office:value-type="float" office:value="2137.3240000000001" table:style-name="ce2">
            <text:p>2137.324</text:p>
          </table:table-cell>
          <table:table-cell table:number-columns-repeated="16382"/>
        </table:table-row>
        <table:table-row table:style-name="ro1">
          <table:table-cell office:value-type="date" office:date-value="2019-05-29T00:00:00" table:style-name="ce3">
            <text:p>5/29/2019 0:00</text:p>
          </table:table-cell>
          <table:table-cell office:value-type="float" office:value="1063.1849999999999" table:style-name="ce2">
            <text:p>1063.185</text:p>
          </table:table-cell>
          <table:table-cell table:number-columns-repeated="16382"/>
        </table:table-row>
        <table:table-row table:style-name="ro1">
          <table:table-cell office:value-type="date" office:date-value="2019-05-30T00:00:00" table:style-name="ce3">
            <text:p>5/30/2019 0:00</text:p>
          </table:table-cell>
          <table:table-cell office:value-type="float" office:value="8090.5780000000004" table:style-name="ce2">
            <text:p>8090.578</text:p>
          </table:table-cell>
          <table:table-cell table:number-columns-repeated="16382"/>
        </table:table-row>
        <table:table-row table:style-name="ro1">
          <table:table-cell office:value-type="date" office:date-value="2019-05-31T00:00:00" table:style-name="ce3">
            <text:p>5/31/2019 0:00</text:p>
          </table:table-cell>
          <table:table-cell office:value-type="float" office:value="438.85899999999998" table:style-name="ce2">
            <text:p>438.859</text:p>
          </table:table-cell>
          <table:table-cell table:number-columns-repeated="16382"/>
        </table:table-row>
        <table:table-row table:style-name="ro1">
          <table:table-cell office:value-type="date" office:date-value="2019-06-02T00:00:00" table:style-name="ce3">
            <text:p>6/2/2019 0:00</text:p>
          </table:table-cell>
          <table:table-cell office:value-type="float" office:value="132.22399999999999" table:style-name="ce2">
            <text:p>132.224</text:p>
          </table:table-cell>
          <table:table-cell table:number-columns-repeated="16382"/>
        </table:table-row>
        <table:table-row table:style-name="ro1">
          <table:table-cell office:value-type="date" office:date-value="2019-06-03T00:00:00" table:style-name="ce3">
            <text:p>6/3/2019 0:00</text:p>
          </table:table-cell>
          <table:table-cell office:value-type="float" office:value="811.303" table:style-name="ce2">
            <text:p>811.303</text:p>
          </table:table-cell>
          <table:table-cell table:number-columns-repeated="16382"/>
        </table:table-row>
        <table:table-row table:style-name="ro1">
          <table:table-cell office:value-type="date" office:date-value="2019-06-04T00:00:00" table:style-name="ce3">
            <text:p>6/4/2019 0:00</text:p>
          </table:table-cell>
          <table:table-cell office:value-type="float" office:value="1294.75" table:style-name="ce2">
            <text:p>1294.75</text:p>
          </table:table-cell>
          <table:table-cell table:number-columns-repeated="16382"/>
        </table:table-row>
        <table:table-row table:style-name="ro1">
          <table:table-cell office:value-type="date" office:date-value="2019-06-05T00:00:00" table:style-name="ce3">
            <text:p>6/5/2019 0:00</text:p>
          </table:table-cell>
          <table:table-cell office:value-type="float" office:value="236.96" table:style-name="ce2">
            <text:p>236.96</text:p>
          </table:table-cell>
          <table:table-cell table:number-columns-repeated="16382"/>
        </table:table-row>
        <table:table-row table:style-name="ro1">
          <table:table-cell office:value-type="date" office:date-value="2019-06-06T00:00:00" table:style-name="ce3">
            <text:p>6/6/2019 0:00</text:p>
          </table:table-cell>
          <table:table-cell office:value-type="float" office:value="6026.3119999999999" table:style-name="ce2">
            <text:p>6026.312</text:p>
          </table:table-cell>
          <table:table-cell table:number-columns-repeated="16382"/>
        </table:table-row>
        <table:table-row table:style-name="ro1">
          <table:table-cell office:value-type="date" office:date-value="2019-06-08T00:00:00" table:style-name="ce3">
            <text:p>6/8/2019 0:00</text:p>
          </table:table-cell>
          <table:table-cell office:value-type="float" office:value="320.38799999999998" table:style-name="ce2">
            <text:p>320.388</text:p>
          </table:table-cell>
          <table:table-cell table:number-columns-repeated="16382"/>
        </table:table-row>
        <table:table-row table:style-name="ro1">
          <table:table-cell office:value-type="date" office:date-value="2019-06-09T00:00:00" table:style-name="ce3">
            <text:p>6/9/2019 0:00</text:p>
          </table:table-cell>
          <table:table-cell office:value-type="float" office:value="1313.5360000000001" table:style-name="ce2">
            <text:p>1313.536</text:p>
          </table:table-cell>
          <table:table-cell table:number-columns-repeated="16382"/>
        </table:table-row>
        <table:table-row table:style-name="ro1">
          <table:table-cell office:value-type="date" office:date-value="2019-06-10T00:00:00" table:style-name="ce3">
            <text:p>6/10/2019 0:00</text:p>
          </table:table-cell>
          <table:table-cell office:value-type="float" office:value="830.4" table:style-name="ce2">
            <text:p>830.4</text:p>
          </table:table-cell>
          <table:table-cell table:number-columns-repeated="16382"/>
        </table:table-row>
        <table:table-row table:style-name="ro1">
          <table:table-cell office:value-type="date" office:date-value="2019-06-11T00:00:00" table:style-name="ce3">
            <text:p>6/11/2019 0:00</text:p>
          </table:table-cell>
          <table:table-cell office:value-type="float" office:value="773.25599999999997" table:style-name="ce2">
            <text:p>773.256</text:p>
          </table:table-cell>
          <table:table-cell table:number-columns-repeated="16382"/>
        </table:table-row>
        <table:table-row table:style-name="ro1">
          <table:table-cell office:value-type="date" office:date-value="2019-06-12T00:00:00" table:style-name="ce3">
            <text:p>6/12/2019 0:00</text:p>
          </table:table-cell>
          <table:table-cell office:value-type="float" office:value="3878.2759999999998" table:style-name="ce2">
            <text:p>3878.276</text:p>
          </table:table-cell>
          <table:table-cell table:number-columns-repeated="16382"/>
        </table:table-row>
        <table:table-row table:style-name="ro1">
          <table:table-cell office:value-type="date" office:date-value="2019-06-13T00:00:00" table:style-name="ce3">
            <text:p>6/13/2019 0:00</text:p>
          </table:table-cell>
          <table:table-cell office:value-type="float" office:value="430.43799999999999" table:style-name="ce2">
            <text:p>430.438</text:p>
          </table:table-cell>
          <table:table-cell table:number-columns-repeated="16382"/>
        </table:table-row>
        <table:table-row table:style-name="ro1">
          <table:table-cell office:value-type="date" office:date-value="2019-06-14T00:00:00" table:style-name="ce3">
            <text:p>6/14/2019 0:00</text:p>
          </table:table-cell>
          <table:table-cell office:value-type="float" office:value="3457.0990000000002" table:style-name="ce2">
            <text:p>3457.099</text:p>
          </table:table-cell>
          <table:table-cell table:number-columns-repeated="16382"/>
        </table:table-row>
        <table:table-row table:style-name="ro1">
          <table:table-cell office:value-type="date" office:date-value="2019-06-15T00:00:00" table:style-name="ce3">
            <text:p>6/15/2019 0:00</text:p>
          </table:table-cell>
          <table:table-cell office:value-type="float" office:value="173.488" table:style-name="ce2">
            <text:p>173.488</text:p>
          </table:table-cell>
          <table:table-cell table:number-columns-repeated="16382"/>
        </table:table-row>
        <table:table-row table:style-name="ro1">
          <table:table-cell office:value-type="date" office:date-value="2019-06-16T00:00:00" table:style-name="ce3">
            <text:p>6/16/2019 0:00</text:p>
          </table:table-cell>
          <table:table-cell office:value-type="float" office:value="147.27500000000001" table:style-name="ce2">
            <text:p>147.275</text:p>
          </table:table-cell>
          <table:table-cell table:number-columns-repeated="16382"/>
        </table:table-row>
        <table:table-row table:style-name="ro1">
          <table:table-cell office:value-type="date" office:date-value="2019-06-17T00:00:00" table:style-name="ce3">
            <text:p>6/17/2019 0:00</text:p>
          </table:table-cell>
          <table:table-cell office:value-type="float" office:value="3000.92" table:style-name="ce2">
            <text:p>3000.92</text:p>
          </table:table-cell>
          <table:table-cell table:number-columns-repeated="16382"/>
        </table:table-row>
        <table:table-row table:style-name="ro1">
          <table:table-cell office:value-type="date" office:date-value="2019-06-18T00:00:00" table:style-name="ce3">
            <text:p>6/18/2019 0:00</text:p>
          </table:table-cell>
          <table:table-cell office:value-type="float" office:value="541.93799999999999" table:style-name="ce2">
            <text:p>541.938</text:p>
          </table:table-cell>
          <table:table-cell table:number-columns-repeated="16382"/>
        </table:table-row>
        <table:table-row table:style-name="ro1">
          <table:table-cell office:value-type="date" office:date-value="2019-06-19T00:00:00" table:style-name="ce3">
            <text:p>6/19/2019 0:00</text:p>
          </table:table-cell>
          <table:table-cell office:value-type="float" office:value="17.12" table:style-name="ce2">
            <text:p>17.12</text:p>
          </table:table-cell>
          <table:table-cell table:number-columns-repeated="16382"/>
        </table:table-row>
        <table:table-row table:style-name="ro1">
          <table:table-cell office:value-type="date" office:date-value="2019-06-20T00:00:00" table:style-name="ce3">
            <text:p>6/20/2019 0:00</text:p>
          </table:table-cell>
          <table:table-cell office:value-type="float" office:value="1229.548" table:style-name="ce2">
            <text:p>1229.548</text:p>
          </table:table-cell>
          <table:table-cell table:number-columns-repeated="16382"/>
        </table:table-row>
        <table:table-row table:style-name="ro1">
          <table:table-cell office:value-type="date" office:date-value="2019-06-21T00:00:00" table:style-name="ce3">
            <text:p>6/21/2019 0:00</text:p>
          </table:table-cell>
          <table:table-cell office:value-type="float" office:value="577.10799999999995" table:style-name="ce2">
            <text:p>577.108</text:p>
          </table:table-cell>
          <table:table-cell table:number-columns-repeated="16382"/>
        </table:table-row>
        <table:table-row table:style-name="ro1">
          <table:table-cell office:value-type="date" office:date-value="2019-06-23T00:00:00" table:style-name="ce3">
            <text:p>6/23/2019 0:00</text:p>
          </table:table-cell>
          <table:table-cell office:value-type="float" office:value="2475.0940000000001" table:style-name="ce2">
            <text:p>2475.094</text:p>
          </table:table-cell>
          <table:table-cell table:number-columns-repeated="16382"/>
        </table:table-row>
        <table:table-row table:style-name="ro1">
          <table:table-cell office:value-type="date" office:date-value="2019-06-24T00:00:00" table:style-name="ce3">
            <text:p>6/24/2019 0:00</text:p>
          </table:table-cell>
          <table:table-cell office:value-type="float" office:value="5310.9520000000002" table:style-name="ce2">
            <text:p>5310.952</text:p>
          </table:table-cell>
          <table:table-cell table:number-columns-repeated="16382"/>
        </table:table-row>
        <table:table-row table:style-name="ro1">
          <table:table-cell office:value-type="date" office:date-value="2019-06-25T00:00:00" table:style-name="ce3">
            <text:p>6/25/2019 0:00</text:p>
          </table:table-cell>
          <table:table-cell office:value-type="float" office:value="893.26599999999996" table:style-name="ce2">
            <text:p>893.266</text:p>
          </table:table-cell>
          <table:table-cell table:number-columns-repeated="16382"/>
        </table:table-row>
        <table:table-row table:style-name="ro1">
          <table:table-cell office:value-type="date" office:date-value="2019-06-26T00:00:00" table:style-name="ce3">
            <text:p>6/26/2019 0:00</text:p>
          </table:table-cell>
          <table:table-cell office:value-type="float" office:value="1919.6" table:style-name="ce2">
            <text:p>1919.6</text:p>
          </table:table-cell>
          <table:table-cell table:number-columns-repeated="16382"/>
        </table:table-row>
        <table:table-row table:style-name="ro1">
          <table:table-cell office:value-type="date" office:date-value="2019-06-27T00:00:00" table:style-name="ce3">
            <text:p>6/27/2019 0:00</text:p>
          </table:table-cell>
          <table:table-cell office:value-type="float" office:value="778.70600000000002" table:style-name="ce2">
            <text:p>778.706</text:p>
          </table:table-cell>
          <table:table-cell table:number-columns-repeated="16382"/>
        </table:table-row>
        <table:table-row table:style-name="ro1">
          <table:table-cell office:value-type="date" office:date-value="2019-06-28T00:00:00" table:style-name="ce3">
            <text:p>6/28/2019 0:00</text:p>
          </table:table-cell>
          <table:table-cell office:value-type="float" office:value="877.15599999999995" table:style-name="ce2">
            <text:p>877.156</text:p>
          </table:table-cell>
          <table:table-cell table:number-columns-repeated="16382"/>
        </table:table-row>
        <table:table-row table:style-name="ro1">
          <table:table-cell office:value-type="date" office:date-value="2019-06-29T00:00:00" table:style-name="ce3">
            <text:p>6/29/2019 0:00</text:p>
          </table:table-cell>
          <table:table-cell office:value-type="float" office:value="191.88" table:style-name="ce2">
            <text:p>191.88</text:p>
          </table:table-cell>
          <table:table-cell table:number-columns-repeated="16382"/>
        </table:table-row>
        <table:table-row table:style-name="ro1">
          <table:table-cell office:value-type="date" office:date-value="2019-06-30T00:00:00" table:style-name="ce3">
            <text:p>6/30/2019 0:00</text:p>
          </table:table-cell>
          <table:table-cell office:value-type="float" office:value="1352.95" table:style-name="ce2">
            <text:p>1352.95</text:p>
          </table:table-cell>
          <table:table-cell table:number-columns-repeated="16382"/>
        </table:table-row>
        <table:table-row table:style-name="ro1">
          <table:table-cell office:value-type="date" office:date-value="2019-07-01T00:00:00" table:style-name="ce3">
            <text:p>7/1/2019 0:00</text:p>
          </table:table-cell>
          <table:table-cell office:value-type="float" office:value="83.575999999999993" table:style-name="ce2">
            <text:p>83.576</text:p>
          </table:table-cell>
          <table:table-cell table:number-columns-repeated="16382"/>
        </table:table-row>
        <table:table-row table:style-name="ro1">
          <table:table-cell office:value-type="date" office:date-value="2019-07-02T00:00:00" table:style-name="ce3">
            <text:p>7/2/2019 0:00</text:p>
          </table:table-cell>
          <table:table-cell office:value-type="float" office:value="762.14200000000005" table:style-name="ce2">
            <text:p>762.142</text:p>
          </table:table-cell>
          <table:table-cell table:number-columns-repeated="16382"/>
        </table:table-row>
        <table:table-row table:style-name="ro1">
          <table:table-cell office:value-type="date" office:date-value="2019-07-03T00:00:00" table:style-name="ce3">
            <text:p>7/3/2019 0:00</text:p>
          </table:table-cell>
          <table:table-cell office:value-type="float" office:value="21.071999999999999" table:style-name="ce2">
            <text:p>21.072</text:p>
          </table:table-cell>
          <table:table-cell table:number-columns-repeated="16382"/>
        </table:table-row>
        <table:table-row table:style-name="ro1">
          <table:table-cell office:value-type="date" office:date-value="2019-07-04T00:00:00" table:style-name="ce3">
            <text:p>7/4/2019 0:00</text:p>
          </table:table-cell>
          <table:table-cell office:value-type="float" office:value="1970.5740000000001" table:style-name="ce2">
            <text:p>1970.574</text:p>
          </table:table-cell>
          <table:table-cell table:number-columns-repeated="16382"/>
        </table:table-row>
        <table:table-row table:style-name="ro1">
          <table:table-cell office:value-type="date" office:date-value="2019-07-05T00:00:00" table:style-name="ce3">
            <text:p>7/5/2019 0:00</text:p>
          </table:table-cell>
          <table:table-cell office:value-type="float" office:value="4835.9759999999997" table:style-name="ce2">
            <text:p>4835.976</text:p>
          </table:table-cell>
          <table:table-cell table:number-columns-repeated="16382"/>
        </table:table-row>
        <table:table-row table:style-name="ro1">
          <table:table-cell office:value-type="date" office:date-value="2019-07-06T00:00:00" table:style-name="ce3">
            <text:p>7/6/2019 0:00</text:p>
          </table:table-cell>
          <table:table-cell office:value-type="float" office:value="51.561999999999998" table:style-name="ce2">
            <text:p>51.562</text:p>
          </table:table-cell>
          <table:table-cell table:number-columns-repeated="16382"/>
        </table:table-row>
        <table:table-row table:style-name="ro1">
          <table:table-cell office:value-type="date" office:date-value="2019-07-07T00:00:00" table:style-name="ce3">
            <text:p>7/7/2019 0:00</text:p>
          </table:table-cell>
          <table:table-cell office:value-type="float" office:value="3882.2310000000002" table:style-name="ce2">
            <text:p>3882.231</text:p>
          </table:table-cell>
          <table:table-cell table:number-columns-repeated="16382"/>
        </table:table-row>
        <table:table-row table:style-name="ro1">
          <table:table-cell office:value-type="date" office:date-value="2019-07-08T00:00:00" table:style-name="ce3">
            <text:p>7/8/2019 0:00</text:p>
          </table:table-cell>
          <table:table-cell office:value-type="float" office:value="179.97" table:style-name="ce2">
            <text:p>179.97</text:p>
          </table:table-cell>
          <table:table-cell table:number-columns-repeated="16382"/>
        </table:table-row>
        <table:table-row table:style-name="ro1">
          <table:table-cell office:value-type="date" office:date-value="2019-07-10T00:00:00" table:style-name="ce3">
            <text:p>7/10/2019 0:00</text:p>
          </table:table-cell>
          <table:table-cell office:value-type="float" office:value="973.71199999999999" table:style-name="ce2">
            <text:p>973.712</text:p>
          </table:table-cell>
          <table:table-cell table:number-columns-repeated="16382"/>
        </table:table-row>
        <table:table-row table:style-name="ro1">
          <table:table-cell office:value-type="date" office:date-value="2019-07-11T00:00:00" table:style-name="ce3">
            <text:p>7/11/2019 0:00</text:p>
          </table:table-cell>
          <table:table-cell office:value-type="float" office:value="3810.4639999999999" table:style-name="ce2">
            <text:p>3810.464</text:p>
          </table:table-cell>
          <table:table-cell table:number-columns-repeated="16382"/>
        </table:table-row>
        <table:table-row table:style-name="ro1">
          <table:table-cell office:value-type="date" office:date-value="2019-07-14T00:00:00" table:style-name="ce3">
            <text:p>7/14/2019 0:00</text:p>
          </table:table-cell>
          <table:table-cell office:value-type="float" office:value="2149.96" table:style-name="ce2">
            <text:p>2149.96</text:p>
          </table:table-cell>
          <table:table-cell table:number-columns-repeated="16382"/>
        </table:table-row>
        <table:table-row table:style-name="ro1">
          <table:table-cell office:value-type="date" office:date-value="2019-07-15T00:00:00" table:style-name="ce3">
            <text:p>7/15/2019 0:00</text:p>
          </table:table-cell>
          <table:table-cell office:value-type="float" office:value="380.2" table:style-name="ce2">
            <text:p>380.2</text:p>
          </table:table-cell>
          <table:table-cell table:number-columns-repeated="16382"/>
        </table:table-row>
        <table:table-row table:style-name="ro1">
          <table:table-cell office:value-type="date" office:date-value="2019-07-16T00:00:00" table:style-name="ce3">
            <text:p>7/16/2019 0:00</text:p>
          </table:table-cell>
          <table:table-cell office:value-type="float" office:value="910.17" table:style-name="ce2">
            <text:p>910.17</text:p>
          </table:table-cell>
          <table:table-cell table:number-columns-repeated="16382"/>
        </table:table-row>
        <table:table-row table:style-name="ro1">
          <table:table-cell office:value-type="date" office:date-value="2019-07-17T00:00:00" table:style-name="ce3">
            <text:p>7/17/2019 0:00</text:p>
          </table:table-cell>
          <table:table-cell office:value-type="float" office:value="2184.88" table:style-name="ce2">
            <text:p>2184.88</text:p>
          </table:table-cell>
          <table:table-cell table:number-columns-repeated="16382"/>
        </table:table-row>
        <table:table-row table:style-name="ro1">
          <table:table-cell office:value-type="date" office:date-value="2019-07-18T00:00:00" table:style-name="ce3">
            <text:p>7/18/2019 0:00</text:p>
          </table:table-cell>
          <table:table-cell office:value-type="float" office:value="2891.8580000000002" table:style-name="ce2">
            <text:p>2891.858</text:p>
          </table:table-cell>
          <table:table-cell table:number-columns-repeated="16382"/>
        </table:table-row>
        <table:table-row table:style-name="ro1">
          <table:table-cell office:value-type="date" office:date-value="2019-07-19T00:00:00" table:style-name="ce3">
            <text:p>7/19/2019 0:00</text:p>
          </table:table-cell>
          <table:table-cell office:value-type="float" office:value="1536.454" table:style-name="ce2">
            <text:p>1536.454</text:p>
          </table:table-cell>
          <table:table-cell table:number-columns-repeated="16382"/>
        </table:table-row>
        <table:table-row table:style-name="ro1">
          <table:table-cell office:value-type="date" office:date-value="2019-07-20T00:00:00" table:style-name="ce3">
            <text:p>7/20/2019 0:00</text:p>
          </table:table-cell>
          <table:table-cell office:value-type="float" office:value="89.95" table:style-name="ce2">
            <text:p>89.95</text:p>
          </table:table-cell>
          <table:table-cell table:number-columns-repeated="16382"/>
        </table:table-row>
        <table:table-row table:style-name="ro1">
          <table:table-cell office:value-type="date" office:date-value="2019-07-21T00:00:00" table:style-name="ce3">
            <text:p>7/21/2019 0:00</text:p>
          </table:table-cell>
          <table:table-cell office:value-type="float" office:value="991.09500000000003" table:style-name="ce2">
            <text:p>991.095</text:p>
          </table:table-cell>
          <table:table-cell table:number-columns-repeated="16382"/>
        </table:table-row>
        <table:table-row table:style-name="ro1">
          <table:table-cell office:value-type="date" office:date-value="2019-07-22T00:00:00" table:style-name="ce3">
            <text:p>7/22/2019 0:00</text:p>
          </table:table-cell>
          <table:table-cell office:value-type="float" office:value="1368.048" table:style-name="ce2">
            <text:p>1368.048</text:p>
          </table:table-cell>
          <table:table-cell table:number-columns-repeated="16382"/>
        </table:table-row>
        <table:table-row table:style-name="ro1">
          <table:table-cell office:value-type="date" office:date-value="2019-07-23T00:00:00" table:style-name="ce3">
            <text:p>7/23/2019 0:00</text:p>
          </table:table-cell>
          <table:table-cell office:value-type="float" office:value="654.58699999999999" table:style-name="ce2">
            <text:p>654.587</text:p>
          </table:table-cell>
          <table:table-cell table:number-columns-repeated="16382"/>
        </table:table-row>
        <table:table-row table:style-name="ro1">
          <table:table-cell office:value-type="date" office:date-value="2019-07-24T00:00:00" table:style-name="ce3">
            <text:p>7/24/2019 0:00</text:p>
          </table:table-cell>
          <table:table-cell office:value-type="float" office:value="326.964" table:style-name="ce2">
            <text:p>326.964</text:p>
          </table:table-cell>
          <table:table-cell table:number-columns-repeated="16382"/>
        </table:table-row>
        <table:table-row table:style-name="ro1">
          <table:table-cell office:value-type="date" office:date-value="2019-07-25T00:00:00" table:style-name="ce3">
            <text:p>7/25/2019 0:00</text:p>
          </table:table-cell>
          <table:table-cell office:value-type="float" office:value="5920.4880000000003" table:style-name="ce2">
            <text:p>5920.488</text:p>
          </table:table-cell>
          <table:table-cell table:number-columns-repeated="16382"/>
        </table:table-row>
        <table:table-row table:style-name="ro1">
          <table:table-cell office:value-type="date" office:date-value="2019-07-28T00:00:00" table:style-name="ce3">
            <text:p>7/28/2019 0:00</text:p>
          </table:table-cell>
          <table:table-cell office:value-type="float" office:value="2033.374" table:style-name="ce2">
            <text:p>2033.374</text:p>
          </table:table-cell>
          <table:table-cell table:number-columns-repeated="16382"/>
        </table:table-row>
        <table:table-row table:style-name="ro1">
          <table:table-cell office:value-type="date" office:date-value="2019-07-29T00:00:00" table:style-name="ce3">
            <text:p>7/29/2019 0:00</text:p>
          </table:table-cell>
          <table:table-cell office:value-type="float" office:value="819.154" table:style-name="ce2">
            <text:p>819.154</text:p>
          </table:table-cell>
          <table:table-cell table:number-columns-repeated="16382"/>
        </table:table-row>
        <table:table-row table:style-name="ro1">
          <table:table-cell office:value-type="date" office:date-value="2019-07-30T00:00:00" table:style-name="ce3">
            <text:p>7/30/2019 0:00</text:p>
          </table:table-cell>
          <table:table-cell office:value-type="float" office:value="1770.7760000000001" table:style-name="ce2">
            <text:p>1770.776</text:p>
          </table:table-cell>
          <table:table-cell table:number-columns-repeated="16382"/>
        </table:table-row>
        <table:table-row table:style-name="ro1">
          <table:table-cell office:value-type="date" office:date-value="2019-07-31T00:00:00" table:style-name="ce3">
            <text:p>7/31/2019 0:00</text:p>
          </table:table-cell>
          <table:table-cell office:value-type="float" office:value="2174.1579999999999" table:style-name="ce2">
            <text:p>2174.158</text:p>
          </table:table-cell>
          <table:table-cell table:number-columns-repeated="16382"/>
        </table:table-row>
        <table:table-row table:style-name="ro1">
          <table:table-cell office:value-type="date" office:date-value="2019-08-01T00:00:00" table:style-name="ce3">
            <text:p>8/1/2019 0:00</text:p>
          </table:table-cell>
          <table:table-cell office:value-type="float" office:value="1859.1579999999999" table:style-name="ce2">
            <text:p>1859.158</text:p>
          </table:table-cell>
          <table:table-cell table:number-columns-repeated="16382"/>
        </table:table-row>
        <table:table-row table:style-name="ro1">
          <table:table-cell office:value-type="date" office:date-value="2019-08-02T00:00:00" table:style-name="ce3">
            <text:p>8/2/2019 0:00</text:p>
          </table:table-cell>
          <table:table-cell office:value-type="float" office:value="1369.4760000000001" table:style-name="ce2">
            <text:p>1369.476</text:p>
          </table:table-cell>
          <table:table-cell table:number-columns-repeated="16382"/>
        </table:table-row>
        <table:table-row table:style-name="ro1">
          <table:table-cell office:value-type="date" office:date-value="2019-08-03T00:00:00" table:style-name="ce3">
            <text:p>8/3/2019 0:00</text:p>
          </table:table-cell>
          <table:table-cell office:value-type="float" office:value="2190.81" table:style-name="ce2">
            <text:p>2190.81</text:p>
          </table:table-cell>
          <table:table-cell table:number-columns-repeated="16382"/>
        </table:table-row>
        <table:table-row table:style-name="ro1">
          <table:table-cell office:value-type="date" office:date-value="2019-08-04T00:00:00" table:style-name="ce3">
            <text:p>8/4/2019 0:00</text:p>
          </table:table-cell>
          <table:table-cell office:value-type="float" office:value="2906.404" table:style-name="ce2">
            <text:p>2906.404</text:p>
          </table:table-cell>
          <table:table-cell table:number-columns-repeated="16382"/>
        </table:table-row>
        <table:table-row table:style-name="ro1">
          <table:table-cell office:value-type="date" office:date-value="2019-08-05T00:00:00" table:style-name="ce3">
            <text:p>8/5/2019 0:00</text:p>
          </table:table-cell>
          <table:table-cell office:value-type="float" office:value="1340.2439999999999" table:style-name="ce2">
            <text:p>1340.244</text:p>
          </table:table-cell>
          <table:table-cell table:number-columns-repeated="16382"/>
        </table:table-row>
        <table:table-row table:style-name="ro1">
          <table:table-cell office:value-type="date" office:date-value="2019-08-07T00:00:00" table:style-name="ce3">
            <text:p>8/7/2019 0:00</text:p>
          </table:table-cell>
          <table:table-cell office:value-type="float" office:value="2616.5120000000002" table:style-name="ce2">
            <text:p>2616.512</text:p>
          </table:table-cell>
          <table:table-cell table:number-columns-repeated="16382"/>
        </table:table-row>
        <table:table-row table:style-name="ro1">
          <table:table-cell office:value-type="date" office:date-value="2019-08-08T00:00:00" table:style-name="ce3">
            <text:p>8/8/2019 0:00</text:p>
          </table:table-cell>
          <table:table-cell office:value-type="float" office:value="1115.204" table:style-name="ce2">
            <text:p>1115.204</text:p>
          </table:table-cell>
          <table:table-cell table:number-columns-repeated="16382"/>
        </table:table-row>
        <table:table-row table:style-name="ro1">
          <table:table-cell office:value-type="date" office:date-value="2019-08-09T00:00:00" table:style-name="ce3">
            <text:p>8/9/2019 0:00</text:p>
          </table:table-cell>
          <table:table-cell office:value-type="float" office:value="4493.9835999999996" table:style-name="ce2">
            <text:p>4493.9836</text:p>
          </table:table-cell>
          <table:table-cell table:number-columns-repeated="16382"/>
        </table:table-row>
        <table:table-row table:style-name="ro1">
          <table:table-cell office:value-type="date" office:date-value="2019-08-10T00:00:00" table:style-name="ce3">
            <text:p>8/10/2019 0:00</text:p>
          </table:table-cell>
          <table:table-cell office:value-type="float" office:value="561.53599999999994" table:style-name="ce2">
            <text:p>561.536</text:p>
          </table:table-cell>
          <table:table-cell table:number-columns-repeated="16382"/>
        </table:table-row>
        <table:table-row table:style-name="ro1">
          <table:table-cell office:value-type="date" office:date-value="2019-08-11T00:00:00" table:style-name="ce3">
            <text:p>8/11/2019 0:00</text:p>
          </table:table-cell>
          <table:table-cell office:value-type="float" office:value="993.9" table:style-name="ce2">
            <text:p>993.9</text:p>
          </table:table-cell>
          <table:table-cell table:number-columns-repeated="16382"/>
        </table:table-row>
        <table:table-row table:style-name="ro1">
          <table:table-cell office:value-type="date" office:date-value="2019-08-12T00:00:00" table:style-name="ce3">
            <text:p>8/12/2019 0:00</text:p>
          </table:table-cell>
          <table:table-cell office:value-type="float" office:value="3709.0949999999998" table:style-name="ce2">
            <text:p>3709.095</text:p>
          </table:table-cell>
          <table:table-cell table:number-columns-repeated="16382"/>
        </table:table-row>
        <table:table-row table:style-name="ro1">
          <table:table-cell office:value-type="date" office:date-value="2019-08-13T00:00:00" table:style-name="ce3">
            <text:p>8/13/2019 0:00</text:p>
          </table:table-cell>
          <table:table-cell office:value-type="float" office:value="731.524" table:style-name="ce2">
            <text:p>731.524</text:p>
          </table:table-cell>
          <table:table-cell table:number-columns-repeated="16382"/>
        </table:table-row>
        <table:table-row table:style-name="ro1">
          <table:table-cell office:value-type="date" office:date-value="2019-08-14T00:00:00" table:style-name="ce3">
            <text:p>8/14/2019 0:00</text:p>
          </table:table-cell>
          <table:table-cell office:value-type="float" office:value="923.68799999999999" table:style-name="ce2">
            <text:p>923.688</text:p>
          </table:table-cell>
          <table:table-cell table:number-columns-repeated="16382"/>
        </table:table-row>
        <table:table-row table:style-name="ro1">
          <table:table-cell office:value-type="date" office:date-value="2019-08-15T00:00:00" table:style-name="ce3">
            <text:p>8/15/2019 0:00</text:p>
          </table:table-cell>
          <table:table-cell office:value-type="float" office:value="1680.2660000000001" table:style-name="ce2">
            <text:p>1680.266</text:p>
          </table:table-cell>
          <table:table-cell table:number-columns-repeated="16382"/>
        </table:table-row>
        <table:table-row table:style-name="ro1">
          <table:table-cell office:value-type="date" office:date-value="2019-08-16T00:00:00" table:style-name="ce3">
            <text:p>8/16/2019 0:00</text:p>
          </table:table-cell>
          <table:table-cell office:value-type="float" office:value="204.54" table:style-name="ce2">
            <text:p>204.54</text:p>
          </table:table-cell>
          <table:table-cell table:number-columns-repeated="16382"/>
        </table:table-row>
        <table:table-row table:style-name="ro1">
          <table:table-cell office:value-type="date" office:date-value="2019-08-17T00:00:00" table:style-name="ce3">
            <text:p>8/17/2019 0:00</text:p>
          </table:table-cell>
          <table:table-cell office:value-type="float" office:value="15.712" table:style-name="ce2">
            <text:p>15.712</text:p>
          </table:table-cell>
          <table:table-cell table:number-columns-repeated="16382"/>
        </table:table-row>
        <table:table-row table:style-name="ro1">
          <table:table-cell office:value-type="date" office:date-value="2019-08-18T00:00:00" table:style-name="ce3">
            <text:p>8/18/2019 0:00</text:p>
          </table:table-cell>
          <table:table-cell office:value-type="float" office:value="496.11399999999998" table:style-name="ce2">
            <text:p>496.114</text:p>
          </table:table-cell>
          <table:table-cell table:number-columns-repeated="16382"/>
        </table:table-row>
        <table:table-row table:style-name="ro1">
          <table:table-cell office:value-type="date" office:date-value="2019-08-19T00:00:00" table:style-name="ce3">
            <text:p>8/19/2019 0:00</text:p>
          </table:table-cell>
          <table:table-cell office:value-type="float" office:value="448.79199999999997" table:style-name="ce2">
            <text:p>448.792</text:p>
          </table:table-cell>
          <table:table-cell table:number-columns-repeated="16382"/>
        </table:table-row>
        <table:table-row table:style-name="ro1">
          <table:table-cell office:value-type="date" office:date-value="2019-08-20T00:00:00" table:style-name="ce3">
            <text:p>8/20/2019 0:00</text:p>
          </table:table-cell>
          <table:table-cell office:value-type="float" office:value="14.78" table:style-name="ce2">
            <text:p>14.78</text:p>
          </table:table-cell>
          <table:table-cell table:number-columns-repeated="16382"/>
        </table:table-row>
        <table:table-row table:style-name="ro1">
          <table:table-cell office:value-type="date" office:date-value="2019-08-21T00:00:00" table:style-name="ce3">
            <text:p>8/21/2019 0:00</text:p>
          </table:table-cell>
          <table:table-cell office:value-type="float" office:value="4798.2920000000004" table:style-name="ce2">
            <text:p>4798.292</text:p>
          </table:table-cell>
          <table:table-cell table:number-columns-repeated="16382"/>
        </table:table-row>
        <table:table-row table:style-name="ro1">
          <table:table-cell office:value-type="date" office:date-value="2019-08-22T00:00:00" table:style-name="ce3">
            <text:p>8/22/2019 0:00</text:p>
          </table:table-cell>
          <table:table-cell office:value-type="float" office:value="405.35" table:style-name="ce2">
            <text:p>405.35</text:p>
          </table:table-cell>
          <table:table-cell table:number-columns-repeated="16382"/>
        </table:table-row>
        <table:table-row table:style-name="ro1">
          <table:table-cell office:value-type="date" office:date-value="2019-08-23T00:00:00" table:style-name="ce3">
            <text:p>8/23/2019 0:00</text:p>
          </table:table-cell>
          <table:table-cell office:value-type="float" office:value="4187.348" table:style-name="ce2">
            <text:p>4187.348</text:p>
          </table:table-cell>
          <table:table-cell table:number-columns-repeated="16382"/>
        </table:table-row>
        <table:table-row table:style-name="ro1">
          <table:table-cell office:value-type="date" office:date-value="2019-08-26T00:00:00" table:style-name="ce3">
            <text:p>8/26/2019 0:00</text:p>
          </table:table-cell>
          <table:table-cell office:value-type="float" office:value="4874.2979999999998" table:style-name="ce2">
            <text:p>4874.298</text:p>
          </table:table-cell>
          <table:table-cell table:number-columns-repeated="16382"/>
        </table:table-row>
        <table:table-row table:style-name="ro1">
          <table:table-cell office:value-type="date" office:date-value="2019-08-27T00:00:00" table:style-name="ce3">
            <text:p>8/27/2019 0:00</text:p>
          </table:table-cell>
          <table:table-cell office:value-type="float" office:value="767.91099999999994" table:style-name="ce2">
            <text:p>767.911</text:p>
          </table:table-cell>
          <table:table-cell table:number-columns-repeated="16382"/>
        </table:table-row>
        <table:table-row table:style-name="ro1">
          <table:table-cell office:value-type="date" office:date-value="2019-08-28T00:00:00" table:style-name="ce3">
            <text:p>8/28/2019 0:00</text:p>
          </table:table-cell>
          <table:table-cell office:value-type="float" office:value="322.02480000000003" table:style-name="ce2">
            <text:p>322.0248</text:p>
          </table:table-cell>
          <table:table-cell table:number-columns-repeated="16382"/>
        </table:table-row>
        <table:table-row table:style-name="ro1">
          <table:table-cell office:value-type="date" office:date-value="2019-08-29T00:00:00" table:style-name="ce3">
            <text:p>8/29/2019 0:00</text:p>
          </table:table-cell>
          <table:table-cell office:value-type="float" office:value="632.18799999999999" table:style-name="ce2">
            <text:p>632.188</text:p>
          </table:table-cell>
          <table:table-cell table:number-columns-repeated="16382"/>
        </table:table-row>
        <table:table-row table:style-name="ro1">
          <table:table-cell office:value-type="date" office:date-value="2019-08-30T00:00:00" table:style-name="ce3">
            <text:p>8/30/2019 0:00</text:p>
          </table:table-cell>
          <table:table-cell office:value-type="float" office:value="1656.87" table:style-name="ce2">
            <text:p>1656.87</text:p>
          </table:table-cell>
          <table:table-cell table:number-columns-repeated="16382"/>
        </table:table-row>
        <table:table-row table:style-name="ro1">
          <table:table-cell office:value-type="date" office:date-value="2019-08-31T00:00:00" table:style-name="ce3">
            <text:p>8/31/2019 0:00</text:p>
          </table:table-cell>
          <table:table-cell office:value-type="float" office:value="23.968" table:style-name="ce2">
            <text:p>23.968</text:p>
          </table:table-cell>
          <table:table-cell table:number-columns-repeated="16382"/>
        </table:table-row>
        <table:table-row table:style-name="ro1">
          <table:table-cell office:value-type="date" office:date-value="2019-09-01T00:00:00" table:style-name="ce3">
            <text:p>9/1/2019 0:00</text:p>
          </table:table-cell>
          <table:table-cell office:value-type="float" office:value="743.04600000000005" table:style-name="ce2">
            <text:p>743.046</text:p>
          </table:table-cell>
          <table:table-cell table:number-columns-repeated="16382"/>
        </table:table-row>
        <table:table-row table:style-name="ro1">
          <table:table-cell office:value-type="date" office:date-value="2019-09-02T00:00:00" table:style-name="ce3">
            <text:p>9/2/2019 0:00</text:p>
          </table:table-cell>
          <table:table-cell office:value-type="float" office:value="121.83" table:style-name="ce2">
            <text:p>121.83</text:p>
          </table:table-cell>
          <table:table-cell table:number-columns-repeated="16382"/>
        </table:table-row>
        <table:table-row table:style-name="ro1">
          <table:table-cell office:value-type="date" office:date-value="2019-09-03T00:00:00" table:style-name="ce3">
            <text:p>9/3/2019 0:00</text:p>
          </table:table-cell>
          <table:table-cell office:value-type="float" office:value="635.6" table:style-name="ce2">
            <text:p>635.6</text:p>
          </table:table-cell>
          <table:table-cell table:number-columns-repeated="16382"/>
        </table:table-row>
        <table:table-row table:style-name="ro1">
          <table:table-cell office:value-type="date" office:date-value="2019-09-04T00:00:00" table:style-name="ce3">
            <text:p>9/4/2019 0:00</text:p>
          </table:table-cell>
          <table:table-cell office:value-type="float" office:value="1115.1969999999999" table:style-name="ce2">
            <text:p>1115.197</text:p>
          </table:table-cell>
          <table:table-cell table:number-columns-repeated="16382"/>
        </table:table-row>
        <table:table-row table:style-name="ro1">
          <table:table-cell office:value-type="date" office:date-value="2019-09-05T00:00:00" table:style-name="ce3">
            <text:p>9/5/2019 0:00</text:p>
          </table:table-cell>
          <table:table-cell office:value-type="float" office:value="1283.5119999999999" table:style-name="ce2">
            <text:p>1283.512</text:p>
          </table:table-cell>
          <table:table-cell table:number-columns-repeated="16382"/>
        </table:table-row>
        <table:table-row table:style-name="ro1">
          <table:table-cell office:value-type="date" office:date-value="2019-09-06T00:00:00" table:style-name="ce3">
            <text:p>9/6/2019 0:00</text:p>
          </table:table-cell>
          <table:table-cell office:value-type="float" office:value="1688.472" table:style-name="ce2">
            <text:p>1688.472</text:p>
          </table:table-cell>
          <table:table-cell table:number-columns-repeated="16382"/>
        </table:table-row>
        <table:table-row table:style-name="ro1">
          <table:table-cell office:value-type="date" office:date-value="2019-09-07T00:00:00" table:style-name="ce3">
            <text:p>9/7/2019 0:00</text:p>
          </table:table-cell>
          <table:table-cell office:value-type="float" office:value="573.28599999999994" table:style-name="ce2">
            <text:p>573.286</text:p>
          </table:table-cell>
          <table:table-cell table:number-columns-repeated="16382"/>
        </table:table-row>
        <table:table-row table:style-name="ro1">
          <table:table-cell office:value-type="date" office:date-value="2019-09-08T00:00:00" table:style-name="ce3">
            <text:p>9/8/2019 0:00</text:p>
          </table:table-cell>
          <table:table-cell office:value-type="float" office:value="661.35400000000004" table:style-name="ce2">
            <text:p>661.354</text:p>
          </table:table-cell>
          <table:table-cell table:number-columns-repeated="16382"/>
        </table:table-row>
        <table:table-row table:style-name="ro1">
          <table:table-cell office:value-type="date" office:date-value="2019-09-09T00:00:00" table:style-name="ce3">
            <text:p>9/9/2019 0:00</text:p>
          </table:table-cell>
          <table:table-cell office:value-type="float" office:value="84.992000000000004" table:style-name="ce2">
            <text:p>84.992</text:p>
          </table:table-cell>
          <table:table-cell table:number-columns-repeated="16382"/>
        </table:table-row>
        <table:table-row table:style-name="ro1">
          <table:table-cell office:value-type="date" office:date-value="2019-09-10T00:00:00" table:style-name="ce3">
            <text:p>9/10/2019 0:00</text:p>
          </table:table-cell>
          <table:table-cell office:value-type="float" office:value="546.91999999999996" table:style-name="ce2">
            <text:p>546.92</text:p>
          </table:table-cell>
          <table:table-cell table:number-columns-repeated="16382"/>
        </table:table-row>
        <table:table-row table:style-name="ro1">
          <table:table-cell office:value-type="date" office:date-value="2019-09-11T00:00:00" table:style-name="ce3">
            <text:p>9/11/2019 0:00</text:p>
          </table:table-cell>
          <table:table-cell office:value-type="float" office:value="479.97" table:style-name="ce2">
            <text:p>479.97</text:p>
          </table:table-cell>
          <table:table-cell table:number-columns-repeated="16382"/>
        </table:table-row>
        <table:table-row table:style-name="ro1">
          <table:table-cell office:value-type="date" office:date-value="2019-09-12T00:00:00" table:style-name="ce3">
            <text:p>9/12/2019 0:00</text:p>
          </table:table-cell>
          <table:table-cell office:value-type="float" office:value="1855.4829999999999" table:style-name="ce2">
            <text:p>1855.483</text:p>
          </table:table-cell>
          <table:table-cell table:number-columns-repeated="16382"/>
        </table:table-row>
        <table:table-row table:style-name="ro1">
          <table:table-cell office:value-type="date" office:date-value="2019-09-13T00:00:00" table:style-name="ce3">
            <text:p>9/13/2019 0:00</text:p>
          </table:table-cell>
          <table:table-cell office:value-type="float" office:value="2374.73" table:style-name="ce2">
            <text:p>2374.73</text:p>
          </table:table-cell>
          <table:table-cell table:number-columns-repeated="16382"/>
        </table:table-row>
        <table:table-row table:style-name="ro1">
          <table:table-cell office:value-type="date" office:date-value="2019-09-14T00:00:00" table:style-name="ce3">
            <text:p>9/14/2019 0:00</text:p>
          </table:table-cell>
          <table:table-cell office:value-type="float" office:value="1137.338" table:style-name="ce2">
            <text:p>1137.338</text:p>
          </table:table-cell>
          <table:table-cell table:number-columns-repeated="16382"/>
        </table:table-row>
        <table:table-row table:style-name="ro1">
          <table:table-cell office:value-type="date" office:date-value="2019-09-15T00:00:00" table:style-name="ce3">
            <text:p>9/15/2019 0:00</text:p>
          </table:table-cell>
          <table:table-cell office:value-type="float" office:value="2101.1819999999998" table:style-name="ce2">
            <text:p>2101.182</text:p>
          </table:table-cell>
          <table:table-cell table:number-columns-repeated="16382"/>
        </table:table-row>
        <table:table-row table:style-name="ro1">
          <table:table-cell office:value-type="date" office:date-value="2019-09-16T00:00:00" table:style-name="ce3">
            <text:p>9/16/2019 0:00</text:p>
          </table:table-cell>
          <table:table-cell office:value-type="float" office:value="425.88600000000002" table:style-name="ce2">
            <text:p>425.886</text:p>
          </table:table-cell>
          <table:table-cell table:number-columns-repeated="16382"/>
        </table:table-row>
        <table:table-row table:style-name="ro1">
          <table:table-cell office:value-type="date" office:date-value="2019-09-17T00:00:00" table:style-name="ce3">
            <text:p>9/17/2019 0:00</text:p>
          </table:table-cell>
          <table:table-cell office:value-type="float" office:value="2043.126" table:style-name="ce2">
            <text:p>2043.126</text:p>
          </table:table-cell>
          <table:table-cell table:number-columns-repeated="16382"/>
        </table:table-row>
        <table:table-row table:style-name="ro1">
          <table:table-cell office:value-type="date" office:date-value="2019-09-18T00:00:00" table:style-name="ce3">
            <text:p>9/18/2019 0:00</text:p>
          </table:table-cell>
          <table:table-cell office:value-type="float" office:value="4751.0820000000003" table:style-name="ce2">
            <text:p>4751.082</text:p>
          </table:table-cell>
          <table:table-cell table:number-columns-repeated="16382"/>
        </table:table-row>
        <table:table-row table:style-name="ro1">
          <table:table-cell office:value-type="date" office:date-value="2019-09-19T00:00:00" table:style-name="ce3">
            <text:p>9/19/2019 0:00</text:p>
          </table:table-cell>
          <table:table-cell office:value-type="float" office:value="3839.3119999999999" table:style-name="ce2">
            <text:p>3839.312</text:p>
          </table:table-cell>
          <table:table-cell table:number-columns-repeated="16382"/>
        </table:table-row>
        <table:table-row table:style-name="ro1">
          <table:table-cell office:value-type="date" office:date-value="2019-09-20T00:00:00" table:style-name="ce3">
            <text:p>9/20/2019 0:00</text:p>
          </table:table-cell>
          <table:table-cell office:value-type="float" office:value="1232.0039999999999" table:style-name="ce2">
            <text:p>1232.004</text:p>
          </table:table-cell>
          <table:table-cell table:number-columns-repeated="16382"/>
        </table:table-row>
        <table:table-row table:style-name="ro1">
          <table:table-cell office:value-type="date" office:date-value="2019-09-22T00:00:00" table:style-name="ce3">
            <text:p>9/22/2019 0:00</text:p>
          </table:table-cell>
          <table:table-cell office:value-type="float" office:value="615.57000000000005" table:style-name="ce2">
            <text:p>615.57</text:p>
          </table:table-cell>
          <table:table-cell table:number-columns-repeated="16382"/>
        </table:table-row>
        <table:table-row table:style-name="ro1">
          <table:table-cell office:value-type="date" office:date-value="2019-09-23T00:00:00" table:style-name="ce3">
            <text:p>9/23/2019 0:00</text:p>
          </table:table-cell>
          <table:table-cell office:value-type="float" office:value="1322.145" table:style-name="ce2">
            <text:p>1322.145</text:p>
          </table:table-cell>
          <table:table-cell table:number-columns-repeated="16382"/>
        </table:table-row>
        <table:table-row table:style-name="ro1">
          <table:table-cell office:value-type="date" office:date-value="2019-09-24T00:00:00" table:style-name="ce3">
            <text:p>9/24/2019 0:00</text:p>
          </table:table-cell>
          <table:table-cell office:value-type="float" office:value="2286.0500000000002" table:style-name="ce2">
            <text:p>2286.05</text:p>
          </table:table-cell>
          <table:table-cell table:number-columns-repeated="16382"/>
        </table:table-row>
        <table:table-row table:style-name="ro1">
          <table:table-cell office:value-type="date" office:date-value="2019-09-25T00:00:00" table:style-name="ce3">
            <text:p>9/25/2019 0:00</text:p>
          </table:table-cell>
          <table:table-cell office:value-type="float" office:value="3443.0909999999999" table:style-name="ce2">
            <text:p>3443.091</text:p>
          </table:table-cell>
          <table:table-cell table:number-columns-repeated="16382"/>
        </table:table-row>
        <table:table-row table:style-name="ro1">
          <table:table-cell office:value-type="date" office:date-value="2019-09-26T00:00:00" table:style-name="ce3">
            <text:p>9/26/2019 0:00</text:p>
          </table:table-cell>
          <table:table-cell office:value-type="float" office:value="2698.1664999999998" table:style-name="ce2">
            <text:p>2698.1665</text:p>
          </table:table-cell>
          <table:table-cell table:number-columns-repeated="16382"/>
        </table:table-row>
        <table:table-row table:style-name="ro1">
          <table:table-cell office:value-type="date" office:date-value="2019-09-27T00:00:00" table:style-name="ce3">
            <text:p>9/27/2019 0:00</text:p>
          </table:table-cell>
          <table:table-cell office:value-type="float" office:value="1992.9857999999999" table:style-name="ce2">
            <text:p>1992.9858</text:p>
          </table:table-cell>
          <table:table-cell table:number-columns-repeated="16382"/>
        </table:table-row>
        <table:table-row table:style-name="ro1">
          <table:table-cell office:value-type="date" office:date-value="2019-09-28T00:00:00" table:style-name="ce3">
            <text:p>9/28/2019 0:00</text:p>
          </table:table-cell>
          <table:table-cell office:value-type="float" office:value="99.135999999999996" table:style-name="ce2">
            <text:p>99.136</text:p>
          </table:table-cell>
          <table:table-cell table:number-columns-repeated="16382"/>
        </table:table-row>
        <table:table-row table:style-name="ro1">
          <table:table-cell office:value-type="date" office:date-value="2019-09-29T00:00:00" table:style-name="ce3">
            <text:p>9/29/2019 0:00</text:p>
          </table:table-cell>
          <table:table-cell office:value-type="float" office:value="1307.7919999999999" table:style-name="ce2">
            <text:p>1307.792</text:p>
          </table:table-cell>
          <table:table-cell table:number-columns-repeated="16382"/>
        </table:table-row>
        <table:table-row table:style-name="ro1">
          <table:table-cell office:value-type="date" office:date-value="2019-09-30T00:00:00" table:style-name="ce3">
            <text:p>9/30/2019 0:00</text:p>
          </table:table-cell>
          <table:table-cell office:value-type="float" office:value="525.88400000000001" table:style-name="ce2">
            <text:p>525.884</text:p>
          </table:table-cell>
          <table:table-cell table:number-columns-repeated="16382"/>
        </table:table-row>
        <table:table-row table:style-name="ro1">
          <table:table-cell office:value-type="date" office:date-value="2019-10-01T00:00:00" table:style-name="ce3">
            <text:p>10/1/2019 0:00</text:p>
          </table:table-cell>
          <table:table-cell office:value-type="float" office:value="174.75" table:style-name="ce2">
            <text:p>174.75</text:p>
          </table:table-cell>
          <table:table-cell table:number-columns-repeated="16382"/>
        </table:table-row>
        <table:table-row table:style-name="ro1">
          <table:table-cell office:value-type="date" office:date-value="2019-10-03T00:00:00" table:style-name="ce3">
            <text:p>10/3/2019 0:00</text:p>
          </table:table-cell>
          <table:table-cell office:value-type="float" office:value="7879.7340000000004" table:style-name="ce2">
            <text:p>7879.734</text:p>
          </table:table-cell>
          <table:table-cell table:number-columns-repeated="16382"/>
        </table:table-row>
        <table:table-row table:style-name="ro1">
          <table:table-cell office:value-type="date" office:date-value="2019-10-04T00:00:00" table:style-name="ce3">
            <text:p>10/4/2019 0:00</text:p>
          </table:table-cell>
          <table:table-cell office:value-type="float" office:value="950.59400000000005" table:style-name="ce2">
            <text:p>950.594</text:p>
          </table:table-cell>
          <table:table-cell table:number-columns-repeated="16382"/>
        </table:table-row>
        <table:table-row table:style-name="ro1">
          <table:table-cell office:value-type="date" office:date-value="2019-10-05T00:00:00" table:style-name="ce3">
            <text:p>10/5/2019 0:00</text:p>
          </table:table-cell>
          <table:table-cell office:value-type="float" office:value="763.02" table:style-name="ce2">
            <text:p>763.02</text:p>
          </table:table-cell>
          <table:table-cell table:number-columns-repeated="16382"/>
        </table:table-row>
        <table:table-row table:style-name="ro1">
          <table:table-cell office:value-type="date" office:date-value="2019-10-06T00:00:00" table:style-name="ce3">
            <text:p>10/6/2019 0:00</text:p>
          </table:table-cell>
          <table:table-cell office:value-type="float" office:value="1412.396" table:style-name="ce2">
            <text:p>1412.396</text:p>
          </table:table-cell>
          <table:table-cell table:number-columns-repeated="16382"/>
        </table:table-row>
        <table:table-row table:style-name="ro1">
          <table:table-cell office:value-type="date" office:date-value="2019-10-07T00:00:00" table:style-name="ce3">
            <text:p>10/7/2019 0:00</text:p>
          </table:table-cell>
          <table:table-cell office:value-type="float" office:value="895.89499999999998" table:style-name="ce2">
            <text:p>895.895</text:p>
          </table:table-cell>
          <table:table-cell table:number-columns-repeated="16382"/>
        </table:table-row>
        <table:table-row table:style-name="ro1">
          <table:table-cell office:value-type="date" office:date-value="2019-10-09T00:00:00" table:style-name="ce3">
            <text:p>10/9/2019 0:00</text:p>
          </table:table-cell>
          <table:table-cell office:value-type="float" office:value="2094.3240000000001" table:style-name="ce2">
            <text:p>2094.324</text:p>
          </table:table-cell>
          <table:table-cell table:number-columns-repeated="16382"/>
        </table:table-row>
        <table:table-row table:style-name="ro1">
          <table:table-cell office:value-type="date" office:date-value="2019-10-10T00:00:00" table:style-name="ce3">
            <text:p>10/10/2019 0:00</text:p>
          </table:table-cell>
          <table:table-cell office:value-type="float" office:value="282.75299999999999" table:style-name="ce2">
            <text:p>282.753</text:p>
          </table:table-cell>
          <table:table-cell table:number-columns-repeated="16382"/>
        </table:table-row>
        <table:table-row table:style-name="ro1">
          <table:table-cell office:value-type="date" office:date-value="2019-10-11T00:00:00" table:style-name="ce3">
            <text:p>10/11/2019 0:00</text:p>
          </table:table-cell>
          <table:table-cell office:value-type="float" office:value="4723.4780000000001" table:style-name="ce2">
            <text:p>4723.478</text:p>
          </table:table-cell>
          <table:table-cell table:number-columns-repeated="16382"/>
        </table:table-row>
        <table:table-row table:style-name="ro1">
          <table:table-cell office:value-type="date" office:date-value="2019-10-12T00:00:00" table:style-name="ce3">
            <text:p>10/12/2019 0:00</text:p>
          </table:table-cell>
          <table:table-cell office:value-type="float" office:value="3459.71" table:style-name="ce2">
            <text:p>3459.71</text:p>
          </table:table-cell>
          <table:table-cell table:number-columns-repeated="16382"/>
        </table:table-row>
        <table:table-row table:style-name="ro1">
          <table:table-cell office:value-type="date" office:date-value="2019-10-13T00:00:00" table:style-name="ce3">
            <text:p>10/13/2019 0:00</text:p>
          </table:table-cell>
          <table:table-cell office:value-type="float" office:value="1650.6179999999999" table:style-name="ce2">
            <text:p>1650.618</text:p>
          </table:table-cell>
          <table:table-cell table:number-columns-repeated="16382"/>
        </table:table-row>
        <table:table-row table:style-name="ro1">
          <table:table-cell office:value-type="date" office:date-value="2019-10-14T00:00:00" table:style-name="ce3">
            <text:p>10/14/2019 0:00</text:p>
          </table:table-cell>
          <table:table-cell office:value-type="float" office:value="3335.8879999999999" table:style-name="ce2">
            <text:p>3335.888</text:p>
          </table:table-cell>
          <table:table-cell table:number-columns-repeated="16382"/>
        </table:table-row>
        <table:table-row table:style-name="ro1">
          <table:table-cell office:value-type="date" office:date-value="2019-10-15T00:00:00" table:style-name="ce3">
            <text:p>10/15/2019 0:00</text:p>
          </table:table-cell>
          <table:table-cell office:value-type="float" office:value="1620.15" table:style-name="ce2">
            <text:p>1620.15</text:p>
          </table:table-cell>
          <table:table-cell table:number-columns-repeated="16382"/>
        </table:table-row>
        <table:table-row table:style-name="ro1">
          <table:table-cell office:value-type="date" office:date-value="2019-10-16T00:00:00" table:style-name="ce3">
            <text:p>10/16/2019 0:00</text:p>
          </table:table-cell>
          <table:table-cell office:value-type="float" office:value="142.18199999999999" table:style-name="ce2">
            <text:p>142.182</text:p>
          </table:table-cell>
          <table:table-cell table:number-columns-repeated="16382"/>
        </table:table-row>
        <table:table-row table:style-name="ro1">
          <table:table-cell office:value-type="date" office:date-value="2019-10-17T00:00:00" table:style-name="ce3">
            <text:p>10/17/2019 0:00</text:p>
          </table:table-cell>
          <table:table-cell office:value-type="float" office:value="2953.346" table:style-name="ce2">
            <text:p>2953.346</text:p>
          </table:table-cell>
          <table:table-cell table:number-columns-repeated="16382"/>
        </table:table-row>
        <table:table-row table:style-name="ro1">
          <table:table-cell office:value-type="date" office:date-value="2019-10-18T00:00:00" table:style-name="ce3">
            <text:p>10/18/2019 0:00</text:p>
          </table:table-cell>
          <table:table-cell office:value-type="float" office:value="307.92" table:style-name="ce2">
            <text:p>307.92</text:p>
          </table:table-cell>
          <table:table-cell table:number-columns-repeated="16382"/>
        </table:table-row>
        <table:table-row table:style-name="ro1">
          <table:table-cell office:value-type="date" office:date-value="2019-10-20T00:00:00" table:style-name="ce3">
            <text:p>10/20/2019 0:00</text:p>
          </table:table-cell>
          <table:table-cell office:value-type="float" office:value="946.17399999999998" table:style-name="ce2">
            <text:p>946.174</text:p>
          </table:table-cell>
          <table:table-cell table:number-columns-repeated="16382"/>
        </table:table-row>
        <table:table-row table:style-name="ro1">
          <table:table-cell office:value-type="date" office:date-value="2019-10-21T00:00:00" table:style-name="ce3">
            <text:p>10/21/2019 0:00</text:p>
          </table:table-cell>
          <table:table-cell office:value-type="float" office:value="7951.5919999999996" table:style-name="ce2">
            <text:p>7951.592</text:p>
          </table:table-cell>
          <table:table-cell table:number-columns-repeated="16382"/>
        </table:table-row>
        <table:table-row table:style-name="ro1">
          <table:table-cell office:value-type="date" office:date-value="2019-10-22T00:00:00" table:style-name="ce3">
            <text:p>10/22/2019 0:00</text:p>
          </table:table-cell>
          <table:table-cell office:value-type="float" office:value="188.28" table:style-name="ce2">
            <text:p>188.28</text:p>
          </table:table-cell>
          <table:table-cell table:number-columns-repeated="16382"/>
        </table:table-row>
        <table:table-row table:style-name="ro1">
          <table:table-cell office:value-type="date" office:date-value="2019-10-23T00:00:00" table:style-name="ce3">
            <text:p>10/23/2019 0:00</text:p>
          </table:table-cell>
          <table:table-cell office:value-type="float" office:value="467.42200000000003" table:style-name="ce2">
            <text:p>467.422</text:p>
          </table:table-cell>
          <table:table-cell table:number-columns-repeated="16382"/>
        </table:table-row>
        <table:table-row table:style-name="ro1">
          <table:table-cell office:value-type="date" office:date-value="2019-10-24T00:00:00" table:style-name="ce3">
            <text:p>10/24/2019 0:00</text:p>
          </table:table-cell>
          <table:table-cell office:value-type="float" office:value="1365.498" table:style-name="ce2">
            <text:p>1365.498</text:p>
          </table:table-cell>
          <table:table-cell table:number-columns-repeated="16382"/>
        </table:table-row>
        <table:table-row table:style-name="ro1">
          <table:table-cell office:value-type="date" office:date-value="2019-10-25T00:00:00" table:style-name="ce3">
            <text:p>10/25/2019 0:00</text:p>
          </table:table-cell>
          <table:table-cell office:value-type="float" office:value="783.96" table:style-name="ce2">
            <text:p>783.96</text:p>
          </table:table-cell>
          <table:table-cell table:number-columns-repeated="16382"/>
        </table:table-row>
        <table:table-row table:style-name="ro1">
          <table:table-cell office:value-type="date" office:date-value="2019-10-27T00:00:00" table:style-name="ce3">
            <text:p>10/27/2019 0:00</text:p>
          </table:table-cell>
          <table:table-cell office:value-type="float" office:value="978.79" table:style-name="ce2">
            <text:p>978.79</text:p>
          </table:table-cell>
          <table:table-cell table:number-columns-repeated="16382"/>
        </table:table-row>
        <table:table-row table:style-name="ro1">
          <table:table-cell office:value-type="date" office:date-value="2019-10-28T00:00:00" table:style-name="ce3">
            <text:p>10/28/2019 0:00</text:p>
          </table:table-cell>
          <table:table-cell office:value-type="float" office:value="2899.0210000000002" table:style-name="ce2">
            <text:p>2899.021</text:p>
          </table:table-cell>
          <table:table-cell table:number-columns-repeated="16382"/>
        </table:table-row>
        <table:table-row table:style-name="ro1">
          <table:table-cell office:value-type="date" office:date-value="2019-10-29T00:00:00" table:style-name="ce3">
            <text:p>10/29/2019 0:00</text:p>
          </table:table-cell>
          <table:table-cell office:value-type="float" office:value="131.154" table:style-name="ce2">
            <text:p>131.154</text:p>
          </table:table-cell>
          <table:table-cell table:number-columns-repeated="16382"/>
        </table:table-row>
        <table:table-row table:style-name="ro1">
          <table:table-cell office:value-type="date" office:date-value="2019-10-30T00:00:00" table:style-name="ce3">
            <text:p>10/30/2019 0:00</text:p>
          </table:table-cell>
          <table:table-cell office:value-type="float" office:value="159.00200000000001" table:style-name="ce2">
            <text:p>159.002</text:p>
          </table:table-cell>
          <table:table-cell table:number-columns-repeated="16382"/>
        </table:table-row>
        <table:table-row table:style-name="ro1">
          <table:table-cell office:value-type="date" office:date-value="2019-10-31T00:00:00" table:style-name="ce3">
            <text:p>10/31/2019 0:00</text:p>
          </table:table-cell>
          <table:table-cell office:value-type="float" office:value="3750.4989999999998" table:style-name="ce2">
            <text:p>3750.499</text:p>
          </table:table-cell>
          <table:table-cell table:number-columns-repeated="16382"/>
        </table:table-row>
        <table:table-row table:style-name="ro1">
          <table:table-cell office:value-type="date" office:date-value="2019-11-01T00:00:00" table:style-name="ce3">
            <text:p>11/1/2019 0:00</text:p>
          </table:table-cell>
          <table:table-cell office:value-type="float" office:value="149.44399999999999" table:style-name="ce2">
            <text:p>149.444</text:p>
          </table:table-cell>
          <table:table-cell table:number-columns-repeated="16382"/>
        </table:table-row>
        <table:table-row table:style-name="ro1">
          <table:table-cell office:value-type="date" office:date-value="2019-11-02T00:00:00" table:style-name="ce3">
            <text:p>11/2/2019 0:00</text:p>
          </table:table-cell>
          <table:table-cell office:value-type="float" office:value="69.930000000000007" table:style-name="ce2">
            <text:p>69.93</text:p>
          </table:table-cell>
          <table:table-cell table:number-columns-repeated="16382"/>
        </table:table-row>
        <table:table-row table:style-name="ro1">
          <table:table-cell office:value-type="date" office:date-value="2019-11-03T00:00:00" table:style-name="ce3">
            <text:p>11/3/2019 0:00</text:p>
          </table:table-cell>
          <table:table-cell office:value-type="float" office:value="896.02200000000005" table:style-name="ce2">
            <text:p>896.022</text:p>
          </table:table-cell>
          <table:table-cell table:number-columns-repeated="16382"/>
        </table:table-row>
        <table:table-row table:style-name="ro1">
          <table:table-cell office:value-type="date" office:date-value="2019-11-05T00:00:00" table:style-name="ce3">
            <text:p>11/5/2019 0:00</text:p>
          </table:table-cell>
          <table:table-cell office:value-type="float" office:value="5.98" table:style-name="ce2">
            <text:p>5.98</text:p>
          </table:table-cell>
          <table:table-cell table:number-columns-repeated="16382"/>
        </table:table-row>
        <table:table-row table:style-name="ro1">
          <table:table-cell office:value-type="date" office:date-value="2019-11-06T00:00:00" table:style-name="ce3">
            <text:p>11/6/2019 0:00</text:p>
          </table:table-cell>
          <table:table-cell office:value-type="float" office:value="1623.4159999999999" table:style-name="ce2">
            <text:p>1623.416</text:p>
          </table:table-cell>
          <table:table-cell table:number-columns-repeated="16382"/>
        </table:table-row>
        <table:table-row table:style-name="ro1">
          <table:table-cell office:value-type="date" office:date-value="2019-11-08T00:00:00" table:style-name="ce3">
            <text:p>11/8/2019 0:00</text:p>
          </table:table-cell>
          <table:table-cell office:value-type="float" office:value="151.82" table:style-name="ce2">
            <text:p>151.82</text:p>
          </table:table-cell>
          <table:table-cell table:number-columns-repeated="16382"/>
        </table:table-row>
        <table:table-row table:style-name="ro1">
          <table:table-cell office:value-type="date" office:date-value="2019-11-09T00:00:00" table:style-name="ce3">
            <text:p>11/9/2019 0:00</text:p>
          </table:table-cell>
          <table:table-cell office:value-type="float" office:value="6501.5860000000002" table:style-name="ce2">
            <text:p>6501.586</text:p>
          </table:table-cell>
          <table:table-cell table:number-columns-repeated="16382"/>
        </table:table-row>
        <table:table-row table:style-name="ro1">
          <table:table-cell office:value-type="date" office:date-value="2019-11-10T00:00:00" table:style-name="ce3">
            <text:p>11/10/2019 0:00</text:p>
          </table:table-cell>
          <table:table-cell office:value-type="float" office:value="33.064" table:style-name="ce2">
            <text:p>33.064</text:p>
          </table:table-cell>
          <table:table-cell table:number-columns-repeated="16382"/>
        </table:table-row>
        <table:table-row table:style-name="ro1">
          <table:table-cell office:value-type="date" office:date-value="2019-11-11T00:00:00" table:style-name="ce3">
            <text:p>11/11/2019 0:00</text:p>
          </table:table-cell>
          <table:table-cell office:value-type="float" office:value="4944.2960000000003" table:style-name="ce2">
            <text:p>4944.296</text:p>
          </table:table-cell>
          <table:table-cell table:number-columns-repeated="16382"/>
        </table:table-row>
        <table:table-row table:style-name="ro1">
          <table:table-cell office:value-type="date" office:date-value="2019-11-12T00:00:00" table:style-name="ce3">
            <text:p>11/12/2019 0:00</text:p>
          </table:table-cell>
          <table:table-cell office:value-type="float" office:value="6102.25" table:style-name="ce2">
            <text:p>6102.25</text:p>
          </table:table-cell>
          <table:table-cell table:number-columns-repeated="16382"/>
        </table:table-row>
        <table:table-row table:style-name="ro1">
          <table:table-cell office:value-type="date" office:date-value="2019-11-13T00:00:00" table:style-name="ce3">
            <text:p>11/13/2019 0:00</text:p>
          </table:table-cell>
          <table:table-cell office:value-type="float" office:value="2945.1379999999999" table:style-name="ce2">
            <text:p>2945.138</text:p>
          </table:table-cell>
          <table:table-cell table:number-columns-repeated="16382"/>
        </table:table-row>
        <table:table-row table:style-name="ro1">
          <table:table-cell office:value-type="date" office:date-value="2019-11-14T00:00:00" table:style-name="ce3">
            <text:p>11/14/2019 0:00</text:p>
          </table:table-cell>
          <table:table-cell office:value-type="float" office:value="2774.0619999999999" table:style-name="ce2">
            <text:p>2774.062</text:p>
          </table:table-cell>
          <table:table-cell table:number-columns-repeated="16382"/>
        </table:table-row>
        <table:table-row table:style-name="ro1">
          <table:table-cell office:value-type="date" office:date-value="2019-11-15T00:00:00" table:style-name="ce3">
            <text:p>11/15/2019 0:00</text:p>
          </table:table-cell>
          <table:table-cell office:value-type="float" office:value="2145.7179999999998" table:style-name="ce2">
            <text:p>2145.718</text:p>
          </table:table-cell>
          <table:table-cell table:number-columns-repeated="16382"/>
        </table:table-row>
        <table:table-row table:style-name="ro1">
          <table:table-cell office:value-type="date" office:date-value="2019-11-16T00:00:00" table:style-name="ce3">
            <text:p>11/16/2019 0:00</text:p>
          </table:table-cell>
          <table:table-cell office:value-type="float" office:value="36.72" table:style-name="ce2">
            <text:p>36.72</text:p>
          </table:table-cell>
          <table:table-cell table:number-columns-repeated="16382"/>
        </table:table-row>
        <table:table-row table:style-name="ro1">
          <table:table-cell office:value-type="date" office:date-value="2019-11-17T00:00:00" table:style-name="ce3">
            <text:p>11/17/2019 0:00</text:p>
          </table:table-cell>
          <table:table-cell office:value-type="float" office:value="142.684" table:style-name="ce2">
            <text:p>142.684</text:p>
          </table:table-cell>
          <table:table-cell table:number-columns-repeated="16382"/>
        </table:table-row>
        <table:table-row table:style-name="ro1">
          <table:table-cell office:value-type="date" office:date-value="2019-11-18T00:00:00" table:style-name="ce3">
            <text:p>11/18/2019 0:00</text:p>
          </table:table-cell>
          <table:table-cell office:value-type="float" office:value="3958.9319999999998" table:style-name="ce2">
            <text:p>3958.932</text:p>
          </table:table-cell>
          <table:table-cell table:number-columns-repeated="16382"/>
        </table:table-row>
        <table:table-row table:style-name="ro1">
          <table:table-cell office:value-type="date" office:date-value="2019-11-19T00:00:00" table:style-name="ce3">
            <text:p>11/19/2019 0:00</text:p>
          </table:table-cell>
          <table:table-cell office:value-type="float" office:value="638.46199999999999" table:style-name="ce2">
            <text:p>638.462</text:p>
          </table:table-cell>
          <table:table-cell table:number-columns-repeated="16382"/>
        </table:table-row>
        <table:table-row table:style-name="ro1">
          <table:table-cell office:value-type="date" office:date-value="2019-11-20T00:00:00" table:style-name="ce3">
            <text:p>11/20/2019 0:00</text:p>
          </table:table-cell>
          <table:table-cell office:value-type="float" office:value="3070.3330000000001" table:style-name="ce2">
            <text:p>3070.333</text:p>
          </table:table-cell>
          <table:table-cell table:number-columns-repeated="16382"/>
        </table:table-row>
        <table:table-row table:style-name="ro1">
          <table:table-cell office:value-type="date" office:date-value="2019-11-21T00:00:00" table:style-name="ce3">
            <text:p>11/21/2019 0:00</text:p>
          </table:table-cell>
          <table:table-cell office:value-type="float" office:value="1176.8910000000001" table:style-name="ce2">
            <text:p>1176.891</text:p>
          </table:table-cell>
          <table:table-cell table:number-columns-repeated="16382"/>
        </table:table-row>
        <table:table-row table:style-name="ro1">
          <table:table-cell office:value-type="date" office:date-value="2019-11-22T00:00:00" table:style-name="ce3">
            <text:p>11/22/2019 0:00</text:p>
          </table:table-cell>
          <table:table-cell office:value-type="float" office:value="317.04399999999998" table:style-name="ce2">
            <text:p>317.044</text:p>
          </table:table-cell>
          <table:table-cell table:number-columns-repeated="16382"/>
        </table:table-row>
        <table:table-row table:style-name="ro1">
          <table:table-cell office:value-type="date" office:date-value="2019-11-23T00:00:00" table:style-name="ce3">
            <text:p>11/23/2019 0:00</text:p>
          </table:table-cell>
          <table:table-cell office:value-type="float" office:value="100.616" table:style-name="ce2">
            <text:p>100.616</text:p>
          </table:table-cell>
          <table:table-cell table:number-columns-repeated="16382"/>
        </table:table-row>
        <table:table-row table:style-name="ro1">
          <table:table-cell office:value-type="date" office:date-value="2019-11-24T00:00:00" table:style-name="ce3">
            <text:p>11/24/2019 0:00</text:p>
          </table:table-cell>
          <table:table-cell office:value-type="float" office:value="6394.5379999999996" table:style-name="ce2">
            <text:p>6394.538</text:p>
          </table:table-cell>
          <table:table-cell table:number-columns-repeated="16382"/>
        </table:table-row>
        <table:table-row table:style-name="ro1">
          <table:table-cell office:value-type="date" office:date-value="2019-11-25T00:00:00" table:style-name="ce3">
            <text:p>11/25/2019 0:00</text:p>
          </table:table-cell>
          <table:table-cell office:value-type="float" office:value="7978.5510000000004" table:style-name="ce2">
            <text:p>7978.551</text:p>
          </table:table-cell>
          <table:table-cell table:number-columns-repeated="16382"/>
        </table:table-row>
        <table:table-row table:style-name="ro1">
          <table:table-cell office:value-type="date" office:date-value="2019-11-26T00:00:00" table:style-name="ce3">
            <text:p>11/26/2019 0:00</text:p>
          </table:table-cell>
          <table:table-cell office:value-type="float" office:value="8329.7430000000004" table:style-name="ce2">
            <text:p>8329.743</text:p>
          </table:table-cell>
          <table:table-cell table:number-columns-repeated="16382"/>
        </table:table-row>
        <table:table-row table:style-name="ro1">
          <table:table-cell office:value-type="date" office:date-value="2019-11-27T00:00:00" table:style-name="ce3">
            <text:p>11/27/2019 0:00</text:p>
          </table:table-cell>
          <table:table-cell office:value-type="float" office:value="1651.239" table:style-name="ce2">
            <text:p>1651.239</text:p>
          </table:table-cell>
          <table:table-cell table:number-columns-repeated="16382"/>
        </table:table-row>
        <table:table-row table:style-name="ro1">
          <table:table-cell office:value-type="date" office:date-value="2019-11-28T00:00:00" table:style-name="ce3">
            <text:p>11/28/2019 0:00</text:p>
          </table:table-cell>
          <table:table-cell office:value-type="float" office:value="3428.3719999999998" table:style-name="ce2">
            <text:p>3428.372</text:p>
          </table:table-cell>
          <table:table-cell table:number-columns-repeated="16382"/>
        </table:table-row>
        <table:table-row table:style-name="ro1">
          <table:table-cell office:value-type="date" office:date-value="2019-11-29T00:00:00" table:style-name="ce3">
            <text:p>11/29/2019 0:00</text:p>
          </table:table-cell>
          <table:table-cell office:value-type="float" office:value="300.59199999999998" table:style-name="ce2">
            <text:p>300.592</text:p>
          </table:table-cell>
          <table:table-cell table:number-columns-repeated="16382"/>
        </table:table-row>
        <table:table-row table:style-name="ro1">
          <table:table-cell office:value-type="date" office:date-value="2019-11-30T00:00:00" table:style-name="ce3">
            <text:p>11/30/2019 0:00</text:p>
          </table:table-cell>
          <table:table-cell office:value-type="float" office:value="970.14200000000005" table:style-name="ce2">
            <text:p>970.142</text:p>
          </table:table-cell>
          <table:table-cell table:number-columns-repeated="16382"/>
        </table:table-row>
        <table:table-row table:style-name="ro1">
          <table:table-cell office:value-type="date" office:date-value="2019-12-02T00:00:00" table:style-name="ce3">
            <text:p>12/2/2019 0:00</text:p>
          </table:table-cell>
          <table:table-cell office:value-type="float" office:value="1366.04" table:style-name="ce2">
            <text:p>1366.04</text:p>
          </table:table-cell>
          <table:table-cell table:number-columns-repeated="16382"/>
        </table:table-row>
        <table:table-row table:style-name="ro1">
          <table:table-cell office:value-type="date" office:date-value="2019-12-03T00:00:00" table:style-name="ce3">
            <text:p>12/3/2019 0:00</text:p>
          </table:table-cell>
          <table:table-cell office:value-type="float" office:value="1694.6420000000001" table:style-name="ce2">
            <text:p>1694.642</text:p>
          </table:table-cell>
          <table:table-cell table:number-columns-repeated="16382"/>
        </table:table-row>
        <table:table-row table:style-name="ro1">
          <table:table-cell office:value-type="date" office:date-value="2019-12-04T00:00:00" table:style-name="ce3">
            <text:p>12/4/2019 0:00</text:p>
          </table:table-cell>
          <table:table-cell office:value-type="float" office:value="1542.53" table:style-name="ce2">
            <text:p>1542.53</text:p>
          </table:table-cell>
          <table:table-cell table:number-columns-repeated="16382"/>
        </table:table-row>
        <table:table-row table:style-name="ro1">
          <table:table-cell office:value-type="date" office:date-value="2019-12-05T00:00:00" table:style-name="ce3">
            <text:p>12/5/2019 0:00</text:p>
          </table:table-cell>
          <table:table-cell office:value-type="float" office:value="918.87800000000004" table:style-name="ce2">
            <text:p>918.878</text:p>
          </table:table-cell>
          <table:table-cell table:number-columns-repeated="16382"/>
        </table:table-row>
        <table:table-row table:style-name="ro1">
          <table:table-cell office:value-type="date" office:date-value="2019-12-06T00:00:00" table:style-name="ce3">
            <text:p>12/6/2019 0:00</text:p>
          </table:table-cell>
          <table:table-cell office:value-type="float" office:value="2962.5630000000001" table:style-name="ce2">
            <text:p>2962.563</text:p>
          </table:table-cell>
          <table:table-cell table:number-columns-repeated="16382"/>
        </table:table-row>
        <table:table-row table:style-name="ro1">
          <table:table-cell office:value-type="date" office:date-value="2019-12-07T00:00:00" table:style-name="ce3">
            <text:p>12/7/2019 0:00</text:p>
          </table:table-cell>
          <table:table-cell office:value-type="float" office:value="95.76" table:style-name="ce2">
            <text:p>95.76</text:p>
          </table:table-cell>
          <table:table-cell table:number-columns-repeated="16382"/>
        </table:table-row>
        <table:table-row table:style-name="ro1">
          <table:table-cell office:value-type="date" office:date-value="2019-12-08T00:00:00" table:style-name="ce3">
            <text:p>12/8/2019 0:00</text:p>
          </table:table-cell>
          <table:table-cell office:value-type="float" office:value="3951.9605000000001" table:style-name="ce2">
            <text:p>3951.9605</text:p>
          </table:table-cell>
          <table:table-cell table:number-columns-repeated="16382"/>
        </table:table-row>
        <table:table-row table:style-name="ro1">
          <table:table-cell office:value-type="date" office:date-value="2019-12-09T00:00:00" table:style-name="ce3">
            <text:p>12/9/2019 0:00</text:p>
          </table:table-cell>
          <table:table-cell office:value-type="float" office:value="2043.7919999999999" table:style-name="ce2">
            <text:p>2043.792</text:p>
          </table:table-cell>
          <table:table-cell table:number-columns-repeated="16382"/>
        </table:table-row>
        <table:table-row table:style-name="ro1">
          <table:table-cell office:value-type="date" office:date-value="2019-12-11T00:00:00" table:style-name="ce3">
            <text:p>12/11/2019 0:00</text:p>
          </table:table-cell>
          <table:table-cell office:value-type="float" office:value="4914.9380000000001" table:style-name="ce2">
            <text:p>4914.938</text:p>
          </table:table-cell>
          <table:table-cell table:number-columns-repeated="16382"/>
        </table:table-row>
        <table:table-row table:style-name="ro1">
          <table:table-cell office:value-type="date" office:date-value="2019-12-12T00:00:00" table:style-name="ce3">
            <text:p>12/12/2019 0:00</text:p>
          </table:table-cell>
          <table:table-cell office:value-type="float" office:value="1981.115" table:style-name="ce2">
            <text:p>1981.115</text:p>
          </table:table-cell>
          <table:table-cell table:number-columns-repeated="16382"/>
        </table:table-row>
        <table:table-row table:style-name="ro1">
          <table:table-cell office:value-type="date" office:date-value="2019-12-13T00:00:00" table:style-name="ce3">
            <text:p>12/13/2019 0:00</text:p>
          </table:table-cell>
          <table:table-cell office:value-type="float" office:value="1194.088" table:style-name="ce2">
            <text:p>1194.088</text:p>
          </table:table-cell>
          <table:table-cell table:number-columns-repeated="16382"/>
        </table:table-row>
        <table:table-row table:style-name="ro1">
          <table:table-cell office:value-type="date" office:date-value="2019-12-14T00:00:00" table:style-name="ce3">
            <text:p>12/14/2019 0:00</text:p>
          </table:table-cell>
          <table:table-cell office:value-type="float" office:value="828.654" table:style-name="ce2">
            <text:p>828.654</text:p>
          </table:table-cell>
          <table:table-cell table:number-columns-repeated="16382"/>
        </table:table-row>
        <table:table-row table:style-name="ro1">
          <table:table-cell office:value-type="date" office:date-value="2019-12-15T00:00:00" table:style-name="ce3">
            <text:p>12/15/2019 0:00</text:p>
          </table:table-cell>
          <table:table-cell office:value-type="float" office:value="2637.087" table:style-name="ce2">
            <text:p>2637.087</text:p>
          </table:table-cell>
          <table:table-cell table:number-columns-repeated="16382"/>
        </table:table-row>
        <table:table-row table:style-name="ro1">
          <table:table-cell office:value-type="date" office:date-value="2019-12-16T00:00:00" table:style-name="ce3">
            <text:p>12/16/2019 0:00</text:p>
          </table:table-cell>
          <table:table-cell office:value-type="float" office:value="628.54200000000003" table:style-name="ce2">
            <text:p>628.542</text:p>
          </table:table-cell>
          <table:table-cell table:number-columns-repeated="16382"/>
        </table:table-row>
        <table:table-row table:style-name="ro1">
          <table:table-cell office:value-type="date" office:date-value="2019-12-17T00:00:00" table:style-name="ce3">
            <text:p>12/17/2019 0:00</text:p>
          </table:table-cell>
          <table:table-cell office:value-type="float" office:value="4185.134" table:style-name="ce2">
            <text:p>4185.134</text:p>
          </table:table-cell>
          <table:table-cell table:number-columns-repeated="16382"/>
        </table:table-row>
        <table:table-row table:style-name="ro1">
          <table:table-cell office:value-type="date" office:date-value="2019-12-18T00:00:00" table:style-name="ce3">
            <text:p>12/18/2019 0:00</text:p>
          </table:table-cell>
          <table:table-cell office:value-type="float" office:value="7051.35" table:style-name="ce2">
            <text:p>7051.35</text:p>
          </table:table-cell>
          <table:table-cell table:number-columns-repeated="16382"/>
        </table:table-row>
        <table:table-row table:style-name="ro1">
          <table:table-cell office:value-type="date" office:date-value="2019-12-19T00:00:00" table:style-name="ce3">
            <text:p>12/19/2019 0:00</text:p>
          </table:table-cell>
          <table:table-cell office:value-type="float" office:value="815.11199999999997" table:style-name="ce2">
            <text:p>815.112</text:p>
          </table:table-cell>
          <table:table-cell table:number-columns-repeated="16382"/>
        </table:table-row>
        <table:table-row table:style-name="ro1">
          <table:table-cell office:value-type="date" office:date-value="2019-12-20T00:00:00" table:style-name="ce3">
            <text:p>12/20/2019 0:00</text:p>
          </table:table-cell>
          <table:table-cell office:value-type="float" office:value="134.54" table:style-name="ce2">
            <text:p>134.54</text:p>
          </table:table-cell>
          <table:table-cell table:number-columns-repeated="16382"/>
        </table:table-row>
        <table:table-row table:style-name="ro1">
          <table:table-cell office:value-type="date" office:date-value="2019-12-22T00:00:00" table:style-name="ce3">
            <text:p>12/22/2019 0:00</text:p>
          </table:table-cell>
          <table:table-cell office:value-type="float" office:value="1043.1279999999999" table:style-name="ce2">
            <text:p>1043.128</text:p>
          </table:table-cell>
          <table:table-cell table:number-columns-repeated="16382"/>
        </table:table-row>
        <table:table-row table:style-name="ro1">
          <table:table-cell office:value-type="date" office:date-value="2019-12-23T00:00:00" table:style-name="ce3">
            <text:p>12/23/2019 0:00</text:p>
          </table:table-cell>
          <table:table-cell office:value-type="float" office:value="5065.857" table:style-name="ce2">
            <text:p>5065.857</text:p>
          </table:table-cell>
          <table:table-cell table:number-columns-repeated="16382"/>
        </table:table-row>
        <table:table-row table:style-name="ro1">
          <table:table-cell office:value-type="date" office:date-value="2019-12-24T00:00:00" table:style-name="ce3">
            <text:p>12/24/2019 0:00</text:p>
          </table:table-cell>
          <table:table-cell office:value-type="float" office:value="1938.26" table:style-name="ce2">
            <text:p>1938.26</text:p>
          </table:table-cell>
          <table:table-cell table:number-columns-repeated="16382"/>
        </table:table-row>
        <table:table-row table:style-name="ro1">
          <table:table-cell office:value-type="date" office:date-value="2019-12-25T00:00:00" table:style-name="ce3">
            <text:p>12/25/2019 0:00</text:p>
          </table:table-cell>
          <table:table-cell office:value-type="float" office:value="7488.0550000000003" table:style-name="ce2">
            <text:p>7488.055</text:p>
          </table:table-cell>
          <table:table-cell table:number-columns-repeated="16382"/>
        </table:table-row>
        <table:table-row table:style-name="ro1">
          <table:table-cell office:value-type="date" office:date-value="2019-12-26T00:00:00" table:style-name="ce3">
            <text:p>12/26/2019 0:00</text:p>
          </table:table-cell>
          <table:table-cell office:value-type="float" office:value="1829.4179999999999" table:style-name="ce2">
            <text:p>1829.418</text:p>
          </table:table-cell>
          <table:table-cell table:number-columns-repeated="16382"/>
        </table:table-row>
        <table:table-row table:style-name="ro1">
          <table:table-cell office:value-type="date" office:date-value="2019-12-27T00:00:00" table:style-name="ce3">
            <text:p>12/27/2019 0:00</text:p>
          </table:table-cell>
          <table:table-cell office:value-type="float" office:value="959.49" table:style-name="ce2">
            <text:p>959.49</text:p>
          </table:table-cell>
          <table:table-cell table:number-columns-repeated="16382"/>
        </table:table-row>
        <table:table-row table:style-name="ro1">
          <table:table-cell office:value-type="date" office:date-value="2019-12-29T00:00:00" table:style-name="ce3">
            <text:p>12/29/2019 0:00</text:p>
          </table:table-cell>
          <table:table-cell office:value-type="float" office:value="1277.68" table:style-name="ce2">
            <text:p>1277.68</text:p>
          </table:table-cell>
          <table:table-cell table:number-columns-repeated="16382"/>
        </table:table-row>
        <table:table-row table:style-name="ro1">
          <table:table-cell office:value-type="date" office:date-value="2019-12-30T00:00:00" table:style-name="ce3">
            <text:p>12/30/2019 0:00</text:p>
          </table:table-cell>
          <table:table-cell office:value-type="float" office:value="773.774" table:style-name="ce2">
            <text:p>773.774</text:p>
          </table:table-cell>
          <table:table-cell table:number-columns-repeated="16382"/>
        </table:table-row>
        <table:table-row table:style-name="ro1">
          <table:table-cell office:value-type="date" office:date-value="2019-12-31T00:00:00" table:style-name="ce3">
            <text:p>12/31/2019 0:00</text:p>
          </table:table-cell>
          <table:table-cell office:value-type="float" office:value="731.76800000000003" table:style-name="ce2">
            <text:p>731.768</text:p>
          </table:table-cell>
          <table:table-cell table:number-columns-repeated="16382"/>
        </table:table-row>
        <table:table-row table:style-name="ro1">
          <table:table-cell office:value-type="date" office:date-value="2020-01-01T00:00:00" table:style-name="ce3">
            <text:p>1/1/2020 0:00</text:p>
          </table:table-cell>
          <table:table-cell office:value-type="float" office:value="2162.828" table:style-name="ce2">
            <text:p>2162.828</text:p>
          </table:table-cell>
          <table:table-cell table:number-columns-repeated="16382"/>
        </table:table-row>
        <table:table-row table:style-name="ro1">
          <table:table-cell office:value-type="date" office:date-value="2020-01-04T00:00:00" table:style-name="ce3">
            <text:p>1/4/2020 0:00</text:p>
          </table:table-cell>
          <table:table-cell office:value-type="float" office:value="6741.9880000000003" table:style-name="ce2">
            <text:p>6741.988</text:p>
          </table:table-cell>
          <table:table-cell table:number-columns-repeated="16382"/>
        </table:table-row>
        <table:table-row table:style-name="ro1">
          <table:table-cell office:value-type="date" office:date-value="2020-01-05T00:00:00" table:style-name="ce3">
            <text:p>1/5/2020 0:00</text:p>
          </table:table-cell>
          <table:table-cell office:value-type="float" office:value="5415.37" table:style-name="ce2">
            <text:p>5415.37</text:p>
          </table:table-cell>
          <table:table-cell table:number-columns-repeated="16382"/>
        </table:table-row>
        <table:table-row table:style-name="ro1">
          <table:table-cell office:value-type="date" office:date-value="2020-01-06T00:00:00" table:style-name="ce3">
            <text:p>1/6/2020 0:00</text:p>
          </table:table-cell>
          <table:table-cell office:value-type="float" office:value="5836.3620000000001" table:style-name="ce2">
            <text:p>5836.362</text:p>
          </table:table-cell>
          <table:table-cell table:number-columns-repeated="16382"/>
        </table:table-row>
        <table:table-row table:style-name="ro1">
          <table:table-cell office:value-type="date" office:date-value="2020-01-07T00:00:00" table:style-name="ce3">
            <text:p>1/7/2020 0:00</text:p>
          </table:table-cell>
          <table:table-cell office:value-type="float" office:value="796.83" table:style-name="ce2">
            <text:p>796.83</text:p>
          </table:table-cell>
          <table:table-cell table:number-columns-repeated="16382"/>
        </table:table-row>
        <table:table-row table:style-name="ro1">
          <table:table-cell office:value-type="date" office:date-value="2020-01-08T00:00:00" table:style-name="ce3">
            <text:p>1/8/2020 0:00</text:p>
          </table:table-cell>
          <table:table-cell office:value-type="float" office:value="2379.65" table:style-name="ce2">
            <text:p>2379.65</text:p>
          </table:table-cell>
          <table:table-cell table:number-columns-repeated="16382"/>
        </table:table-row>
        <table:table-row table:style-name="ro1">
          <table:table-cell office:value-type="date" office:date-value="2020-01-09T00:00:00" table:style-name="ce3">
            <text:p>1/9/2020 0:00</text:p>
          </table:table-cell>
          <table:table-cell office:value-type="float" office:value="1672.81" table:style-name="ce2">
            <text:p>1672.81</text:p>
          </table:table-cell>
          <table:table-cell table:number-columns-repeated="16382"/>
        </table:table-row>
        <table:table-row table:style-name="ro1">
          <table:table-cell office:value-type="date" office:date-value="2020-01-10T00:00:00" table:style-name="ce3">
            <text:p>1/10/2020 0:00</text:p>
          </table:table-cell>
          <table:table-cell office:value-type="float" office:value="3600.4659999999999" table:style-name="ce2">
            <text:p>3600.466</text:p>
          </table:table-cell>
          <table:table-cell table:number-columns-repeated="16382"/>
        </table:table-row>
        <table:table-row table:style-name="ro1">
          <table:table-cell office:value-type="date" office:date-value="2020-01-11T00:00:00" table:style-name="ce3">
            <text:p>1/11/2020 0:00</text:p>
          </table:table-cell>
          <table:table-cell office:value-type="float" office:value="3247.43" table:style-name="ce2">
            <text:p>3247.43</text:p>
          </table:table-cell>
          <table:table-cell table:number-columns-repeated="16382"/>
        </table:table-row>
        <table:table-row table:style-name="ro1">
          <table:table-cell office:value-type="date" office:date-value="2020-01-12T00:00:00" table:style-name="ce3">
            <text:p>1/12/2020 0:00</text:p>
          </table:table-cell>
          <table:table-cell office:value-type="float" office:value="7633.1779999999999" table:style-name="ce2">
            <text:p>7633.178</text:p>
          </table:table-cell>
          <table:table-cell table:number-columns-repeated="16382"/>
        </table:table-row>
        <table:table-row table:style-name="ro1">
          <table:table-cell office:value-type="date" office:date-value="2020-01-13T00:00:00" table:style-name="ce3">
            <text:p>1/13/2020 0:00</text:p>
          </table:table-cell>
          <table:table-cell office:value-type="float" office:value="4833.33" table:style-name="ce2">
            <text:p>4833.33</text:p>
          </table:table-cell>
          <table:table-cell table:number-columns-repeated="16382"/>
        </table:table-row>
        <table:table-row table:style-name="ro1">
          <table:table-cell office:value-type="date" office:date-value="2020-01-14T00:00:00" table:style-name="ce3">
            <text:p>1/14/2020 0:00</text:p>
          </table:table-cell>
          <table:table-cell office:value-type="float" office:value="2513.038" table:style-name="ce2">
            <text:p>2513.038</text:p>
          </table:table-cell>
          <table:table-cell table:number-columns-repeated="16382"/>
        </table:table-row>
        <table:table-row table:style-name="ro1">
          <table:table-cell office:value-type="date" office:date-value="2020-01-15T00:00:00" table:style-name="ce3">
            <text:p>1/15/2020 0:00</text:p>
          </table:table-cell>
          <table:table-cell office:value-type="float" office:value="2802.28" table:style-name="ce2">
            <text:p>2802.28</text:p>
          </table:table-cell>
          <table:table-cell table:number-columns-repeated="16382"/>
        </table:table-row>
        <table:table-row table:style-name="ro1">
          <table:table-cell office:value-type="date" office:date-value="2020-01-16T00:00:00" table:style-name="ce3">
            <text:p>1/16/2020 0:00</text:p>
          </table:table-cell>
          <table:table-cell office:value-type="float" office:value="6542.2920000000004" table:style-name="ce2">
            <text:p>6542.292</text:p>
          </table:table-cell>
          <table:table-cell table:number-columns-repeated="16382"/>
        </table:table-row>
        <table:table-row table:style-name="ro1">
          <table:table-cell office:value-type="date" office:date-value="2020-01-19T00:00:00" table:style-name="ce3">
            <text:p>1/19/2020 0:00</text:p>
          </table:table-cell>
          <table:table-cell office:value-type="float" office:value="2616.7150000000001" table:style-name="ce2">
            <text:p>2616.715</text:p>
          </table:table-cell>
          <table:table-cell table:number-columns-repeated="16382"/>
        </table:table-row>
        <table:table-row table:style-name="ro1">
          <table:table-cell office:value-type="date" office:date-value="2020-01-20T00:00:00" table:style-name="ce3">
            <text:p>1/20/2020 0:00</text:p>
          </table:table-cell>
          <table:table-cell office:value-type="float" office:value="1199.838" table:style-name="ce2">
            <text:p>1199.838</text:p>
          </table:table-cell>
          <table:table-cell table:number-columns-repeated="16382"/>
        </table:table-row>
        <table:table-row table:style-name="ro1">
          <table:table-cell office:value-type="date" office:date-value="2020-01-21T00:00:00" table:style-name="ce3">
            <text:p>1/21/2020 0:00</text:p>
          </table:table-cell>
          <table:table-cell office:value-type="float" office:value="3198.643" table:style-name="ce2">
            <text:p>3198.643</text:p>
          </table:table-cell>
          <table:table-cell table:number-columns-repeated="16382"/>
        </table:table-row>
        <table:table-row table:style-name="ro1">
          <table:table-cell office:value-type="date" office:date-value="2020-01-22T00:00:00" table:style-name="ce3">
            <text:p>1/22/2020 0:00</text:p>
          </table:table-cell>
          <table:table-cell office:value-type="float" office:value="4656.3720000000003" table:style-name="ce2">
            <text:p>4656.372</text:p>
          </table:table-cell>
          <table:table-cell table:number-columns-repeated="16382"/>
        </table:table-row>
        <table:table-row table:style-name="ro1">
          <table:table-cell office:value-type="date" office:date-value="2020-01-23T00:00:00" table:style-name="ce3">
            <text:p>1/23/2020 0:00</text:p>
          </table:table-cell>
          <table:table-cell office:value-type="float" office:value="965.33399999999995" table:style-name="ce2">
            <text:p>965.334</text:p>
          </table:table-cell>
          <table:table-cell table:number-columns-repeated="16382"/>
        </table:table-row>
        <table:table-row table:style-name="ro1">
          <table:table-cell office:value-type="date" office:date-value="2020-01-24T00:00:00" table:style-name="ce3">
            <text:p>1/24/2020 0:00</text:p>
          </table:table-cell>
          <table:table-cell office:value-type="float" office:value="691.66600000000005" table:style-name="ce2">
            <text:p>691.666</text:p>
          </table:table-cell>
          <table:table-cell table:number-columns-repeated="16382"/>
        </table:table-row>
        <table:table-row table:style-name="ro1">
          <table:table-cell office:value-type="date" office:date-value="2020-01-26T00:00:00" table:style-name="ce3">
            <text:p>1/26/2020 0:00</text:p>
          </table:table-cell>
          <table:table-cell office:value-type="float" office:value="3524.28" table:style-name="ce2">
            <text:p>3524.28</text:p>
          </table:table-cell>
          <table:table-cell table:number-columns-repeated="16382"/>
        </table:table-row>
        <table:table-row table:style-name="ro1">
          <table:table-cell office:value-type="date" office:date-value="2020-01-27T00:00:00" table:style-name="ce3">
            <text:p>1/27/2020 0:00</text:p>
          </table:table-cell>
          <table:table-cell office:value-type="float" office:value="573.91399999999999" table:style-name="ce2">
            <text:p>573.914</text:p>
          </table:table-cell>
          <table:table-cell table:number-columns-repeated="16382"/>
        </table:table-row>
        <table:table-row table:style-name="ro1">
          <table:table-cell office:value-type="date" office:date-value="2020-01-28T00:00:00" table:style-name="ce3">
            <text:p>1/28/2020 0:00</text:p>
          </table:table-cell>
          <table:table-cell office:value-type="float" office:value="1184.52" table:style-name="ce2">
            <text:p>1184.52</text:p>
          </table:table-cell>
          <table:table-cell table:number-columns-repeated="16382"/>
        </table:table-row>
        <table:table-row table:style-name="ro1">
          <table:table-cell office:value-type="date" office:date-value="2020-01-29T00:00:00" table:style-name="ce3">
            <text:p>1/29/2020 0:00</text:p>
          </table:table-cell>
          <table:table-cell office:value-type="float" office:value="1193.8420000000001" table:style-name="ce2">
            <text:p>1193.842</text:p>
          </table:table-cell>
          <table:table-cell table:number-columns-repeated="16382"/>
        </table:table-row>
        <table:table-row table:style-name="ro1">
          <table:table-cell office:value-type="date" office:date-value="2020-01-30T00:00:00" table:style-name="ce3">
            <text:p>1/30/2020 0:00</text:p>
          </table:table-cell>
          <table:table-cell office:value-type="float" office:value="4829.335" table:style-name="ce2">
            <text:p>4829.335</text:p>
          </table:table-cell>
          <table:table-cell table:number-columns-repeated="16382"/>
        </table:table-row>
        <table:table-row table:style-name="ro1">
          <table:table-cell office:value-type="date" office:date-value="2020-02-01T00:00:00" table:style-name="ce3">
            <text:p>2/1/2020 0:00</text:p>
          </table:table-cell>
          <table:table-cell office:value-type="float" office:value="2632.5540000000001" table:style-name="ce2">
            <text:p>2632.554</text:p>
          </table:table-cell>
          <table:table-cell table:number-columns-repeated="16382"/>
        </table:table-row>
        <table:table-row table:style-name="ro1">
          <table:table-cell office:value-type="date" office:date-value="2020-02-02T00:00:00" table:style-name="ce3">
            <text:p>2/2/2020 0:00</text:p>
          </table:table-cell>
          <table:table-cell office:value-type="float" office:value="5652.3540000000003" table:style-name="ce2">
            <text:p>5652.354</text:p>
          </table:table-cell>
          <table:table-cell table:number-columns-repeated="16382"/>
        </table:table-row>
        <table:table-row table:style-name="ro1">
          <table:table-cell office:value-type="date" office:date-value="2020-02-03T00:00:00" table:style-name="ce3">
            <text:p>2/3/2020 0:00</text:p>
          </table:table-cell>
          <table:table-cell office:value-type="float" office:value="2116.1260000000002" table:style-name="ce2">
            <text:p>2116.126</text:p>
          </table:table-cell>
          <table:table-cell table:number-columns-repeated="16382"/>
        </table:table-row>
        <table:table-row table:style-name="ro1">
          <table:table-cell office:value-type="date" office:date-value="2020-02-04T00:00:00" table:style-name="ce3">
            <text:p>2/4/2020 0:00</text:p>
          </table:table-cell>
          <table:table-cell office:value-type="float" office:value="1189.97" table:style-name="ce2">
            <text:p>1189.97</text:p>
          </table:table-cell>
          <table:table-cell table:number-columns-repeated="16382"/>
        </table:table-row>
        <table:table-row table:style-name="ro1">
          <table:table-cell office:value-type="date" office:date-value="2020-02-05T00:00:00" table:style-name="ce3">
            <text:p>2/5/2020 0:00</text:p>
          </table:table-cell>
          <table:table-cell office:value-type="float" office:value="738.11" table:style-name="ce2">
            <text:p>738.11</text:p>
          </table:table-cell>
          <table:table-cell table:number-columns-repeated="16382"/>
        </table:table-row>
        <table:table-row table:style-name="ro1">
          <table:table-cell office:value-type="date" office:date-value="2020-02-06T00:00:00" table:style-name="ce3">
            <text:p>2/6/2020 0:00</text:p>
          </table:table-cell>
          <table:table-cell office:value-type="float" office:value="742.70600000000002" table:style-name="ce2">
            <text:p>742.706</text:p>
          </table:table-cell>
          <table:table-cell table:number-columns-repeated="16382"/>
        </table:table-row>
        <table:table-row table:style-name="ro1">
          <table:table-cell office:value-type="date" office:date-value="2020-02-07T00:00:00" table:style-name="ce3">
            <text:p>2/7/2020 0:00</text:p>
          </table:table-cell>
          <table:table-cell office:value-type="float" office:value="320.19200000000001" table:style-name="ce2">
            <text:p>320.192</text:p>
          </table:table-cell>
          <table:table-cell table:number-columns-repeated="16382"/>
        </table:table-row>
        <table:table-row table:style-name="ro1">
          <table:table-cell office:value-type="date" office:date-value="2020-02-09T00:00:00" table:style-name="ce3">
            <text:p>2/9/2020 0:00</text:p>
          </table:table-cell>
          <table:table-cell office:value-type="float" office:value="11778.853999999999" table:style-name="ce2">
            <text:p>11778.854</text:p>
          </table:table-cell>
          <table:table-cell table:number-columns-repeated="16382"/>
        </table:table-row>
        <table:table-row table:style-name="ro1">
          <table:table-cell office:value-type="date" office:date-value="2020-02-10T00:00:00" table:style-name="ce3">
            <text:p>2/10/2020 0:00</text:p>
          </table:table-cell>
          <table:table-cell office:value-type="float" office:value="7380.0219999999999" table:style-name="ce2">
            <text:p>7380.022</text:p>
          </table:table-cell>
          <table:table-cell table:number-columns-repeated="16382"/>
        </table:table-row>
        <table:table-row table:style-name="ro1">
          <table:table-cell office:value-type="date" office:date-value="2020-02-11T00:00:00" table:style-name="ce3">
            <text:p>2/11/2020 0:00</text:p>
          </table:table-cell>
          <table:table-cell office:value-type="float" office:value="8138.3860000000004" table:style-name="ce2">
            <text:p>8138.386</text:p>
          </table:table-cell>
          <table:table-cell table:number-columns-repeated="16382"/>
        </table:table-row>
        <table:table-row table:style-name="ro1">
          <table:table-cell office:value-type="date" office:date-value="2020-02-12T00:00:00" table:style-name="ce3">
            <text:p>2/12/2020 0:00</text:p>
          </table:table-cell>
          <table:table-cell office:value-type="float" office:value="7281.1819999999998" table:style-name="ce2">
            <text:p>7281.182</text:p>
          </table:table-cell>
          <table:table-cell table:number-columns-repeated="16382"/>
        </table:table-row>
        <table:table-row table:style-name="ro1">
          <table:table-cell office:value-type="date" office:date-value="2020-02-13T00:00:00" table:style-name="ce3">
            <text:p>2/13/2020 0:00</text:p>
          </table:table-cell>
          <table:table-cell office:value-type="float" office:value="2351.4299999999998" table:style-name="ce2">
            <text:p>2351.43</text:p>
          </table:table-cell>
          <table:table-cell table:number-columns-repeated="16382"/>
        </table:table-row>
        <table:table-row table:style-name="ro1">
          <table:table-cell office:value-type="date" office:date-value="2020-02-16T00:00:00" table:style-name="ce3">
            <text:p>2/16/2020 0:00</text:p>
          </table:table-cell>
          <table:table-cell office:value-type="float" office:value="2731.442" table:style-name="ce2">
            <text:p>2731.442</text:p>
          </table:table-cell>
          <table:table-cell table:number-columns-repeated="16382"/>
        </table:table-row>
        <table:table-row table:style-name="ro1">
          <table:table-cell office:value-type="date" office:date-value="2020-02-17T00:00:00" table:style-name="ce3">
            <text:p>2/17/2020 0:00</text:p>
          </table:table-cell>
          <table:table-cell office:value-type="float" office:value="3714.8173999999999" table:style-name="ce2">
            <text:p>3714.8174</text:p>
          </table:table-cell>
          <table:table-cell table:number-columns-repeated="16382"/>
        </table:table-row>
        <table:table-row table:style-name="ro1">
          <table:table-cell office:value-type="date" office:date-value="2020-02-18T00:00:00" table:style-name="ce3">
            <text:p>2/18/2020 0:00</text:p>
          </table:table-cell>
          <table:table-cell office:value-type="float" office:value="429.32600000000002" table:style-name="ce2">
            <text:p>429.326</text:p>
          </table:table-cell>
          <table:table-cell table:number-columns-repeated="16382"/>
        </table:table-row>
        <table:table-row table:style-name="ro1">
          <table:table-cell office:value-type="date" office:date-value="2020-02-19T00:00:00" table:style-name="ce3">
            <text:p>2/19/2020 0:00</text:p>
          </table:table-cell>
          <table:table-cell office:value-type="float" office:value="2336.59" table:style-name="ce2">
            <text:p>2336.59</text:p>
          </table:table-cell>
          <table:table-cell table:number-columns-repeated="16382"/>
        </table:table-row>
        <table:table-row table:style-name="ro1">
          <table:table-cell office:value-type="date" office:date-value="2020-02-20T00:00:00" table:style-name="ce3">
            <text:p>2/20/2020 0:00</text:p>
          </table:table-cell>
          <table:table-cell office:value-type="float" office:value="4718.29" table:style-name="ce2">
            <text:p>4718.29</text:p>
          </table:table-cell>
          <table:table-cell table:number-columns-repeated="16382"/>
        </table:table-row>
        <table:table-row table:style-name="ro1">
          <table:table-cell office:value-type="date" office:date-value="2020-02-21T00:00:00" table:style-name="ce3">
            <text:p>2/21/2020 0:00</text:p>
          </table:table-cell>
          <table:table-cell office:value-type="float" office:value="973.904" table:style-name="ce2">
            <text:p>973.904</text:p>
          </table:table-cell>
          <table:table-cell table:number-columns-repeated="16382"/>
        </table:table-row>
        <table:table-row table:style-name="ro1">
          <table:table-cell office:value-type="date" office:date-value="2020-02-23T00:00:00" table:style-name="ce3">
            <text:p>2/23/2020 0:00</text:p>
          </table:table-cell>
          <table:table-cell office:value-type="float" office:value="1632.8" table:style-name="ce2">
            <text:p>1632.8</text:p>
          </table:table-cell>
          <table:table-cell table:number-columns-repeated="16382"/>
        </table:table-row>
        <table:table-row table:style-name="ro1">
          <table:table-cell office:value-type="date" office:date-value="2020-02-24T00:00:00" table:style-name="ce3">
            <text:p>2/24/2020 0:00</text:p>
          </table:table-cell>
          <table:table-cell office:value-type="float" office:value="1619.6759999999999" table:style-name="ce2">
            <text:p>1619.676</text:p>
          </table:table-cell>
          <table:table-cell table:number-columns-repeated="16382"/>
        </table:table-row>
        <table:table-row table:style-name="ro1">
          <table:table-cell office:value-type="date" office:date-value="2020-02-25T00:00:00" table:style-name="ce3">
            <text:p>2/25/2020 0:00</text:p>
          </table:table-cell>
          <table:table-cell office:value-type="float" office:value="1006.492" table:style-name="ce2">
            <text:p>1006.492</text:p>
          </table:table-cell>
          <table:table-cell table:number-columns-repeated="16382"/>
        </table:table-row>
        <table:table-row table:style-name="ro1">
          <table:table-cell office:value-type="date" office:date-value="2020-02-26T00:00:00" table:style-name="ce3">
            <text:p>2/26/2020 0:00</text:p>
          </table:table-cell>
          <table:table-cell office:value-type="float" office:value="3270.6460000000002" table:style-name="ce2">
            <text:p>3270.646</text:p>
          </table:table-cell>
          <table:table-cell table:number-columns-repeated="16382"/>
        </table:table-row>
        <table:table-row table:style-name="ro1">
          <table:table-cell office:value-type="date" office:date-value="2020-02-28T00:00:00" table:style-name="ce3">
            <text:p>2/28/2020 0:00</text:p>
          </table:table-cell>
          <table:table-cell office:value-type="float" office:value="1863.62" table:style-name="ce2">
            <text:p>1863.62</text:p>
          </table:table-cell>
          <table:table-cell table:number-columns-repeated="16382"/>
        </table:table-row>
        <table:table-row table:style-name="ro1">
          <table:table-cell office:value-type="date" office:date-value="2020-03-01T00:00:00" table:style-name="ce3">
            <text:p>3/1/2020 0:00</text:p>
          </table:table-cell>
          <table:table-cell office:value-type="float" office:value="2319.2719999999999" table:style-name="ce2">
            <text:p>2319.272</text:p>
          </table:table-cell>
          <table:table-cell table:number-columns-repeated="16382"/>
        </table:table-row>
        <table:table-row table:style-name="ro1">
          <table:table-cell office:value-type="date" office:date-value="2020-03-02T00:00:00" table:style-name="ce3">
            <text:p>3/2/2020 0:00</text:p>
          </table:table-cell>
          <table:table-cell office:value-type="float" office:value="5458.3270000000002" table:style-name="ce2">
            <text:p>5458.327</text:p>
          </table:table-cell>
          <table:table-cell table:number-columns-repeated="16382"/>
        </table:table-row>
        <table:table-row table:style-name="ro1">
          <table:table-cell office:value-type="date" office:date-value="2020-03-03T00:00:00" table:style-name="ce3">
            <text:p>3/3/2020 0:00</text:p>
          </table:table-cell>
          <table:table-cell office:value-type="float" office:value="2277.1039999999998" table:style-name="ce2">
            <text:p>2277.104</text:p>
          </table:table-cell>
          <table:table-cell table:number-columns-repeated="16382"/>
        </table:table-row>
        <table:table-row table:style-name="ro1">
          <table:table-cell office:value-type="date" office:date-value="2020-03-04T00:00:00" table:style-name="ce3">
            <text:p>3/4/2020 0:00</text:p>
          </table:table-cell>
          <table:table-cell office:value-type="float" office:value="192.52799999999999" table:style-name="ce2">
            <text:p>192.528</text:p>
          </table:table-cell>
          <table:table-cell table:number-columns-repeated="16382"/>
        </table:table-row>
        <table:table-row table:style-name="ro1">
          <table:table-cell office:value-type="date" office:date-value="2020-03-05T00:00:00" table:style-name="ce3">
            <text:p>3/5/2020 0:00</text:p>
          </table:table-cell>
          <table:table-cell office:value-type="float" office:value="2167.346" table:style-name="ce2">
            <text:p>2167.346</text:p>
          </table:table-cell>
          <table:table-cell table:number-columns-repeated="16382"/>
        </table:table-row>
        <table:table-row table:style-name="ro1">
          <table:table-cell office:value-type="date" office:date-value="2020-03-06T00:00:00" table:style-name="ce3">
            <text:p>3/6/2020 0:00</text:p>
          </table:table-cell>
          <table:table-cell office:value-type="float" office:value="4053.0360000000001" table:style-name="ce2">
            <text:p>4053.036</text:p>
          </table:table-cell>
          <table:table-cell table:number-columns-repeated="16382"/>
        </table:table-row>
        <table:table-row table:style-name="ro1">
          <table:table-cell office:value-type="date" office:date-value="2020-03-07T00:00:00" table:style-name="ce3">
            <text:p>3/7/2020 0:00</text:p>
          </table:table-cell>
          <table:table-cell office:value-type="float" office:value="8148.4040000000005" table:style-name="ce2">
            <text:p>8148.404</text:p>
          </table:table-cell>
          <table:table-cell table:number-columns-repeated="16382"/>
        </table:table-row>
        <table:table-row table:style-name="ro1">
          <table:table-cell office:value-type="date" office:date-value="2020-03-08T00:00:00" table:style-name="ce3">
            <text:p>3/8/2020 0:00</text:p>
          </table:table-cell>
          <table:table-cell office:value-type="float" office:value="1032.348" table:style-name="ce2">
            <text:p>1032.348</text:p>
          </table:table-cell>
          <table:table-cell table:number-columns-repeated="16382"/>
        </table:table-row>
        <table:table-row table:style-name="ro1">
          <table:table-cell office:value-type="date" office:date-value="2020-03-09T00:00:00" table:style-name="ce3">
            <text:p>3/9/2020 0:00</text:p>
          </table:table-cell>
          <table:table-cell office:value-type="float" office:value="2309.8490000000002" table:style-name="ce2">
            <text:p>2309.849</text:p>
          </table:table-cell>
          <table:table-cell table:number-columns-repeated="16382"/>
        </table:table-row>
        <table:table-row table:style-name="ro1">
          <table:table-cell office:value-type="date" office:date-value="2020-03-10T00:00:00" table:style-name="ce3">
            <text:p>3/10/2020 0:00</text:p>
          </table:table-cell>
          <table:table-cell office:value-type="float" office:value="3166.48" table:style-name="ce2">
            <text:p>3166.48</text:p>
          </table:table-cell>
          <table:table-cell table:number-columns-repeated="16382"/>
        </table:table-row>
        <table:table-row table:style-name="ro1">
          <table:table-cell office:value-type="date" office:date-value="2020-03-11T00:00:00" table:style-name="ce3">
            <text:p>3/11/2020 0:00</text:p>
          </table:table-cell>
          <table:table-cell office:value-type="float" office:value="6320.9369999999999" table:style-name="ce2">
            <text:p>6320.937</text:p>
          </table:table-cell>
          <table:table-cell table:number-columns-repeated="16382"/>
        </table:table-row>
        <table:table-row table:style-name="ro1">
          <table:table-cell office:value-type="date" office:date-value="2020-03-12T00:00:00" table:style-name="ce3">
            <text:p>3/12/2020 0:00</text:p>
          </table:table-cell>
          <table:table-cell office:value-type="float" office:value="3044.8420000000001" table:style-name="ce2">
            <text:p>3044.842</text:p>
          </table:table-cell>
          <table:table-cell table:number-columns-repeated="16382"/>
        </table:table-row>
        <table:table-row table:style-name="ro1">
          <table:table-cell office:value-type="date" office:date-value="2020-03-13T00:00:00" table:style-name="ce3">
            <text:p>3/13/2020 0:00</text:p>
          </table:table-cell>
          <table:table-cell office:value-type="float" office:value="6049.35" table:style-name="ce2">
            <text:p>6049.35</text:p>
          </table:table-cell>
          <table:table-cell table:number-columns-repeated="16382"/>
        </table:table-row>
        <table:table-row table:style-name="ro1">
          <table:table-cell office:value-type="date" office:date-value="2020-03-14T00:00:00" table:style-name="ce3">
            <text:p>3/14/2020 0:00</text:p>
          </table:table-cell>
          <table:table-cell office:value-type="float" office:value="121.616" table:style-name="ce2">
            <text:p>121.616</text:p>
          </table:table-cell>
          <table:table-cell table:number-columns-repeated="16382"/>
        </table:table-row>
        <table:table-row table:style-name="ro1">
          <table:table-cell office:value-type="date" office:date-value="2020-03-16T00:00:00" table:style-name="ce3">
            <text:p>3/16/2020 0:00</text:p>
          </table:table-cell>
          <table:table-cell office:value-type="float" office:value="2945.3809999999999" table:style-name="ce2">
            <text:p>2945.381</text:p>
          </table:table-cell>
          <table:table-cell table:number-columns-repeated="16382"/>
        </table:table-row>
        <table:table-row table:style-name="ro1">
          <table:table-cell office:value-type="date" office:date-value="2020-03-17T00:00:00" table:style-name="ce3">
            <text:p>3/17/2020 0:00</text:p>
          </table:table-cell>
          <table:table-cell office:value-type="float" office:value="1633.7460000000001" table:style-name="ce2">
            <text:p>1633.746</text:p>
          </table:table-cell>
          <table:table-cell table:number-columns-repeated="16382"/>
        </table:table-row>
        <table:table-row table:style-name="ro1">
          <table:table-cell office:value-type="date" office:date-value="2020-03-18T00:00:00" table:style-name="ce3">
            <text:p>3/18/2020 0:00</text:p>
          </table:table-cell>
          <table:table-cell office:value-type="float" office:value="1726.758" table:style-name="ce2">
            <text:p>1726.758</text:p>
          </table:table-cell>
          <table:table-cell table:number-columns-repeated="16382"/>
        </table:table-row>
        <table:table-row table:style-name="ro1">
          <table:table-cell office:value-type="date" office:date-value="2020-03-19T00:00:00" table:style-name="ce3">
            <text:p>3/19/2020 0:00</text:p>
          </table:table-cell>
          <table:table-cell office:value-type="float" office:value="2996.248" table:style-name="ce2">
            <text:p>2996.248</text:p>
          </table:table-cell>
          <table:table-cell table:number-columns-repeated="16382"/>
        </table:table-row>
        <table:table-row table:style-name="ro1">
          <table:table-cell office:value-type="date" office:date-value="2020-03-20T00:00:00" table:style-name="ce3">
            <text:p>3/20/2020 0:00</text:p>
          </table:table-cell>
          <table:table-cell office:value-type="float" office:value="1289.568" table:style-name="ce2">
            <text:p>1289.568</text:p>
          </table:table-cell>
          <table:table-cell table:number-columns-repeated="16382"/>
        </table:table-row>
        <table:table-row table:style-name="ro1">
          <table:table-cell office:value-type="date" office:date-value="2020-03-21T00:00:00" table:style-name="ce3">
            <text:p>3/21/2020 0:00</text:p>
          </table:table-cell>
          <table:table-cell office:value-type="float" office:value="4235.6360000000004" table:style-name="ce2">
            <text:p>4235.636</text:p>
          </table:table-cell>
          <table:table-cell table:number-columns-repeated="16382"/>
        </table:table-row>
        <table:table-row table:style-name="ro1">
          <table:table-cell office:value-type="date" office:date-value="2020-03-23T00:00:00" table:style-name="ce3">
            <text:p>3/23/2020 0:00</text:p>
          </table:table-cell>
          <table:table-cell office:value-type="float" office:value="4740.0680000000002" table:style-name="ce2">
            <text:p>4740.068</text:p>
          </table:table-cell>
          <table:table-cell table:number-columns-repeated="16382"/>
        </table:table-row>
        <table:table-row table:style-name="ro1">
          <table:table-cell office:value-type="date" office:date-value="2020-03-24T00:00:00" table:style-name="ce3">
            <text:p>3/24/2020 0:00</text:p>
          </table:table-cell>
          <table:table-cell office:value-type="float" office:value="1628.298" table:style-name="ce2">
            <text:p>1628.298</text:p>
          </table:table-cell>
          <table:table-cell table:number-columns-repeated="16382"/>
        </table:table-row>
        <table:table-row table:style-name="ro1">
          <table:table-cell office:value-type="date" office:date-value="2020-03-25T00:00:00" table:style-name="ce3">
            <text:p>3/25/2020 0:00</text:p>
          </table:table-cell>
          <table:table-cell office:value-type="float" office:value="4251.0259999999998" table:style-name="ce2">
            <text:p>4251.026</text:p>
          </table:table-cell>
          <table:table-cell table:number-columns-repeated="16382"/>
        </table:table-row>
        <table:table-row table:style-name="ro1">
          <table:table-cell office:value-type="date" office:date-value="2020-03-26T00:00:00" table:style-name="ce3">
            <text:p>3/26/2020 0:00</text:p>
          </table:table-cell>
          <table:table-cell office:value-type="float" office:value="3830.88" table:style-name="ce2">
            <text:p>3830.88</text:p>
          </table:table-cell>
          <table:table-cell table:number-columns-repeated="16382"/>
        </table:table-row>
        <table:table-row table:style-name="ro1">
          <table:table-cell office:value-type="date" office:date-value="2020-03-27T00:00:00" table:style-name="ce3">
            <text:p>3/27/2020 0:00</text:p>
          </table:table-cell>
          <table:table-cell office:value-type="float" office:value="3855.5160000000001" table:style-name="ce2">
            <text:p>3855.516</text:p>
          </table:table-cell>
          <table:table-cell table:number-columns-repeated="16382"/>
        </table:table-row>
        <table:table-row table:style-name="ro1">
          <table:table-cell office:value-type="date" office:date-value="2020-03-28T00:00:00" table:style-name="ce3">
            <text:p>3/28/2020 0:00</text:p>
          </table:table-cell>
          <table:table-cell office:value-type="float" office:value="2153.7020000000002" table:style-name="ce2">
            <text:p>2153.702</text:p>
          </table:table-cell>
          <table:table-cell table:number-columns-repeated="16382"/>
        </table:table-row>
        <table:table-row table:style-name="ro1">
          <table:table-cell office:value-type="date" office:date-value="2020-03-29T00:00:00" table:style-name="ce3">
            <text:p>3/29/2020 0:00</text:p>
          </table:table-cell>
          <table:table-cell office:value-type="float" office:value="163.4" table:style-name="ce2">
            <text:p>163.4</text:p>
          </table:table-cell>
          <table:table-cell table:number-columns-repeated="16382"/>
        </table:table-row>
        <table:table-row table:style-name="ro1">
          <table:table-cell office:value-type="date" office:date-value="2020-03-30T00:00:00" table:style-name="ce3">
            <text:p>3/30/2020 0:00</text:p>
          </table:table-cell>
          <table:table-cell office:value-type="float" office:value="1021.407" table:style-name="ce2">
            <text:p>1021.407</text:p>
          </table:table-cell>
          <table:table-cell table:number-columns-repeated="16382"/>
        </table:table-row>
        <table:table-row table:style-name="ro1">
          <table:table-cell office:value-type="date" office:date-value="2020-03-31T00:00:00" table:style-name="ce3">
            <text:p>3/31/2020 0:00</text:p>
          </table:table-cell>
          <table:table-cell office:value-type="float" office:value="5891.0108" table:style-name="ce2">
            <text:p>5891.0108</text:p>
          </table:table-cell>
          <table:table-cell table:number-columns-repeated="16382"/>
        </table:table-row>
        <table:table-row table:style-name="ro1">
          <table:table-cell office:value-type="date" office:date-value="2020-04-02T00:00:00" table:style-name="ce3">
            <text:p>4/2/2020 0:00</text:p>
          </table:table-cell>
          <table:table-cell office:value-type="float" office:value="138.66999999999999" table:style-name="ce2">
            <text:p>138.67</text:p>
          </table:table-cell>
          <table:table-cell table:number-columns-repeated="16382"/>
        </table:table-row>
        <table:table-row table:style-name="ro1">
          <table:table-cell office:value-type="date" office:date-value="2020-04-03T00:00:00" table:style-name="ce3">
            <text:p>4/3/2020 0:00</text:p>
          </table:table-cell>
          <table:table-cell office:value-type="float" office:value="715.822" table:style-name="ce2">
            <text:p>715.822</text:p>
          </table:table-cell>
          <table:table-cell table:number-columns-repeated="16382"/>
        </table:table-row>
        <table:table-row table:style-name="ro1">
          <table:table-cell office:value-type="date" office:date-value="2020-04-04T00:00:00" table:style-name="ce3">
            <text:p>4/4/2020 0:00</text:p>
          </table:table-cell>
          <table:table-cell office:value-type="float" office:value="1162.47" table:style-name="ce2">
            <text:p>1162.47</text:p>
          </table:table-cell>
          <table:table-cell table:number-columns-repeated="16382"/>
        </table:table-row>
        <table:table-row table:style-name="ro1">
          <table:table-cell office:value-type="date" office:date-value="2020-04-05T00:00:00" table:style-name="ce3">
            <text:p>4/5/2020 0:00</text:p>
          </table:table-cell>
          <table:table-cell office:value-type="float" office:value="2172.4050000000002" table:style-name="ce2">
            <text:p>2172.405</text:p>
          </table:table-cell>
          <table:table-cell table:number-columns-repeated="16382"/>
        </table:table-row>
        <table:table-row table:style-name="ro1">
          <table:table-cell office:value-type="date" office:date-value="2020-04-06T00:00:00" table:style-name="ce3">
            <text:p>4/6/2020 0:00</text:p>
          </table:table-cell>
          <table:table-cell office:value-type="float" office:value="1034.414" table:style-name="ce2">
            <text:p>1034.414</text:p>
          </table:table-cell>
          <table:table-cell table:number-columns-repeated="16382"/>
        </table:table-row>
        <table:table-row table:style-name="ro1">
          <table:table-cell office:value-type="date" office:date-value="2020-04-08T00:00:00" table:style-name="ce3">
            <text:p>4/8/2020 0:00</text:p>
          </table:table-cell>
          <table:table-cell office:value-type="float" office:value="364.07" table:style-name="ce2">
            <text:p>364.07</text:p>
          </table:table-cell>
          <table:table-cell table:number-columns-repeated="16382"/>
        </table:table-row>
        <table:table-row table:style-name="ro1">
          <table:table-cell office:value-type="date" office:date-value="2020-04-09T00:00:00" table:style-name="ce3">
            <text:p>4/9/2020 0:00</text:p>
          </table:table-cell>
          <table:table-cell office:value-type="float" office:value="7521.2020000000002" table:style-name="ce2">
            <text:p>7521.202</text:p>
          </table:table-cell>
          <table:table-cell table:number-columns-repeated="16382"/>
        </table:table-row>
        <table:table-row table:style-name="ro1">
          <table:table-cell office:value-type="date" office:date-value="2020-04-10T00:00:00" table:style-name="ce3">
            <text:p>4/10/2020 0:00</text:p>
          </table:table-cell>
          <table:table-cell office:value-type="float" office:value="136.97999999999999" table:style-name="ce2">
            <text:p>136.98</text:p>
          </table:table-cell>
          <table:table-cell table:number-columns-repeated="16382"/>
        </table:table-row>
        <table:table-row table:style-name="ro1">
          <table:table-cell office:value-type="date" office:date-value="2020-04-11T00:00:00" table:style-name="ce3">
            <text:p>4/11/2020 0:00</text:p>
          </table:table-cell>
          <table:table-cell office:value-type="float" office:value="6762.0959999999995" table:style-name="ce2">
            <text:p>6762.096</text:p>
          </table:table-cell>
          <table:table-cell table:number-columns-repeated="16382"/>
        </table:table-row>
        <table:table-row table:style-name="ro1">
          <table:table-cell office:value-type="date" office:date-value="2020-04-12T00:00:00" table:style-name="ce3">
            <text:p>4/12/2020 0:00</text:p>
          </table:table-cell>
          <table:table-cell office:value-type="float" office:value="3779.6379999999999" table:style-name="ce2">
            <text:p>3779.638</text:p>
          </table:table-cell>
          <table:table-cell table:number-columns-repeated="16382"/>
        </table:table-row>
        <table:table-row table:style-name="ro1">
          <table:table-cell office:value-type="date" office:date-value="2020-04-13T00:00:00" table:style-name="ce3">
            <text:p>4/13/2020 0:00</text:p>
          </table:table-cell>
          <table:table-cell office:value-type="float" office:value="1585.8240000000001" table:style-name="ce2">
            <text:p>1585.824</text:p>
          </table:table-cell>
          <table:table-cell table:number-columns-repeated="16382"/>
        </table:table-row>
        <table:table-row table:style-name="ro1">
          <table:table-cell office:value-type="date" office:date-value="2020-04-14T00:00:00" table:style-name="ce3">
            <text:p>4/14/2020 0:00</text:p>
          </table:table-cell>
          <table:table-cell office:value-type="float" office:value="1199.93" table:style-name="ce2">
            <text:p>1199.93</text:p>
          </table:table-cell>
          <table:table-cell table:number-columns-repeated="16382"/>
        </table:table-row>
        <table:table-row table:style-name="ro1">
          <table:table-cell office:value-type="date" office:date-value="2020-04-15T00:00:00" table:style-name="ce3">
            <text:p>4/15/2020 0:00</text:p>
          </table:table-cell>
          <table:table-cell office:value-type="float" office:value="744.33799999999997" table:style-name="ce2">
            <text:p>744.338</text:p>
          </table:table-cell>
          <table:table-cell table:number-columns-repeated="16382"/>
        </table:table-row>
        <table:table-row table:style-name="ro1">
          <table:table-cell office:value-type="date" office:date-value="2020-04-16T00:00:00" table:style-name="ce3">
            <text:p>4/16/2020 0:00</text:p>
          </table:table-cell>
          <table:table-cell office:value-type="float" office:value="1705.4290000000001" table:style-name="ce2">
            <text:p>1705.429</text:p>
          </table:table-cell>
          <table:table-cell table:number-columns-repeated="16382"/>
        </table:table-row>
        <table:table-row table:style-name="ro1">
          <table:table-cell office:value-type="date" office:date-value="2020-04-17T00:00:00" table:style-name="ce3">
            <text:p>4/17/2020 0:00</text:p>
          </table:table-cell>
          <table:table-cell office:value-type="float" office:value="4474.4589999999998" table:style-name="ce2">
            <text:p>4474.459</text:p>
          </table:table-cell>
          <table:table-cell table:number-columns-repeated="16382"/>
        </table:table-row>
        <table:table-row table:style-name="ro1">
          <table:table-cell office:value-type="date" office:date-value="2020-04-20T00:00:00" table:style-name="ce3">
            <text:p>4/20/2020 0:00</text:p>
          </table:table-cell>
          <table:table-cell office:value-type="float" office:value="2905.24" table:style-name="ce2">
            <text:p>2905.24</text:p>
          </table:table-cell>
          <table:table-cell table:number-columns-repeated="16382"/>
        </table:table-row>
        <table:table-row table:style-name="ro1">
          <table:table-cell office:value-type="date" office:date-value="2020-04-21T00:00:00" table:style-name="ce3">
            <text:p>4/21/2020 0:00</text:p>
          </table:table-cell>
          <table:table-cell office:value-type="float" office:value="1785.5640000000001" table:style-name="ce2">
            <text:p>1785.564</text:p>
          </table:table-cell>
          <table:table-cell table:number-columns-repeated="16382"/>
        </table:table-row>
        <table:table-row table:style-name="ro1">
          <table:table-cell office:value-type="date" office:date-value="2020-04-22T00:00:00" table:style-name="ce3">
            <text:p>4/22/2020 0:00</text:p>
          </table:table-cell>
          <table:table-cell office:value-type="float" office:value="1063.692" table:style-name="ce2">
            <text:p>1063.692</text:p>
          </table:table-cell>
          <table:table-cell table:number-columns-repeated="16382"/>
        </table:table-row>
        <table:table-row table:style-name="ro1">
          <table:table-cell office:value-type="date" office:date-value="2020-04-23T00:00:00" table:style-name="ce3">
            <text:p>4/23/2020 0:00</text:p>
          </table:table-cell>
          <table:table-cell office:value-type="float" office:value="2229.2220000000002" table:style-name="ce2">
            <text:p>2229.222</text:p>
          </table:table-cell>
          <table:table-cell table:number-columns-repeated="16382"/>
        </table:table-row>
        <table:table-row table:style-name="ro1">
          <table:table-cell office:value-type="date" office:date-value="2020-04-24T00:00:00" table:style-name="ce3">
            <text:p>4/24/2020 0:00</text:p>
          </table:table-cell>
          <table:table-cell office:value-type="float" office:value="1499.558" table:style-name="ce2">
            <text:p>1499.558</text:p>
          </table:table-cell>
          <table:table-cell table:number-columns-repeated="16382"/>
        </table:table-row>
        <table:table-row table:style-name="ro1">
          <table:table-cell office:value-type="date" office:date-value="2020-04-25T00:00:00" table:style-name="ce3">
            <text:p>4/25/2020 0:00</text:p>
          </table:table-cell>
          <table:table-cell office:value-type="float" office:value="1284.1130000000001" table:style-name="ce2">
            <text:p>1284.113</text:p>
          </table:table-cell>
          <table:table-cell table:number-columns-repeated="16382"/>
        </table:table-row>
        <table:table-row table:style-name="ro1">
          <table:table-cell office:value-type="date" office:date-value="2020-04-26T00:00:00" table:style-name="ce3">
            <text:p>4/26/2020 0:00</text:p>
          </table:table-cell>
          <table:table-cell office:value-type="float" office:value="335.608" table:style-name="ce2">
            <text:p>335.608</text:p>
          </table:table-cell>
          <table:table-cell table:number-columns-repeated="16382"/>
        </table:table-row>
        <table:table-row table:style-name="ro1">
          <table:table-cell office:value-type="date" office:date-value="2020-04-27T00:00:00" table:style-name="ce3">
            <text:p>4/27/2020 0:00</text:p>
          </table:table-cell>
          <table:table-cell office:value-type="float" office:value="998.57560000000001" table:style-name="ce2">
            <text:p>998.5756</text:p>
          </table:table-cell>
          <table:table-cell table:number-columns-repeated="16382"/>
        </table:table-row>
        <table:table-row table:style-name="ro1">
          <table:table-cell office:value-type="date" office:date-value="2020-04-28T00:00:00" table:style-name="ce3">
            <text:p>4/28/2020 0:00</text:p>
          </table:table-cell>
          <table:table-cell office:value-type="float" office:value="1141.296" table:style-name="ce2">
            <text:p>1141.296</text:p>
          </table:table-cell>
          <table:table-cell table:number-columns-repeated="16382"/>
        </table:table-row>
        <table:table-row table:style-name="ro1">
          <table:table-cell office:value-type="date" office:date-value="2020-04-29T00:00:00" table:style-name="ce3">
            <text:p>4/29/2020 0:00</text:p>
          </table:table-cell>
          <table:table-cell office:value-type="float" office:value="1195.26" table:style-name="ce2">
            <text:p>1195.26</text:p>
          </table:table-cell>
          <table:table-cell table:number-columns-repeated="16382"/>
        </table:table-row>
        <table:table-row table:style-name="ro1">
          <table:table-cell office:value-type="date" office:date-value="2020-04-30T00:00:00" table:style-name="ce3">
            <text:p>4/30/2020 0:00</text:p>
          </table:table-cell>
          <table:table-cell office:value-type="float" office:value="2892.1260000000002" table:style-name="ce2">
            <text:p>2892.126</text:p>
          </table:table-cell>
          <table:table-cell table:number-columns-repeated="16382"/>
        </table:table-row>
        <table:table-row table:style-name="ro1">
          <table:table-cell office:value-type="date" office:date-value="2020-05-02T00:00:00" table:style-name="ce3">
            <text:p>5/2/2020 0:00</text:p>
          </table:table-cell>
          <table:table-cell office:value-type="float" office:value="4573.0119999999997" table:style-name="ce2">
            <text:p>4573.012</text:p>
          </table:table-cell>
          <table:table-cell table:number-columns-repeated="16382"/>
        </table:table-row>
        <table:table-row table:style-name="ro1">
          <table:table-cell office:value-type="date" office:date-value="2020-05-03T00:00:00" table:style-name="ce3">
            <text:p>5/3/2020 0:00</text:p>
          </table:table-cell>
          <table:table-cell office:value-type="float" office:value="1817.02" table:style-name="ce2">
            <text:p>1817.02</text:p>
          </table:table-cell>
          <table:table-cell table:number-columns-repeated="16382"/>
        </table:table-row>
        <table:table-row table:style-name="ro1">
          <table:table-cell office:value-type="date" office:date-value="2020-05-05T00:00:00" table:style-name="ce3">
            <text:p>5/5/2020 0:00</text:p>
          </table:table-cell>
          <table:table-cell office:value-type="float" office:value="784.12300000000005" table:style-name="ce2">
            <text:p>784.123</text:p>
          </table:table-cell>
          <table:table-cell table:number-columns-repeated="16382"/>
        </table:table-row>
        <table:table-row table:style-name="ro1">
          <table:table-cell office:value-type="date" office:date-value="2020-05-06T00:00:00" table:style-name="ce3">
            <text:p>5/6/2020 0:00</text:p>
          </table:table-cell>
          <table:table-cell office:value-type="float" office:value="639.11199999999997" table:style-name="ce2">
            <text:p>639.112</text:p>
          </table:table-cell>
          <table:table-cell table:number-columns-repeated="16382"/>
        </table:table-row>
        <table:table-row table:style-name="ro1">
          <table:table-cell office:value-type="date" office:date-value="2020-05-07T00:00:00" table:style-name="ce3">
            <text:p>5/7/2020 0:00</text:p>
          </table:table-cell>
          <table:table-cell office:value-type="float" office:value="927.35400000000004" table:style-name="ce2">
            <text:p>927.354</text:p>
          </table:table-cell>
          <table:table-cell table:number-columns-repeated="16382"/>
        </table:table-row>
        <table:table-row table:style-name="ro1">
          <table:table-cell office:value-type="date" office:date-value="2020-05-08T00:00:00" table:style-name="ce3">
            <text:p>5/8/2020 0:00</text:p>
          </table:table-cell>
          <table:table-cell office:value-type="float" office:value="765.67600000000004" table:style-name="ce2">
            <text:p>765.676</text:p>
          </table:table-cell>
          <table:table-cell table:number-columns-repeated="16382"/>
        </table:table-row>
        <table:table-row table:style-name="ro1">
          <table:table-cell office:value-type="date" office:date-value="2020-05-09T00:00:00" table:style-name="ce3">
            <text:p>5/9/2020 0:00</text:p>
          </table:table-cell>
          <table:table-cell office:value-type="float" office:value="642.04399999999998" table:style-name="ce2">
            <text:p>642.044</text:p>
          </table:table-cell>
          <table:table-cell table:number-columns-repeated="16382"/>
        </table:table-row>
        <table:table-row table:style-name="ro1">
          <table:table-cell office:value-type="date" office:date-value="2020-05-10T00:00:00" table:style-name="ce3">
            <text:p>5/10/2020 0:00</text:p>
          </table:table-cell>
          <table:table-cell office:value-type="float" office:value="7656.616" table:style-name="ce2">
            <text:p>7656.616</text:p>
          </table:table-cell>
          <table:table-cell table:number-columns-repeated="16382"/>
        </table:table-row>
        <table:table-row table:style-name="ro1">
          <table:table-cell office:value-type="date" office:date-value="2020-05-11T00:00:00" table:style-name="ce3">
            <text:p>5/11/2020 0:00</text:p>
          </table:table-cell>
          <table:table-cell office:value-type="float" office:value="3250.0639999999999" table:style-name="ce2">
            <text:p>3250.064</text:p>
          </table:table-cell>
          <table:table-cell table:number-columns-repeated="16382"/>
        </table:table-row>
        <table:table-row table:style-name="ro1">
          <table:table-cell office:value-type="date" office:date-value="2020-05-12T00:00:00" table:style-name="ce3">
            <text:p>5/12/2020 0:00</text:p>
          </table:table-cell>
          <table:table-cell office:value-type="float" office:value="2847.136" table:style-name="ce2">
            <text:p>2847.136</text:p>
          </table:table-cell>
          <table:table-cell table:number-columns-repeated="16382"/>
        </table:table-row>
        <table:table-row table:style-name="ro1">
          <table:table-cell office:value-type="date" office:date-value="2020-05-13T00:00:00" table:style-name="ce3">
            <text:p>5/13/2020 0:00</text:p>
          </table:table-cell>
          <table:table-cell office:value-type="float" office:value="3480.3780000000002" table:style-name="ce2">
            <text:p>3480.378</text:p>
          </table:table-cell>
          <table:table-cell table:number-columns-repeated="16382"/>
        </table:table-row>
        <table:table-row table:style-name="ro1">
          <table:table-cell office:value-type="date" office:date-value="2020-05-14T00:00:00" table:style-name="ce3">
            <text:p>5/14/2020 0:00</text:p>
          </table:table-cell>
          <table:table-cell office:value-type="float" office:value="5737.0619999999999" table:style-name="ce2">
            <text:p>5737.062</text:p>
          </table:table-cell>
          <table:table-cell table:number-columns-repeated="16382"/>
        </table:table-row>
        <table:table-row table:style-name="ro1">
          <table:table-cell office:value-type="date" office:date-value="2020-05-15T00:00:00" table:style-name="ce3">
            <text:p>5/15/2020 0:00</text:p>
          </table:table-cell>
          <table:table-cell office:value-type="float" office:value="1167.2639999999999" table:style-name="ce2">
            <text:p>1167.264</text:p>
          </table:table-cell>
          <table:table-cell table:number-columns-repeated="16382"/>
        </table:table-row>
        <table:table-row table:style-name="ro1">
          <table:table-cell office:value-type="date" office:date-value="2020-05-16T00:00:00" table:style-name="ce3">
            <text:p>5/16/2020 0:00</text:p>
          </table:table-cell>
          <table:table-cell office:value-type="float" office:value="237.024" table:style-name="ce2">
            <text:p>237.024</text:p>
          </table:table-cell>
          <table:table-cell table:number-columns-repeated="16382"/>
        </table:table-row>
        <table:table-row table:style-name="ro1">
          <table:table-cell office:value-type="date" office:date-value="2020-05-18T00:00:00" table:style-name="ce3">
            <text:p>5/18/2020 0:00</text:p>
          </table:table-cell>
          <table:table-cell office:value-type="float" office:value="3157.5079999999998" table:style-name="ce2">
            <text:p>3157.508</text:p>
          </table:table-cell>
          <table:table-cell table:number-columns-repeated="16382"/>
        </table:table-row>
        <table:table-row table:style-name="ro1">
          <table:table-cell office:value-type="date" office:date-value="2020-05-19T00:00:00" table:style-name="ce3">
            <text:p>5/19/2020 0:00</text:p>
          </table:table-cell>
          <table:table-cell office:value-type="float" office:value="5961.1819999999998" table:style-name="ce2">
            <text:p>5961.182</text:p>
          </table:table-cell>
          <table:table-cell table:number-columns-repeated="16382"/>
        </table:table-row>
        <table:table-row table:style-name="ro1">
          <table:table-cell office:value-type="date" office:date-value="2020-05-20T00:00:00" table:style-name="ce3">
            <text:p>5/20/2020 0:00</text:p>
          </table:table-cell>
          <table:table-cell office:value-type="float" office:value="3881.578" table:style-name="ce2">
            <text:p>3881.578</text:p>
          </table:table-cell>
          <table:table-cell table:number-columns-repeated="16382"/>
        </table:table-row>
        <table:table-row table:style-name="ro1">
          <table:table-cell office:value-type="date" office:date-value="2020-05-21T00:00:00" table:style-name="ce3">
            <text:p>5/21/2020 0:00</text:p>
          </table:table-cell>
          <table:table-cell office:value-type="float" office:value="636.02" table:style-name="ce2">
            <text:p>636.02</text:p>
          </table:table-cell>
          <table:table-cell table:number-columns-repeated="16382"/>
        </table:table-row>
        <table:table-row table:style-name="ro1">
          <table:table-cell office:value-type="date" office:date-value="2020-05-22T00:00:00" table:style-name="ce3">
            <text:p>5/22/2020 0:00</text:p>
          </table:table-cell>
          <table:table-cell office:value-type="float" office:value="921.56200000000001" table:style-name="ce2">
            <text:p>921.562</text:p>
          </table:table-cell>
          <table:table-cell table:number-columns-repeated="16382"/>
        </table:table-row>
        <table:table-row table:style-name="ro1">
          <table:table-cell office:value-type="date" office:date-value="2020-05-23T00:00:00" table:style-name="ce3">
            <text:p>5/23/2020 0:00</text:p>
          </table:table-cell>
          <table:table-cell office:value-type="float" office:value="686.43600000000004" table:style-name="ce2">
            <text:p>686.436</text:p>
          </table:table-cell>
          <table:table-cell table:number-columns-repeated="16382"/>
        </table:table-row>
        <table:table-row table:style-name="ro1">
          <table:table-cell office:value-type="date" office:date-value="2020-05-25T00:00:00" table:style-name="ce3">
            <text:p>5/25/2020 0:00</text:p>
          </table:table-cell>
          <table:table-cell office:value-type="float" office:value="1342.0260000000001" table:style-name="ce2">
            <text:p>1342.026</text:p>
          </table:table-cell>
          <table:table-cell table:number-columns-repeated="16382"/>
        </table:table-row>
        <table:table-row table:style-name="ro1">
          <table:table-cell office:value-type="date" office:date-value="2020-05-26T00:00:00" table:style-name="ce3">
            <text:p>5/26/2020 0:00</text:p>
          </table:table-cell>
          <table:table-cell office:value-type="float" office:value="583.24" table:style-name="ce2">
            <text:p>583.24</text:p>
          </table:table-cell>
          <table:table-cell table:number-columns-repeated="16382"/>
        </table:table-row>
        <table:table-row table:style-name="ro1">
          <table:table-cell office:value-type="date" office:date-value="2020-05-27T00:00:00" table:style-name="ce3">
            <text:p>5/27/2020 0:00</text:p>
          </table:table-cell>
          <table:table-cell office:value-type="float" office:value="2869.9079999999999" table:style-name="ce2">
            <text:p>2869.908</text:p>
          </table:table-cell>
          <table:table-cell table:number-columns-repeated="16382"/>
        </table:table-row>
        <table:table-row table:style-name="ro1">
          <table:table-cell office:value-type="date" office:date-value="2020-05-28T00:00:00" table:style-name="ce3">
            <text:p>5/28/2020 0:00</text:p>
          </table:table-cell>
          <table:table-cell office:value-type="float" office:value="2097.1030000000001" table:style-name="ce2">
            <text:p>2097.103</text:p>
          </table:table-cell>
          <table:table-cell table:number-columns-repeated="16382"/>
        </table:table-row>
        <table:table-row table:style-name="ro1">
          <table:table-cell office:value-type="date" office:date-value="2020-05-29T00:00:00" table:style-name="ce3">
            <text:p>5/29/2020 0:00</text:p>
          </table:table-cell>
          <table:table-cell office:value-type="float" office:value="3338.1080000000002" table:style-name="ce2">
            <text:p>3338.108</text:p>
          </table:table-cell>
          <table:table-cell table:number-columns-repeated="16382"/>
        </table:table-row>
        <table:table-row table:style-name="ro1">
          <table:table-cell office:value-type="date" office:date-value="2020-05-30T00:00:00" table:style-name="ce3">
            <text:p>5/30/2020 0:00</text:p>
          </table:table-cell>
          <table:table-cell office:value-type="float" office:value="4211.8904000000002" table:style-name="ce2">
            <text:p>4211.8904</text:p>
          </table:table-cell>
          <table:table-cell table:number-columns-repeated="16382"/>
        </table:table-row>
        <table:table-row table:style-name="ro1">
          <table:table-cell office:value-type="date" office:date-value="2020-06-01T00:00:00" table:style-name="ce3">
            <text:p>6/1/2020 0:00</text:p>
          </table:table-cell>
          <table:table-cell office:value-type="float" office:value="147.74" table:style-name="ce2">
            <text:p>147.74</text:p>
          </table:table-cell>
          <table:table-cell table:number-columns-repeated="16382"/>
        </table:table-row>
        <table:table-row table:style-name="ro1">
          <table:table-cell office:value-type="date" office:date-value="2020-06-02T00:00:00" table:style-name="ce3">
            <text:p>6/2/2020 0:00</text:p>
          </table:table-cell>
          <table:table-cell office:value-type="float" office:value="1155.354" table:style-name="ce2">
            <text:p>1155.354</text:p>
          </table:table-cell>
          <table:table-cell table:number-columns-repeated="16382"/>
        </table:table-row>
        <table:table-row table:style-name="ro1">
          <table:table-cell office:value-type="date" office:date-value="2020-06-03T00:00:00" table:style-name="ce3">
            <text:p>6/3/2020 0:00</text:p>
          </table:table-cell>
          <table:table-cell office:value-type="float" office:value="1631.2360000000001" table:style-name="ce2">
            <text:p>1631.236</text:p>
          </table:table-cell>
          <table:table-cell table:number-columns-repeated="16382"/>
        </table:table-row>
        <table:table-row table:style-name="ro1">
          <table:table-cell office:value-type="date" office:date-value="2020-06-04T00:00:00" table:style-name="ce3">
            <text:p>6/4/2020 0:00</text:p>
          </table:table-cell>
          <table:table-cell office:value-type="float" office:value="261.42" table:style-name="ce2">
            <text:p>261.42</text:p>
          </table:table-cell>
          <table:table-cell table:number-columns-repeated="16382"/>
        </table:table-row>
        <table:table-row table:style-name="ro1">
          <table:table-cell office:value-type="date" office:date-value="2020-06-05T00:00:00" table:style-name="ce3">
            <text:p>6/5/2020 0:00</text:p>
          </table:table-cell>
          <table:table-cell office:value-type="float" office:value="3890.3697999999999" table:style-name="ce2">
            <text:p>3890.3698</text:p>
          </table:table-cell>
          <table:table-cell table:number-columns-repeated="16382"/>
        </table:table-row>
        <table:table-row table:style-name="ro1">
          <table:table-cell office:value-type="date" office:date-value="2020-06-06T00:00:00" table:style-name="ce3">
            <text:p>6/6/2020 0:00</text:p>
          </table:table-cell>
          <table:table-cell office:value-type="float" office:value="226.35" table:style-name="ce2">
            <text:p>226.35</text:p>
          </table:table-cell>
          <table:table-cell table:number-columns-repeated="16382"/>
        </table:table-row>
        <table:table-row table:style-name="ro1">
          <table:table-cell office:value-type="date" office:date-value="2020-06-07T00:00:00" table:style-name="ce3">
            <text:p>6/7/2020 0:00</text:p>
          </table:table-cell>
          <table:table-cell office:value-type="float" office:value="642.37800000000004" table:style-name="ce2">
            <text:p>642.378</text:p>
          </table:table-cell>
          <table:table-cell table:number-columns-repeated="16382"/>
        </table:table-row>
        <table:table-row table:style-name="ro1">
          <table:table-cell office:value-type="date" office:date-value="2020-06-08T00:00:00" table:style-name="ce3">
            <text:p>6/8/2020 0:00</text:p>
          </table:table-cell>
          <table:table-cell office:value-type="float" office:value="1808.0260000000001" table:style-name="ce2">
            <text:p>1808.026</text:p>
          </table:table-cell>
          <table:table-cell table:number-columns-repeated="16382"/>
        </table:table-row>
        <table:table-row table:style-name="ro1">
          <table:table-cell office:value-type="date" office:date-value="2020-06-10T00:00:00" table:style-name="ce3">
            <text:p>6/10/2020 0:00</text:p>
          </table:table-cell>
          <table:table-cell office:value-type="float" office:value="2278.652" table:style-name="ce2">
            <text:p>2278.652</text:p>
          </table:table-cell>
          <table:table-cell table:number-columns-repeated="16382"/>
        </table:table-row>
        <table:table-row table:style-name="ro1">
          <table:table-cell office:value-type="date" office:date-value="2020-06-11T00:00:00" table:style-name="ce3">
            <text:p>6/11/2020 0:00</text:p>
          </table:table-cell>
          <table:table-cell office:value-type="float" office:value="6473.75" table:style-name="ce2">
            <text:p>6473.75</text:p>
          </table:table-cell>
          <table:table-cell table:number-columns-repeated="16382"/>
        </table:table-row>
        <table:table-row table:style-name="ro1">
          <table:table-cell office:value-type="date" office:date-value="2020-06-12T00:00:00" table:style-name="ce3">
            <text:p>6/12/2020 0:00</text:p>
          </table:table-cell>
          <table:table-cell office:value-type="float" office:value="216.68" table:style-name="ce2">
            <text:p>216.68</text:p>
          </table:table-cell>
          <table:table-cell table:number-columns-repeated="16382"/>
        </table:table-row>
        <table:table-row table:style-name="ro1">
          <table:table-cell office:value-type="date" office:date-value="2020-06-13T00:00:00" table:style-name="ce3">
            <text:p>6/13/2020 0:00</text:p>
          </table:table-cell>
          <table:table-cell office:value-type="float" office:value="1381.018" table:style-name="ce2">
            <text:p>1381.018</text:p>
          </table:table-cell>
          <table:table-cell table:number-columns-repeated="16382"/>
        </table:table-row>
        <table:table-row table:style-name="ro1">
          <table:table-cell office:value-type="date" office:date-value="2020-06-15T00:00:00" table:style-name="ce3">
            <text:p>6/15/2020 0:00</text:p>
          </table:table-cell>
          <table:table-cell office:value-type="float" office:value="4931.51" table:style-name="ce2">
            <text:p>4931.51</text:p>
          </table:table-cell>
          <table:table-cell table:number-columns-repeated="16382"/>
        </table:table-row>
        <table:table-row table:style-name="ro1">
          <table:table-cell office:value-type="date" office:date-value="2020-06-16T00:00:00" table:style-name="ce3">
            <text:p>6/16/2020 0:00</text:p>
          </table:table-cell>
          <table:table-cell office:value-type="float" office:value="3671.194" table:style-name="ce2">
            <text:p>3671.194</text:p>
          </table:table-cell>
          <table:table-cell table:number-columns-repeated="16382"/>
        </table:table-row>
        <table:table-row table:style-name="ro1">
          <table:table-cell office:value-type="date" office:date-value="2020-06-17T00:00:00" table:style-name="ce3">
            <text:p>6/17/2020 0:00</text:p>
          </table:table-cell>
          <table:table-cell office:value-type="float" office:value="4601.6719999999996" table:style-name="ce2">
            <text:p>4601.672</text:p>
          </table:table-cell>
          <table:table-cell table:number-columns-repeated="16382"/>
        </table:table-row>
        <table:table-row table:style-name="ro1">
          <table:table-cell office:value-type="date" office:date-value="2020-06-18T00:00:00" table:style-name="ce3">
            <text:p>6/18/2020 0:00</text:p>
          </table:table-cell>
          <table:table-cell office:value-type="float" office:value="1228.1555000000001" table:style-name="ce2">
            <text:p>1228.1555</text:p>
          </table:table-cell>
          <table:table-cell table:number-columns-repeated="16382"/>
        </table:table-row>
        <table:table-row table:style-name="ro1">
          <table:table-cell office:value-type="date" office:date-value="2020-06-19T00:00:00" table:style-name="ce3">
            <text:p>6/19/2020 0:00</text:p>
          </table:table-cell>
          <table:table-cell office:value-type="float" office:value="3133.9409999999998" table:style-name="ce2">
            <text:p>3133.941</text:p>
          </table:table-cell>
          <table:table-cell table:number-columns-repeated="16382"/>
        </table:table-row>
        <table:table-row table:style-name="ro1">
          <table:table-cell office:value-type="date" office:date-value="2020-06-20T00:00:00" table:style-name="ce3">
            <text:p>6/20/2020 0:00</text:p>
          </table:table-cell>
          <table:table-cell office:value-type="float" office:value="1691.2280000000001" table:style-name="ce2">
            <text:p>1691.228</text:p>
          </table:table-cell>
          <table:table-cell table:number-columns-repeated="16382"/>
        </table:table-row>
        <table:table-row table:style-name="ro1">
          <table:table-cell office:value-type="date" office:date-value="2020-06-21T00:00:00" table:style-name="ce3">
            <text:p>6/21/2020 0:00</text:p>
          </table:table-cell>
          <table:table-cell office:value-type="float" office:value="966.65599999999995" table:style-name="ce2">
            <text:p>966.656</text:p>
          </table:table-cell>
          <table:table-cell table:number-columns-repeated="16382"/>
        </table:table-row>
        <table:table-row table:style-name="ro1">
          <table:table-cell office:value-type="date" office:date-value="2020-06-22T00:00:00" table:style-name="ce3">
            <text:p>6/22/2020 0:00</text:p>
          </table:table-cell>
          <table:table-cell office:value-type="float" office:value="1102.019" table:style-name="ce2">
            <text:p>1102.019</text:p>
          </table:table-cell>
          <table:table-cell table:number-columns-repeated="16382"/>
        </table:table-row>
        <table:table-row table:style-name="ro1">
          <table:table-cell office:value-type="date" office:date-value="2020-06-24T00:00:00" table:style-name="ce3">
            <text:p>6/24/2020 0:00</text:p>
          </table:table-cell>
          <table:table-cell office:value-type="float" office:value="1853.614" table:style-name="ce2">
            <text:p>1853.614</text:p>
          </table:table-cell>
          <table:table-cell table:number-columns-repeated="16382"/>
        </table:table-row>
        <table:table-row table:style-name="ro1">
          <table:table-cell office:value-type="date" office:date-value="2020-06-25T00:00:00" table:style-name="ce3">
            <text:p>6/25/2020 0:00</text:p>
          </table:table-cell>
          <table:table-cell office:value-type="float" office:value="1854.3520000000001" table:style-name="ce2">
            <text:p>1854.352</text:p>
          </table:table-cell>
          <table:table-cell table:number-columns-repeated="16382"/>
        </table:table-row>
        <table:table-row table:style-name="ro1">
          <table:table-cell office:value-type="date" office:date-value="2020-06-26T00:00:00" table:style-name="ce3">
            <text:p>6/26/2020 0:00</text:p>
          </table:table-cell>
          <table:table-cell office:value-type="float" office:value="4934.1360000000004" table:style-name="ce2">
            <text:p>4934.136</text:p>
          </table:table-cell>
          <table:table-cell table:number-columns-repeated="16382"/>
        </table:table-row>
        <table:table-row table:style-name="ro1">
          <table:table-cell office:value-type="date" office:date-value="2020-06-27T00:00:00" table:style-name="ce3">
            <text:p>6/27/2020 0:00</text:p>
          </table:table-cell>
          <table:table-cell office:value-type="float" office:value="1941.9059999999999" table:style-name="ce2">
            <text:p>1941.906</text:p>
          </table:table-cell>
          <table:table-cell table:number-columns-repeated="16382"/>
        </table:table-row>
        <table:table-row table:style-name="ro1">
          <table:table-cell office:value-type="date" office:date-value="2020-06-29T00:00:00" table:style-name="ce3">
            <text:p>6/29/2020 0:00</text:p>
          </table:table-cell>
          <table:table-cell office:value-type="float" office:value="5414.9912000000004" table:style-name="ce2">
            <text:p>5414.9912</text:p>
          </table:table-cell>
          <table:table-cell table:number-columns-repeated="16382"/>
        </table:table-row>
        <table:table-row table:style-name="ro1">
          <table:table-cell office:value-type="date" office:date-value="2020-06-30T00:00:00" table:style-name="ce3">
            <text:p>6/30/2020 0:00</text:p>
          </table:table-cell>
          <table:table-cell office:value-type="float" office:value="5209.9769999999999" table:style-name="ce2">
            <text:p>5209.977</text:p>
          </table:table-cell>
          <table:table-cell table:number-columns-repeated="16382"/>
        </table:table-row>
        <table:table-row table:style-name="ro1">
          <table:table-cell office:value-type="date" office:date-value="2020-07-01T00:00:00" table:style-name="ce3">
            <text:p>7/1/2020 0:00</text:p>
          </table:table-cell>
          <table:table-cell office:value-type="float" office:value="3742.59" table:style-name="ce2">
            <text:p>3742.59</text:p>
          </table:table-cell>
          <table:table-cell table:number-columns-repeated="16382"/>
        </table:table-row>
        <table:table-row table:style-name="ro1">
          <table:table-cell office:value-type="date" office:date-value="2020-07-03T00:00:00" table:style-name="ce3">
            <text:p>7/3/2020 0:00</text:p>
          </table:table-cell>
          <table:table-cell office:value-type="float" office:value="374.59" table:style-name="ce2">
            <text:p>374.59</text:p>
          </table:table-cell>
          <table:table-cell table:number-columns-repeated="16382"/>
        </table:table-row>
        <table:table-row table:style-name="ro1">
          <table:table-cell office:value-type="date" office:date-value="2020-07-04T00:00:00" table:style-name="ce3">
            <text:p>7/4/2020 0:00</text:p>
          </table:table-cell>
          <table:table-cell office:value-type="float" office:value="2278.2905000000001" table:style-name="ce2">
            <text:p>2278.2905</text:p>
          </table:table-cell>
          <table:table-cell table:number-columns-repeated="16382"/>
        </table:table-row>
        <table:table-row table:style-name="ro1">
          <table:table-cell office:value-type="date" office:date-value="2020-07-05T00:00:00" table:style-name="ce3">
            <text:p>7/5/2020 0:00</text:p>
          </table:table-cell>
          <table:table-cell office:value-type="float" office:value="2945.4679999999998" table:style-name="ce2">
            <text:p>2945.468</text:p>
          </table:table-cell>
          <table:table-cell table:number-columns-repeated="16382"/>
        </table:table-row>
        <table:table-row table:style-name="ro1">
          <table:table-cell office:value-type="date" office:date-value="2020-07-07T00:00:00" table:style-name="ce3">
            <text:p>7/7/2020 0:00</text:p>
          </table:table-cell>
          <table:table-cell office:value-type="float" office:value="2269.25" table:style-name="ce2">
            <text:p>2269.25</text:p>
          </table:table-cell>
          <table:table-cell table:number-columns-repeated="16382"/>
        </table:table-row>
        <table:table-row table:style-name="ro1">
          <table:table-cell office:value-type="date" office:date-value="2020-07-08T00:00:00" table:style-name="ce3">
            <text:p>7/8/2020 0:00</text:p>
          </table:table-cell>
          <table:table-cell office:value-type="float" office:value="4430.6239999999998" table:style-name="ce2">
            <text:p>4430.624</text:p>
          </table:table-cell>
          <table:table-cell table:number-columns-repeated="16382"/>
        </table:table-row>
        <table:table-row table:style-name="ro1">
          <table:table-cell office:value-type="date" office:date-value="2020-07-09T00:00:00" table:style-name="ce3">
            <text:p>7/9/2020 0:00</text:p>
          </table:table-cell>
          <table:table-cell office:value-type="float" office:value="5328.5649999999996" table:style-name="ce2">
            <text:p>5328.565</text:p>
          </table:table-cell>
          <table:table-cell table:number-columns-repeated="16382"/>
        </table:table-row>
        <table:table-row table:style-name="ro1">
          <table:table-cell office:value-type="date" office:date-value="2020-07-10T00:00:00" table:style-name="ce3">
            <text:p>7/10/2020 0:00</text:p>
          </table:table-cell>
          <table:table-cell office:value-type="float" office:value="3329.21" table:style-name="ce2">
            <text:p>3329.21</text:p>
          </table:table-cell>
          <table:table-cell table:number-columns-repeated="16382"/>
        </table:table-row>
        <table:table-row table:style-name="ro1">
          <table:table-cell office:value-type="date" office:date-value="2020-07-11T00:00:00" table:style-name="ce3">
            <text:p>7/11/2020 0:00</text:p>
          </table:table-cell>
          <table:table-cell office:value-type="float" office:value="2988.3780000000002" table:style-name="ce2">
            <text:p>2988.378</text:p>
          </table:table-cell>
          <table:table-cell table:number-columns-repeated="16382"/>
        </table:table-row>
        <table:table-row table:style-name="ro1">
          <table:table-cell office:value-type="date" office:date-value="2020-07-12T00:00:00" table:style-name="ce3">
            <text:p>7/12/2020 0:00</text:p>
          </table:table-cell>
          <table:table-cell office:value-type="float" office:value="4352.5140000000001" table:style-name="ce2">
            <text:p>4352.514</text:p>
          </table:table-cell>
          <table:table-cell table:number-columns-repeated="16382"/>
        </table:table-row>
        <table:table-row table:style-name="ro1">
          <table:table-cell office:value-type="date" office:date-value="2020-07-13T00:00:00" table:style-name="ce3">
            <text:p>7/13/2020 0:00</text:p>
          </table:table-cell>
          <table:table-cell office:value-type="float" office:value="699.54200000000003" table:style-name="ce2">
            <text:p>699.542</text:p>
          </table:table-cell>
          <table:table-cell table:number-columns-repeated="16382"/>
        </table:table-row>
        <table:table-row table:style-name="ro1">
          <table:table-cell office:value-type="date" office:date-value="2020-07-14T00:00:00" table:style-name="ce3">
            <text:p>7/14/2020 0:00</text:p>
          </table:table-cell>
          <table:table-cell office:value-type="float" office:value="4349.9340000000002" table:style-name="ce2">
            <text:p>4349.934</text:p>
          </table:table-cell>
          <table:table-cell table:number-columns-repeated="16382"/>
        </table:table-row>
        <table:table-row table:style-name="ro1">
          <table:table-cell office:value-type="date" office:date-value="2020-07-15T00:00:00" table:style-name="ce3">
            <text:p>7/15/2020 0:00</text:p>
          </table:table-cell>
          <table:table-cell office:value-type="float" office:value="2836.2289999999998" table:style-name="ce2">
            <text:p>2836.229</text:p>
          </table:table-cell>
          <table:table-cell table:number-columns-repeated="16382"/>
        </table:table-row>
        <table:table-row table:style-name="ro1">
          <table:table-cell office:value-type="date" office:date-value="2020-07-16T00:00:00" table:style-name="ce3">
            <text:p>7/16/2020 0:00</text:p>
          </table:table-cell>
          <table:table-cell office:value-type="float" office:value="497.63600000000002" table:style-name="ce2">
            <text:p>497.636</text:p>
          </table:table-cell>
          <table:table-cell table:number-columns-repeated="16382"/>
        </table:table-row>
        <table:table-row table:style-name="ro1">
          <table:table-cell office:value-type="date" office:date-value="2020-07-17T00:00:00" table:style-name="ce3">
            <text:p>7/17/2020 0:00</text:p>
          </table:table-cell>
          <table:table-cell office:value-type="float" office:value="2714.873" table:style-name="ce2">
            <text:p>2714.873</text:p>
          </table:table-cell>
          <table:table-cell table:number-columns-repeated="16382"/>
        </table:table-row>
        <table:table-row table:style-name="ro1">
          <table:table-cell office:value-type="date" office:date-value="2020-07-18T00:00:00" table:style-name="ce3">
            <text:p>7/18/2020 0:00</text:p>
          </table:table-cell>
          <table:table-cell office:value-type="float" office:value="2559.7939999999999" table:style-name="ce2">
            <text:p>2559.794</text:p>
          </table:table-cell>
          <table:table-cell table:number-columns-repeated="16382"/>
        </table:table-row>
        <table:table-row table:style-name="ro1">
          <table:table-cell office:value-type="date" office:date-value="2020-07-20T00:00:00" table:style-name="ce3">
            <text:p>7/20/2020 0:00</text:p>
          </table:table-cell>
          <table:table-cell office:value-type="float" office:value="3040.2080000000001" table:style-name="ce2">
            <text:p>3040.208</text:p>
          </table:table-cell>
          <table:table-cell table:number-columns-repeated="16382"/>
        </table:table-row>
        <table:table-row table:style-name="ro1">
          <table:table-cell office:value-type="date" office:date-value="2020-07-21T00:00:00" table:style-name="ce3">
            <text:p>7/21/2020 0:00</text:p>
          </table:table-cell>
          <table:table-cell office:value-type="float" office:value="5170.9440000000004" table:style-name="ce2">
            <text:p>5170.944</text:p>
          </table:table-cell>
          <table:table-cell table:number-columns-repeated="16382"/>
        </table:table-row>
        <table:table-row table:style-name="ro1">
          <table:table-cell office:value-type="date" office:date-value="2020-07-22T00:00:00" table:style-name="ce3">
            <text:p>7/22/2020 0:00</text:p>
          </table:table-cell>
          <table:table-cell office:value-type="float" office:value="674.31399999999996" table:style-name="ce2">
            <text:p>674.314</text:p>
          </table:table-cell>
          <table:table-cell table:number-columns-repeated="16382"/>
        </table:table-row>
        <table:table-row table:style-name="ro1">
          <table:table-cell office:value-type="date" office:date-value="2020-07-23T00:00:00" table:style-name="ce3">
            <text:p>7/23/2020 0:00</text:p>
          </table:table-cell>
          <table:table-cell office:value-type="float" office:value="1665.1880000000001" table:style-name="ce2">
            <text:p>1665.188</text:p>
          </table:table-cell>
          <table:table-cell table:number-columns-repeated="16382"/>
        </table:table-row>
        <table:table-row table:style-name="ro1">
          <table:table-cell office:value-type="date" office:date-value="2020-07-24T00:00:00" table:style-name="ce3">
            <text:p>7/24/2020 0:00</text:p>
          </table:table-cell>
          <table:table-cell office:value-type="float" office:value="2441.96" table:style-name="ce2">
            <text:p>2441.96</text:p>
          </table:table-cell>
          <table:table-cell table:number-columns-repeated="16382"/>
        </table:table-row>
        <table:table-row table:style-name="ro1">
          <table:table-cell office:value-type="date" office:date-value="2020-07-25T00:00:00" table:style-name="ce3">
            <text:p>7/25/2020 0:00</text:p>
          </table:table-cell>
          <table:table-cell office:value-type="float" office:value="1465.742" table:style-name="ce2">
            <text:p>1465.742</text:p>
          </table:table-cell>
          <table:table-cell table:number-columns-repeated="16382"/>
        </table:table-row>
        <table:table-row table:style-name="ro1">
          <table:table-cell office:value-type="date" office:date-value="2020-07-26T00:00:00" table:style-name="ce3">
            <text:p>7/26/2020 0:00</text:p>
          </table:table-cell>
          <table:table-cell office:value-type="float" office:value="2091.3020000000001" table:style-name="ce2">
            <text:p>2091.302</text:p>
          </table:table-cell>
          <table:table-cell table:number-columns-repeated="16382"/>
        </table:table-row>
        <table:table-row table:style-name="ro1">
          <table:table-cell office:value-type="date" office:date-value="2020-07-27T00:00:00" table:style-name="ce3">
            <text:p>7/27/2020 0:00</text:p>
          </table:table-cell>
          <table:table-cell office:value-type="float" office:value="1661.68" table:style-name="ce2">
            <text:p>1661.68</text:p>
          </table:table-cell>
          <table:table-cell table:number-columns-repeated="16382"/>
        </table:table-row>
        <table:table-row table:style-name="ro1">
          <table:table-cell office:value-type="date" office:date-value="2020-07-28T00:00:00" table:style-name="ce3">
            <text:p>7/28/2020 0:00</text:p>
          </table:table-cell>
          <table:table-cell office:value-type="float" office:value="1443.5640000000001" table:style-name="ce2">
            <text:p>1443.564</text:p>
          </table:table-cell>
          <table:table-cell table:number-columns-repeated="16382"/>
        </table:table-row>
        <table:table-row table:style-name="ro1">
          <table:table-cell office:value-type="date" office:date-value="2020-07-29T00:00:00" table:style-name="ce3">
            <text:p>7/29/2020 0:00</text:p>
          </table:table-cell>
          <table:table-cell office:value-type="float" office:value="2109.2939999999999" table:style-name="ce2">
            <text:p>2109.294</text:p>
          </table:table-cell>
          <table:table-cell table:number-columns-repeated="16382"/>
        </table:table-row>
        <table:table-row table:style-name="ro1">
          <table:table-cell office:value-type="date" office:date-value="2020-07-30T00:00:00" table:style-name="ce3">
            <text:p>7/30/2020 0:00</text:p>
          </table:table-cell>
          <table:table-cell office:value-type="float" office:value="762.37599999999998" table:style-name="ce2">
            <text:p>762.376</text:p>
          </table:table-cell>
          <table:table-cell table:number-columns-repeated="16382"/>
        </table:table-row>
        <table:table-row table:style-name="ro1">
          <table:table-cell office:value-type="date" office:date-value="2020-07-31T00:00:00" table:style-name="ce3">
            <text:p>7/31/2020 0:00</text:p>
          </table:table-cell>
          <table:table-cell office:value-type="float" office:value="2460.0279999999998" table:style-name="ce2">
            <text:p>2460.028</text:p>
          </table:table-cell>
          <table:table-cell table:number-columns-repeated="16382"/>
        </table:table-row>
        <table:table-row table:style-name="ro1">
          <table:table-cell office:value-type="date" office:date-value="2020-08-01T00:00:00" table:style-name="ce3">
            <text:p>8/1/2020 0:00</text:p>
          </table:table-cell>
          <table:table-cell office:value-type="float" office:value="930.98" table:style-name="ce2">
            <text:p>930.98</text:p>
          </table:table-cell>
          <table:table-cell table:number-columns-repeated="16382"/>
        </table:table-row>
        <table:table-row table:style-name="ro1">
          <table:table-cell office:value-type="date" office:date-value="2020-08-03T00:00:00" table:style-name="ce3">
            <text:p>8/3/2020 0:00</text:p>
          </table:table-cell>
          <table:table-cell office:value-type="float" office:value="1055.0999999999999" table:style-name="ce2">
            <text:p>1055.1</text:p>
          </table:table-cell>
          <table:table-cell table:number-columns-repeated="16382"/>
        </table:table-row>
        <table:table-row table:style-name="ro1">
          <table:table-cell office:value-type="date" office:date-value="2020-08-04T00:00:00" table:style-name="ce3">
            <text:p>8/4/2020 0:00</text:p>
          </table:table-cell>
          <table:table-cell office:value-type="float" office:value="6749.93" table:style-name="ce2">
            <text:p>6749.93</text:p>
          </table:table-cell>
          <table:table-cell table:number-columns-repeated="16382"/>
        </table:table-row>
        <table:table-row table:style-name="ro1">
          <table:table-cell office:value-type="date" office:date-value="2020-08-05T00:00:00" table:style-name="ce3">
            <text:p>8/5/2020 0:00</text:p>
          </table:table-cell>
          <table:table-cell office:value-type="float" office:value="3986.5540000000001" table:style-name="ce2">
            <text:p>3986.554</text:p>
          </table:table-cell>
          <table:table-cell table:number-columns-repeated="16382"/>
        </table:table-row>
        <table:table-row table:style-name="ro1">
          <table:table-cell office:value-type="date" office:date-value="2020-08-06T00:00:00" table:style-name="ce3">
            <text:p>8/6/2020 0:00</text:p>
          </table:table-cell>
          <table:table-cell office:value-type="float" office:value="3109.038" table:style-name="ce2">
            <text:p>3109.038</text:p>
          </table:table-cell>
          <table:table-cell table:number-columns-repeated="16382"/>
        </table:table-row>
        <table:table-row table:style-name="ro1">
          <table:table-cell office:value-type="date" office:date-value="2020-08-07T00:00:00" table:style-name="ce3">
            <text:p>8/7/2020 0:00</text:p>
          </table:table-cell>
          <table:table-cell office:value-type="float" office:value="3374.2640000000001" table:style-name="ce2">
            <text:p>3374.264</text:p>
          </table:table-cell>
          <table:table-cell table:number-columns-repeated="16382"/>
        </table:table-row>
        <table:table-row table:style-name="ro1">
          <table:table-cell office:value-type="date" office:date-value="2020-08-09T00:00:00" table:style-name="ce3">
            <text:p>8/9/2020 0:00</text:p>
          </table:table-cell>
          <table:table-cell office:value-type="float" office:value="2948.3270000000002" table:style-name="ce2">
            <text:p>2948.327</text:p>
          </table:table-cell>
          <table:table-cell table:number-columns-repeated="16382"/>
        </table:table-row>
        <table:table-row table:style-name="ro1">
          <table:table-cell office:value-type="date" office:date-value="2020-08-10T00:00:00" table:style-name="ce3">
            <text:p>8/10/2020 0:00</text:p>
          </table:table-cell>
          <table:table-cell office:value-type="float" office:value="1028.356" table:style-name="ce2">
            <text:p>1028.356</text:p>
          </table:table-cell>
          <table:table-cell table:number-columns-repeated="16382"/>
        </table:table-row>
        <table:table-row table:style-name="ro1">
          <table:table-cell office:value-type="date" office:date-value="2020-08-11T00:00:00" table:style-name="ce3">
            <text:p>8/11/2020 0:00</text:p>
          </table:table-cell>
          <table:table-cell office:value-type="float" office:value="411.1" table:style-name="ce2">
            <text:p>411.1</text:p>
          </table:table-cell>
          <table:table-cell table:number-columns-repeated="16382"/>
        </table:table-row>
        <table:table-row table:style-name="ro1">
          <table:table-cell office:value-type="date" office:date-value="2020-08-12T00:00:00" table:style-name="ce3">
            <text:p>8/12/2020 0:00</text:p>
          </table:table-cell>
          <table:table-cell office:value-type="float" office:value="7723.0410000000002" table:style-name="ce2">
            <text:p>7723.041</text:p>
          </table:table-cell>
          <table:table-cell table:number-columns-repeated="16382"/>
        </table:table-row>
        <table:table-row table:style-name="ro1">
          <table:table-cell office:value-type="date" office:date-value="2020-08-13T00:00:00" table:style-name="ce3">
            <text:p>8/13/2020 0:00</text:p>
          </table:table-cell>
          <table:table-cell office:value-type="float" office:value="3669.1640000000002" table:style-name="ce2">
            <text:p>3669.164</text:p>
          </table:table-cell>
          <table:table-cell table:number-columns-repeated="16382"/>
        </table:table-row>
        <table:table-row table:style-name="ro1">
          <table:table-cell office:value-type="date" office:date-value="2020-08-14T00:00:00" table:style-name="ce3">
            <text:p>8/14/2020 0:00</text:p>
          </table:table-cell>
          <table:table-cell office:value-type="float" office:value="702.73599999999999" table:style-name="ce2">
            <text:p>702.736</text:p>
          </table:table-cell>
          <table:table-cell table:number-columns-repeated="16382"/>
        </table:table-row>
        <table:table-row table:style-name="ro1">
          <table:table-cell office:value-type="date" office:date-value="2020-08-15T00:00:00" table:style-name="ce3">
            <text:p>8/15/2020 0:00</text:p>
          </table:table-cell>
          <table:table-cell office:value-type="float" office:value="2123.8719999999998" table:style-name="ce2">
            <text:p>2123.872</text:p>
          </table:table-cell>
          <table:table-cell table:number-columns-repeated="16382"/>
        </table:table-row>
        <table:table-row table:style-name="ro1">
          <table:table-cell office:value-type="date" office:date-value="2020-08-16T00:00:00" table:style-name="ce3">
            <text:p>8/16/2020 0:00</text:p>
          </table:table-cell>
          <table:table-cell office:value-type="float" office:value="265.56400000000002" table:style-name="ce2">
            <text:p>265.564</text:p>
          </table:table-cell>
          <table:table-cell table:number-columns-repeated="16382"/>
        </table:table-row>
        <table:table-row table:style-name="ro1">
          <table:table-cell office:value-type="date" office:date-value="2020-08-17T00:00:00" table:style-name="ce3">
            <text:p>8/17/2020 0:00</text:p>
          </table:table-cell>
          <table:table-cell office:value-type="float" office:value="10593.288" table:style-name="ce2">
            <text:p>10593.288</text:p>
          </table:table-cell>
          <table:table-cell table:number-columns-repeated="16382"/>
        </table:table-row>
        <table:table-row table:style-name="ro1">
          <table:table-cell office:value-type="date" office:date-value="2020-08-18T00:00:00" table:style-name="ce3">
            <text:p>8/18/2020 0:00</text:p>
          </table:table-cell>
          <table:table-cell office:value-type="float" office:value="8140.4840000000004" table:style-name="ce2">
            <text:p>8140.484</text:p>
          </table:table-cell>
          <table:table-cell table:number-columns-repeated="16382"/>
        </table:table-row>
        <table:table-row table:style-name="ro1">
          <table:table-cell office:value-type="date" office:date-value="2020-08-19T00:00:00" table:style-name="ce3">
            <text:p>8/19/2020 0:00</text:p>
          </table:table-cell>
          <table:table-cell office:value-type="float" office:value="740.44600000000003" table:style-name="ce2">
            <text:p>740.446</text:p>
          </table:table-cell>
          <table:table-cell table:number-columns-repeated="16382"/>
        </table:table-row>
        <table:table-row table:style-name="ro1">
          <table:table-cell office:value-type="date" office:date-value="2020-08-20T00:00:00" table:style-name="ce3">
            <text:p>8/20/2020 0:00</text:p>
          </table:table-cell>
          <table:table-cell office:value-type="float" office:value="1178.95" table:style-name="ce2">
            <text:p>1178.95</text:p>
          </table:table-cell>
          <table:table-cell table:number-columns-repeated="16382"/>
        </table:table-row>
        <table:table-row table:style-name="ro1">
          <table:table-cell office:value-type="date" office:date-value="2020-08-21T00:00:00" table:style-name="ce3">
            <text:p>8/21/2020 0:00</text:p>
          </table:table-cell>
          <table:table-cell office:value-type="float" office:value="10009.054" table:style-name="ce2">
            <text:p>10009.054</text:p>
          </table:table-cell>
          <table:table-cell table:number-columns-repeated="16382"/>
        </table:table-row>
        <table:table-row table:style-name="ro1">
          <table:table-cell office:value-type="date" office:date-value="2020-08-22T00:00:00" table:style-name="ce3">
            <text:p>8/22/2020 0:00</text:p>
          </table:table-cell>
          <table:table-cell office:value-type="float" office:value="620.54" table:style-name="ce2">
            <text:p>620.54</text:p>
          </table:table-cell>
          <table:table-cell table:number-columns-repeated="16382"/>
        </table:table-row>
        <table:table-row table:style-name="ro1">
          <table:table-cell office:value-type="date" office:date-value="2020-08-23T00:00:00" table:style-name="ce3">
            <text:p>8/23/2020 0:00</text:p>
          </table:table-cell>
          <table:table-cell office:value-type="float" office:value="4969.3440000000001" table:style-name="ce2">
            <text:p>4969.344</text:p>
          </table:table-cell>
          <table:table-cell table:number-columns-repeated="16382"/>
        </table:table-row>
        <table:table-row table:style-name="ro1">
          <table:table-cell office:value-type="date" office:date-value="2020-08-24T00:00:00" table:style-name="ce3">
            <text:p>8/24/2020 0:00</text:p>
          </table:table-cell>
          <table:table-cell office:value-type="float" office:value="1069.056" table:style-name="ce2">
            <text:p>1069.056</text:p>
          </table:table-cell>
          <table:table-cell table:number-columns-repeated="16382"/>
        </table:table-row>
        <table:table-row table:style-name="ro1">
          <table:table-cell office:value-type="date" office:date-value="2020-08-25T00:00:00" table:style-name="ce3">
            <text:p>8/25/2020 0:00</text:p>
          </table:table-cell>
          <table:table-cell office:value-type="float" office:value="800.98800000000006" table:style-name="ce2">
            <text:p>800.988</text:p>
          </table:table-cell>
          <table:table-cell table:number-columns-repeated="16382"/>
        </table:table-row>
        <table:table-row table:style-name="ro1">
          <table:table-cell office:value-type="date" office:date-value="2020-08-26T00:00:00" table:style-name="ce3">
            <text:p>8/26/2020 0:00</text:p>
          </table:table-cell>
          <table:table-cell office:value-type="float" office:value="443.66" table:style-name="ce2">
            <text:p>443.66</text:p>
          </table:table-cell>
          <table:table-cell table:number-columns-repeated="16382"/>
        </table:table-row>
        <table:table-row table:style-name="ro1">
          <table:table-cell office:value-type="date" office:date-value="2020-08-27T00:00:00" table:style-name="ce3">
            <text:p>8/27/2020 0:00</text:p>
          </table:table-cell>
          <table:table-cell office:value-type="float" office:value="7341.5379999999996" table:style-name="ce2">
            <text:p>7341.538</text:p>
          </table:table-cell>
          <table:table-cell table:number-columns-repeated="16382"/>
        </table:table-row>
        <table:table-row table:style-name="ro1">
          <table:table-cell office:value-type="date" office:date-value="2020-08-28T00:00:00" table:style-name="ce3">
            <text:p>8/28/2020 0:00</text:p>
          </table:table-cell>
          <table:table-cell office:value-type="float" office:value="2007.6320000000001" table:style-name="ce2">
            <text:p>2007.632</text:p>
          </table:table-cell>
          <table:table-cell table:number-columns-repeated="16382"/>
        </table:table-row>
        <table:table-row table:style-name="ro1">
          <table:table-cell office:value-type="date" office:date-value="2020-08-29T00:00:00" table:style-name="ce3">
            <text:p>8/29/2020 0:00</text:p>
          </table:table-cell>
          <table:table-cell office:value-type="float" office:value="596.46799999999996" table:style-name="ce2">
            <text:p>596.468</text:p>
          </table:table-cell>
          <table:table-cell table:number-columns-repeated="16382"/>
        </table:table-row>
        <table:table-row table:style-name="ro1">
          <table:table-cell office:value-type="date" office:date-value="2020-08-31T00:00:00" table:style-name="ce3">
            <text:p>8/31/2020 0:00</text:p>
          </table:table-cell>
          <table:table-cell office:value-type="float" office:value="3746.83" table:style-name="ce2">
            <text:p>3746.83</text:p>
          </table:table-cell>
          <table:table-cell table:number-columns-repeated="16382"/>
        </table:table-row>
        <table:table-row table:style-name="ro1">
          <table:table-cell office:value-type="date" office:date-value="2020-09-01T00:00:00" table:style-name="ce3">
            <text:p>9/1/2020 0:00</text:p>
          </table:table-cell>
          <table:table-cell office:value-type="float" office:value="311.49099999999999" table:style-name="ce2">
            <text:p>311.491</text:p>
          </table:table-cell>
          <table:table-cell table:number-columns-repeated="16382"/>
        </table:table-row>
        <table:table-row table:style-name="ro1">
          <table:table-cell office:value-type="date" office:date-value="2020-09-02T00:00:00" table:style-name="ce3">
            <text:p>9/2/2020 0:00</text:p>
          </table:table-cell>
          <table:table-cell office:value-type="float" office:value="3201.7640000000001" table:style-name="ce2">
            <text:p>3201.764</text:p>
          </table:table-cell>
          <table:table-cell table:number-columns-repeated="16382"/>
        </table:table-row>
        <table:table-row table:style-name="ro1">
          <table:table-cell office:value-type="date" office:date-value="2020-09-03T00:00:00" table:style-name="ce3">
            <text:p>9/3/2020 0:00</text:p>
          </table:table-cell>
          <table:table-cell office:value-type="float" office:value="869.80399999999997" table:style-name="ce2">
            <text:p>869.804</text:p>
          </table:table-cell>
          <table:table-cell table:number-columns-repeated="16382"/>
        </table:table-row>
        <table:table-row table:style-name="ro1">
          <table:table-cell office:value-type="date" office:date-value="2020-09-04T00:00:00" table:style-name="ce3">
            <text:p>9/4/2020 0:00</text:p>
          </table:table-cell>
          <table:table-cell office:value-type="float" office:value="2484.71" table:style-name="ce2">
            <text:p>2484.71</text:p>
          </table:table-cell>
          <table:table-cell table:number-columns-repeated="16382"/>
        </table:table-row>
        <table:table-row table:style-name="ro1">
          <table:table-cell office:value-type="date" office:date-value="2020-09-05T00:00:00" table:style-name="ce3">
            <text:p>9/5/2020 0:00</text:p>
          </table:table-cell>
          <table:table-cell office:value-type="float" office:value="1338.222" table:style-name="ce2">
            <text:p>1338.222</text:p>
          </table:table-cell>
          <table:table-cell table:number-columns-repeated="16382"/>
        </table:table-row>
        <table:table-row table:style-name="ro1">
          <table:table-cell office:value-type="date" office:date-value="2020-09-06T00:00:00" table:style-name="ce3">
            <text:p>9/6/2020 0:00</text:p>
          </table:table-cell>
          <table:table-cell office:value-type="float" office:value="1295.133" table:style-name="ce2">
            <text:p>1295.133</text:p>
          </table:table-cell>
          <table:table-cell table:number-columns-repeated="16382"/>
        </table:table-row>
        <table:table-row table:style-name="ro1">
          <table:table-cell office:value-type="date" office:date-value="2020-09-07T00:00:00" table:style-name="ce3">
            <text:p>9/7/2020 0:00</text:p>
          </table:table-cell>
          <table:table-cell office:value-type="float" office:value="2114.2139999999999" table:style-name="ce2">
            <text:p>2114.214</text:p>
          </table:table-cell>
          <table:table-cell table:number-columns-repeated="16382"/>
        </table:table-row>
        <table:table-row table:style-name="ro1">
          <table:table-cell office:value-type="date" office:date-value="2020-09-09T00:00:00" table:style-name="ce3">
            <text:p>9/9/2020 0:00</text:p>
          </table:table-cell>
          <table:table-cell office:value-type="float" office:value="6631.0609999999997" table:style-name="ce2">
            <text:p>6631.061</text:p>
          </table:table-cell>
          <table:table-cell table:number-columns-repeated="16382"/>
        </table:table-row>
        <table:table-row table:style-name="ro1">
          <table:table-cell office:value-type="date" office:date-value="2020-09-10T00:00:00" table:style-name="ce3">
            <text:p>9/10/2020 0:00</text:p>
          </table:table-cell>
          <table:table-cell office:value-type="float" office:value="2434.5889999999999" table:style-name="ce2">
            <text:p>2434.589</text:p>
          </table:table-cell>
          <table:table-cell table:number-columns-repeated="16382"/>
        </table:table-row>
        <table:table-row table:style-name="ro1">
          <table:table-cell office:value-type="date" office:date-value="2020-09-11T00:00:00" table:style-name="ce3">
            <text:p>9/11/2020 0:00</text:p>
          </table:table-cell>
          <table:table-cell office:value-type="float" office:value="2379.4920000000002" table:style-name="ce2">
            <text:p>2379.492</text:p>
          </table:table-cell>
          <table:table-cell table:number-columns-repeated="16382"/>
        </table:table-row>
        <table:table-row table:style-name="ro1">
          <table:table-cell office:value-type="date" office:date-value="2020-09-12T00:00:00" table:style-name="ce3">
            <text:p>9/12/2020 0:00</text:p>
          </table:table-cell>
          <table:table-cell office:value-type="float" office:value="9629.39" table:style-name="ce2">
            <text:p>9629.39</text:p>
          </table:table-cell>
          <table:table-cell table:number-columns-repeated="16382"/>
        </table:table-row>
        <table:table-row table:style-name="ro1">
          <table:table-cell office:value-type="date" office:date-value="2020-09-13T00:00:00" table:style-name="ce3">
            <text:p>9/13/2020 0:00</text:p>
          </table:table-cell>
          <table:table-cell office:value-type="float" office:value="130.91999999999999" table:style-name="ce2">
            <text:p>130.92</text:p>
          </table:table-cell>
          <table:table-cell table:number-columns-repeated="16382"/>
        </table:table-row>
        <table:table-row table:style-name="ro1">
          <table:table-cell office:value-type="date" office:date-value="2020-09-14T00:00:00" table:style-name="ce3">
            <text:p>9/14/2020 0:00</text:p>
          </table:table-cell>
          <table:table-cell office:value-type="float" office:value="5467.3469999999998" table:style-name="ce2">
            <text:p>5467.347</text:p>
          </table:table-cell>
          <table:table-cell table:number-columns-repeated="16382"/>
        </table:table-row>
        <table:table-row table:style-name="ro1">
          <table:table-cell office:value-type="date" office:date-value="2020-09-15T00:00:00" table:style-name="ce3">
            <text:p>9/15/2020 0:00</text:p>
          </table:table-cell>
          <table:table-cell office:value-type="float" office:value="8923.0259999999998" table:style-name="ce2">
            <text:p>8923.026</text:p>
          </table:table-cell>
          <table:table-cell table:number-columns-repeated="16382"/>
        </table:table-row>
        <table:table-row table:style-name="ro1">
          <table:table-cell office:value-type="date" office:date-value="2020-09-16T00:00:00" table:style-name="ce3">
            <text:p>9/16/2020 0:00</text:p>
          </table:table-cell>
          <table:table-cell office:value-type="float" office:value="2010.65" table:style-name="ce2">
            <text:p>2010.65</text:p>
          </table:table-cell>
          <table:table-cell table:number-columns-repeated="16382"/>
        </table:table-row>
        <table:table-row table:style-name="ro1">
          <table:table-cell office:value-type="date" office:date-value="2020-09-17T00:00:00" table:style-name="ce3">
            <text:p>9/17/2020 0:00</text:p>
          </table:table-cell>
          <table:table-cell office:value-type="float" office:value="6093.2259999999997" table:style-name="ce2">
            <text:p>6093.226</text:p>
          </table:table-cell>
          <table:table-cell table:number-columns-repeated="16382"/>
        </table:table-row>
        <table:table-row table:style-name="ro1">
          <table:table-cell office:value-type="date" office:date-value="2020-09-18T00:00:00" table:style-name="ce3">
            <text:p>9/18/2020 0:00</text:p>
          </table:table-cell>
          <table:table-cell office:value-type="float" office:value="3049.93" table:style-name="ce2">
            <text:p>3049.93</text:p>
          </table:table-cell>
          <table:table-cell table:number-columns-repeated="16382"/>
        </table:table-row>
        <table:table-row table:style-name="ro1">
          <table:table-cell office:value-type="date" office:date-value="2020-09-19T00:00:00" table:style-name="ce3">
            <text:p>9/19/2020 0:00</text:p>
          </table:table-cell>
          <table:table-cell office:value-type="float" office:value="2671.1880000000001" table:style-name="ce2">
            <text:p>2671.188</text:p>
          </table:table-cell>
          <table:table-cell table:number-columns-repeated="16382"/>
        </table:table-row>
        <table:table-row table:style-name="ro1">
          <table:table-cell office:value-type="date" office:date-value="2020-09-20T00:00:00" table:style-name="ce3">
            <text:p>9/20/2020 0:00</text:p>
          </table:table-cell>
          <table:table-cell office:value-type="float" office:value="8262.9179999999997" table:style-name="ce2">
            <text:p>8262.918</text:p>
          </table:table-cell>
          <table:table-cell table:number-columns-repeated="16382"/>
        </table:table-row>
        <table:table-row table:style-name="ro1">
          <table:table-cell office:value-type="date" office:date-value="2020-09-21T00:00:00" table:style-name="ce3">
            <text:p>9/21/2020 0:00</text:p>
          </table:table-cell>
          <table:table-cell office:value-type="float" office:value="1073.172" table:style-name="ce2">
            <text:p>1073.172</text:p>
          </table:table-cell>
          <table:table-cell table:number-columns-repeated="16382"/>
        </table:table-row>
        <table:table-row table:style-name="ro1">
          <table:table-cell office:value-type="date" office:date-value="2020-09-22T00:00:00" table:style-name="ce3">
            <text:p>9/22/2020 0:00</text:p>
          </table:table-cell>
          <table:table-cell office:value-type="float" office:value="9438.2129999999997" table:style-name="ce2">
            <text:p>9438.213</text:p>
          </table:table-cell>
          <table:table-cell table:number-columns-repeated="16382"/>
        </table:table-row>
        <table:table-row table:style-name="ro1">
          <table:table-cell office:value-type="date" office:date-value="2020-09-23T00:00:00" table:style-name="ce3">
            <text:p>9/23/2020 0:00</text:p>
          </table:table-cell>
          <table:table-cell office:value-type="float" office:value="3837.7860000000001" table:style-name="ce2">
            <text:p>3837.786</text:p>
          </table:table-cell>
          <table:table-cell table:number-columns-repeated="16382"/>
        </table:table-row>
        <table:table-row table:style-name="ro1">
          <table:table-cell office:value-type="date" office:date-value="2020-09-24T00:00:00" table:style-name="ce3">
            <text:p>9/24/2020 0:00</text:p>
          </table:table-cell>
          <table:table-cell office:value-type="float" office:value="7989.4620000000004" table:style-name="ce2">
            <text:p>7989.462</text:p>
          </table:table-cell>
          <table:table-cell table:number-columns-repeated="16382"/>
        </table:table-row>
        <table:table-row table:style-name="ro1">
          <table:table-cell office:value-type="date" office:date-value="2020-09-25T00:00:00" table:style-name="ce3">
            <text:p>9/25/2020 0:00</text:p>
          </table:table-cell>
          <table:table-cell office:value-type="float" office:value="2384.2130000000002" table:style-name="ce2">
            <text:p>2384.213</text:p>
          </table:table-cell>
          <table:table-cell table:number-columns-repeated="16382"/>
        </table:table-row>
        <table:table-row table:style-name="ro1">
          <table:table-cell office:value-type="date" office:date-value="2020-09-26T00:00:00" table:style-name="ce3">
            <text:p>9/26/2020 0:00</text:p>
          </table:table-cell>
          <table:table-cell office:value-type="float" office:value="1983.576" table:style-name="ce2">
            <text:p>1983.576</text:p>
          </table:table-cell>
          <table:table-cell table:number-columns-repeated="16382"/>
        </table:table-row>
        <table:table-row table:style-name="ro1">
          <table:table-cell office:value-type="date" office:date-value="2020-09-28T00:00:00" table:style-name="ce3">
            <text:p>9/28/2020 0:00</text:p>
          </table:table-cell>
          <table:table-cell office:value-type="float" office:value="1355.271" table:style-name="ce2">
            <text:p>1355.271</text:p>
          </table:table-cell>
          <table:table-cell table:number-columns-repeated="16382"/>
        </table:table-row>
        <table:table-row table:style-name="ro1">
          <table:table-cell office:value-type="date" office:date-value="2020-09-29T00:00:00" table:style-name="ce3">
            <text:p>9/29/2020 0:00</text:p>
          </table:table-cell>
          <table:table-cell office:value-type="float" office:value="3466.08" table:style-name="ce2">
            <text:p>3466.08</text:p>
          </table:table-cell>
          <table:table-cell table:number-columns-repeated="16382"/>
        </table:table-row>
        <table:table-row table:style-name="ro1">
          <table:table-cell office:value-type="date" office:date-value="2020-09-30T00:00:00" table:style-name="ce3">
            <text:p>9/30/2020 0:00</text:p>
          </table:table-cell>
          <table:table-cell office:value-type="float" office:value="1053.76" table:style-name="ce2">
            <text:p>1053.76</text:p>
          </table:table-cell>
          <table:table-cell table:number-columns-repeated="16382"/>
        </table:table-row>
        <table:table-row table:style-name="ro1">
          <table:table-cell office:value-type="date" office:date-value="2020-10-02T00:00:00" table:style-name="ce3">
            <text:p>10/2/2020 0:00</text:p>
          </table:table-cell>
          <table:table-cell office:value-type="float" office:value="2185.1030000000001" table:style-name="ce2">
            <text:p>2185.103</text:p>
          </table:table-cell>
          <table:table-cell table:number-columns-repeated="16382"/>
        </table:table-row>
        <table:table-row table:style-name="ro1">
          <table:table-cell office:value-type="date" office:date-value="2020-10-03T00:00:00" table:style-name="ce3">
            <text:p>10/3/2020 0:00</text:p>
          </table:table-cell>
          <table:table-cell office:value-type="float" office:value="1952.952" table:style-name="ce2">
            <text:p>1952.952</text:p>
          </table:table-cell>
          <table:table-cell table:number-columns-repeated="16382"/>
        </table:table-row>
        <table:table-row table:style-name="ro1">
          <table:table-cell office:value-type="date" office:date-value="2020-10-04T00:00:00" table:style-name="ce3">
            <text:p>10/4/2020 0:00</text:p>
          </table:table-cell>
          <table:table-cell office:value-type="float" office:value="1470.529" table:style-name="ce2">
            <text:p>1470.529</text:p>
          </table:table-cell>
          <table:table-cell table:number-columns-repeated="16382"/>
        </table:table-row>
        <table:table-row table:style-name="ro1">
          <table:table-cell office:value-type="date" office:date-value="2020-10-06T00:00:00" table:style-name="ce3">
            <text:p>10/6/2020 0:00</text:p>
          </table:table-cell>
          <table:table-cell office:value-type="float" office:value="3462.3429999999998" table:style-name="ce2">
            <text:p>3462.343</text:p>
          </table:table-cell>
          <table:table-cell table:number-columns-repeated="16382"/>
        </table:table-row>
        <table:table-row table:style-name="ro1">
          <table:table-cell office:value-type="date" office:date-value="2020-10-07T00:00:00" table:style-name="ce3">
            <text:p>10/7/2020 0:00</text:p>
          </table:table-cell>
          <table:table-cell office:value-type="float" office:value="570.21400000000006" table:style-name="ce2">
            <text:p>570.214</text:p>
          </table:table-cell>
          <table:table-cell table:number-columns-repeated="16382"/>
        </table:table-row>
        <table:table-row table:style-name="ro1">
          <table:table-cell office:value-type="date" office:date-value="2020-10-08T00:00:00" table:style-name="ce3">
            <text:p>10/8/2020 0:00</text:p>
          </table:table-cell>
          <table:table-cell office:value-type="float" office:value="2001.07" table:style-name="ce2">
            <text:p>2001.07</text:p>
          </table:table-cell>
          <table:table-cell table:number-columns-repeated="16382"/>
        </table:table-row>
        <table:table-row table:style-name="ro1">
          <table:table-cell office:value-type="date" office:date-value="2020-10-09T00:00:00" table:style-name="ce3">
            <text:p>10/9/2020 0:00</text:p>
          </table:table-cell>
          <table:table-cell office:value-type="float" office:value="3710.6460000000002" table:style-name="ce2">
            <text:p>3710.646</text:p>
          </table:table-cell>
          <table:table-cell table:number-columns-repeated="16382"/>
        </table:table-row>
        <table:table-row table:style-name="ro1">
          <table:table-cell office:value-type="date" office:date-value="2020-10-10T00:00:00" table:style-name="ce3">
            <text:p>10/10/2020 0:00</text:p>
          </table:table-cell>
          <table:table-cell office:value-type="float" office:value="249.358" table:style-name="ce2">
            <text:p>249.358</text:p>
          </table:table-cell>
          <table:table-cell table:number-columns-repeated="16382"/>
        </table:table-row>
        <table:table-row table:style-name="ro1">
          <table:table-cell office:value-type="date" office:date-value="2020-10-11T00:00:00" table:style-name="ce3">
            <text:p>10/11/2020 0:00</text:p>
          </table:table-cell>
          <table:table-cell office:value-type="float" office:value="4758.5479999999998" table:style-name="ce2">
            <text:p>4758.548</text:p>
          </table:table-cell>
          <table:table-cell table:number-columns-repeated="16382"/>
        </table:table-row>
        <table:table-row table:style-name="ro1">
          <table:table-cell office:value-type="date" office:date-value="2020-10-12T00:00:00" table:style-name="ce3">
            <text:p>10/12/2020 0:00</text:p>
          </table:table-cell>
          <table:table-cell office:value-type="float" office:value="8156.5590000000002" table:style-name="ce2">
            <text:p>8156.559</text:p>
          </table:table-cell>
          <table:table-cell table:number-columns-repeated="16382"/>
        </table:table-row>
        <table:table-row table:style-name="ro1">
          <table:table-cell office:value-type="date" office:date-value="2020-10-13T00:00:00" table:style-name="ce3">
            <text:p>10/13/2020 0:00</text:p>
          </table:table-cell>
          <table:table-cell office:value-type="float" office:value="9368.8019999999997" table:style-name="ce2">
            <text:p>9368.802</text:p>
          </table:table-cell>
          <table:table-cell table:number-columns-repeated="16382"/>
        </table:table-row>
        <table:table-row table:style-name="ro1">
          <table:table-cell office:value-type="date" office:date-value="2020-10-14T00:00:00" table:style-name="ce3">
            <text:p>10/14/2020 0:00</text:p>
          </table:table-cell>
          <table:table-cell office:value-type="float" office:value="649.33199999999999" table:style-name="ce2">
            <text:p>649.332</text:p>
          </table:table-cell>
          <table:table-cell table:number-columns-repeated="16382"/>
        </table:table-row>
        <table:table-row table:style-name="ro1">
          <table:table-cell office:value-type="date" office:date-value="2020-10-15T00:00:00" table:style-name="ce3">
            <text:p>10/15/2020 0:00</text:p>
          </table:table-cell>
          <table:table-cell office:value-type="float" office:value="1589.94" table:style-name="ce2">
            <text:p>1589.94</text:p>
          </table:table-cell>
          <table:table-cell table:number-columns-repeated="16382"/>
        </table:table-row>
        <table:table-row table:style-name="ro1">
          <table:table-cell office:value-type="date" office:date-value="2020-10-16T00:00:00" table:style-name="ce3">
            <text:p>10/16/2020 0:00</text:p>
          </table:table-cell>
          <table:table-cell office:value-type="float" office:value="3754.5970000000002" table:style-name="ce2">
            <text:p>3754.597</text:p>
          </table:table-cell>
          <table:table-cell table:number-columns-repeated="16382"/>
        </table:table-row>
        <table:table-row table:style-name="ro1">
          <table:table-cell office:value-type="date" office:date-value="2020-10-17T00:00:00" table:style-name="ce3">
            <text:p>10/17/2020 0:00</text:p>
          </table:table-cell>
          <table:table-cell office:value-type="float" office:value="577.35199999999998" table:style-name="ce2">
            <text:p>577.352</text:p>
          </table:table-cell>
          <table:table-cell table:number-columns-repeated="16382"/>
        </table:table-row>
        <table:table-row table:style-name="ro1">
          <table:table-cell office:value-type="date" office:date-value="2020-10-19T00:00:00" table:style-name="ce3">
            <text:p>10/19/2020 0:00</text:p>
          </table:table-cell>
          <table:table-cell office:value-type="float" office:value="4151.8702000000003" table:style-name="ce2">
            <text:p>4151.8702</text:p>
          </table:table-cell>
          <table:table-cell table:number-columns-repeated="16382"/>
        </table:table-row>
        <table:table-row table:style-name="ro1">
          <table:table-cell office:value-type="date" office:date-value="2020-10-20T00:00:00" table:style-name="ce3">
            <text:p>10/20/2020 0:00</text:p>
          </table:table-cell>
          <table:table-cell office:value-type="float" office:value="2638.8580000000002" table:style-name="ce2">
            <text:p>2638.858</text:p>
          </table:table-cell>
          <table:table-cell table:number-columns-repeated="16382"/>
        </table:table-row>
        <table:table-row table:style-name="ro1">
          <table:table-cell office:value-type="date" office:date-value="2020-10-21T00:00:00" table:style-name="ce3">
            <text:p>10/21/2020 0:00</text:p>
          </table:table-cell>
          <table:table-cell office:value-type="float" office:value="5937.201" table:style-name="ce2">
            <text:p>5937.201</text:p>
          </table:table-cell>
          <table:table-cell table:number-columns-repeated="16382"/>
        </table:table-row>
        <table:table-row table:style-name="ro1">
          <table:table-cell office:value-type="date" office:date-value="2020-10-22T00:00:00" table:style-name="ce3">
            <text:p>10/22/2020 0:00</text:p>
          </table:table-cell>
          <table:table-cell office:value-type="float" office:value="5492.8770000000004" table:style-name="ce2">
            <text:p>5492.877</text:p>
          </table:table-cell>
          <table:table-cell table:number-columns-repeated="16382"/>
        </table:table-row>
        <table:table-row table:style-name="ro1">
          <table:table-cell office:value-type="date" office:date-value="2020-10-23T00:00:00" table:style-name="ce3">
            <text:p>10/23/2020 0:00</text:p>
          </table:table-cell>
          <table:table-cell office:value-type="float" office:value="4656.3940000000002" table:style-name="ce2">
            <text:p>4656.394</text:p>
          </table:table-cell>
          <table:table-cell table:number-columns-repeated="16382"/>
        </table:table-row>
        <table:table-row table:style-name="ro1">
          <table:table-cell office:value-type="date" office:date-value="2020-10-24T00:00:00" table:style-name="ce3">
            <text:p>10/24/2020 0:00</text:p>
          </table:table-cell>
          <table:table-cell office:value-type="float" office:value="669.08500000000004" table:style-name="ce2">
            <text:p>669.085</text:p>
          </table:table-cell>
          <table:table-cell table:number-columns-repeated="16382"/>
        </table:table-row>
        <table:table-row table:style-name="ro1">
          <table:table-cell office:value-type="date" office:date-value="2020-10-26T00:00:00" table:style-name="ce3">
            <text:p>10/26/2020 0:00</text:p>
          </table:table-cell>
          <table:table-cell office:value-type="float" office:value="1700.8679999999999" table:style-name="ce2">
            <text:p>1700.868</text:p>
          </table:table-cell>
          <table:table-cell table:number-columns-repeated="16382"/>
        </table:table-row>
        <table:table-row table:style-name="ro1">
          <table:table-cell office:value-type="date" office:date-value="2020-10-27T00:00:00" table:style-name="ce3">
            <text:p>10/27/2020 0:00</text:p>
          </table:table-cell>
          <table:table-cell office:value-type="float" office:value="1967.32" table:style-name="ce2">
            <text:p>1967.32</text:p>
          </table:table-cell>
          <table:table-cell table:number-columns-repeated="16382"/>
        </table:table-row>
        <table:table-row table:style-name="ro1">
          <table:table-cell office:value-type="date" office:date-value="2020-10-28T00:00:00" table:style-name="ce3">
            <text:p>10/28/2020 0:00</text:p>
          </table:table-cell>
          <table:table-cell office:value-type="float" office:value="1110.7260000000001" table:style-name="ce2">
            <text:p>1110.726</text:p>
          </table:table-cell>
          <table:table-cell table:number-columns-repeated="16382"/>
        </table:table-row>
        <table:table-row table:style-name="ro1">
          <table:table-cell office:value-type="date" office:date-value="2020-10-29T00:00:00" table:style-name="ce3">
            <text:p>10/29/2020 0:00</text:p>
          </table:table-cell>
          <table:table-cell office:value-type="float" office:value="146.96" table:style-name="ce2">
            <text:p>146.96</text:p>
          </table:table-cell>
          <table:table-cell table:number-columns-repeated="16382"/>
        </table:table-row>
        <table:table-row table:style-name="ro1">
          <table:table-cell office:value-type="date" office:date-value="2020-10-30T00:00:00" table:style-name="ce3">
            <text:p>10/30/2020 0:00</text:p>
          </table:table-cell>
          <table:table-cell office:value-type="float" office:value="5649.73" table:style-name="ce2">
            <text:p>5649.73</text:p>
          </table:table-cell>
          <table:table-cell table:number-columns-repeated="16382"/>
        </table:table-row>
        <table:table-row table:style-name="ro1">
          <table:table-cell office:value-type="date" office:date-value="2020-10-31T00:00:00" table:style-name="ce3">
            <text:p>10/31/2020 0:00</text:p>
          </table:table-cell>
          <table:table-cell office:value-type="float" office:value="726.928" table:style-name="ce2">
            <text:p>726.928</text:p>
          </table:table-cell>
          <table:table-cell table:number-columns-repeated="16382"/>
        </table:table-row>
        <table:table-row table:style-name="ro1">
          <table:table-cell office:value-type="date" office:date-value="2020-11-02T00:00:00" table:style-name="ce3">
            <text:p>11/2/2020 0:00</text:p>
          </table:table-cell>
          <table:table-cell office:value-type="float" office:value="3054.5160000000001" table:style-name="ce2">
            <text:p>3054.516</text:p>
          </table:table-cell>
          <table:table-cell table:number-columns-repeated="16382"/>
        </table:table-row>
        <table:table-row table:style-name="ro1">
          <table:table-cell office:value-type="date" office:date-value="2020-11-03T00:00:00" table:style-name="ce3">
            <text:p>11/3/2020 0:00</text:p>
          </table:table-cell>
          <table:table-cell office:value-type="float" office:value="2386.7080000000001" table:style-name="ce2">
            <text:p>2386.708</text:p>
          </table:table-cell>
          <table:table-cell table:number-columns-repeated="16382"/>
        </table:table-row>
        <table:table-row table:style-name="ro1">
          <table:table-cell office:value-type="date" office:date-value="2020-11-04T00:00:00" table:style-name="ce3">
            <text:p>11/4/2020 0:00</text:p>
          </table:table-cell>
          <table:table-cell office:value-type="float" office:value="928.80600000000004" table:style-name="ce2">
            <text:p>928.806</text:p>
          </table:table-cell>
          <table:table-cell table:number-columns-repeated="16382"/>
        </table:table-row>
        <table:table-row table:style-name="ro1">
          <table:table-cell office:value-type="date" office:date-value="2020-11-05T00:00:00" table:style-name="ce3">
            <text:p>11/5/2020 0:00</text:p>
          </table:table-cell>
          <table:table-cell office:value-type="float" office:value="1113.4690000000001" table:style-name="ce2">
            <text:p>1113.469</text:p>
          </table:table-cell>
          <table:table-cell table:number-columns-repeated="16382"/>
        </table:table-row>
        <table:table-row table:style-name="ro1">
          <table:table-cell office:value-type="date" office:date-value="2020-11-06T00:00:00" table:style-name="ce3">
            <text:p>11/6/2020 0:00</text:p>
          </table:table-cell>
          <table:table-cell office:value-type="float" office:value="2476.8939999999998" table:style-name="ce2">
            <text:p>2476.894</text:p>
          </table:table-cell>
          <table:table-cell table:number-columns-repeated="16382"/>
        </table:table-row>
        <table:table-row table:style-name="ro1">
          <table:table-cell office:value-type="date" office:date-value="2020-11-07T00:00:00" table:style-name="ce3">
            <text:p>11/7/2020 0:00</text:p>
          </table:table-cell>
          <table:table-cell office:value-type="float" office:value="2179.8919999999998" table:style-name="ce2">
            <text:p>2179.892</text:p>
          </table:table-cell>
          <table:table-cell table:number-columns-repeated="16382"/>
        </table:table-row>
        <table:table-row table:style-name="ro1">
          <table:table-cell office:value-type="date" office:date-value="2020-11-08T00:00:00" table:style-name="ce3">
            <text:p>11/8/2020 0:00</text:p>
          </table:table-cell>
          <table:table-cell office:value-type="float" office:value="1154.7260000000001" table:style-name="ce2">
            <text:p>1154.726</text:p>
          </table:table-cell>
          <table:table-cell table:number-columns-repeated="16382"/>
        </table:table-row>
        <table:table-row table:style-name="ro1">
          <table:table-cell office:value-type="date" office:date-value="2020-11-09T00:00:00" table:style-name="ce3">
            <text:p>11/9/2020 0:00</text:p>
          </table:table-cell>
          <table:table-cell office:value-type="float" office:value="7061.0060000000003" table:style-name="ce2">
            <text:p>7061.006</text:p>
          </table:table-cell>
          <table:table-cell table:number-columns-repeated="16382"/>
        </table:table-row>
        <table:table-row table:style-name="ro1">
          <table:table-cell office:value-type="date" office:date-value="2020-11-11T00:00:00" table:style-name="ce3">
            <text:p>11/11/2020 0:00</text:p>
          </table:table-cell>
          <table:table-cell office:value-type="float" office:value="2994.2179999999998" table:style-name="ce2">
            <text:p>2994.218</text:p>
          </table:table-cell>
          <table:table-cell table:number-columns-repeated="16382"/>
        </table:table-row>
        <table:table-row table:style-name="ro1">
          <table:table-cell office:value-type="date" office:date-value="2020-11-12T00:00:00" table:style-name="ce3">
            <text:p>11/12/2020 0:00</text:p>
          </table:table-cell>
          <table:table-cell office:value-type="float" office:value="9212.9650000000001" table:style-name="ce2">
            <text:p>9212.965</text:p>
          </table:table-cell>
          <table:table-cell table:number-columns-repeated="16382"/>
        </table:table-row>
        <table:table-row table:style-name="ro1">
          <table:table-cell office:value-type="date" office:date-value="2020-11-13T00:00:00" table:style-name="ce3">
            <text:p>11/13/2020 0:00</text:p>
          </table:table-cell>
          <table:table-cell office:value-type="float" office:value="7955.4201999999996" table:style-name="ce2">
            <text:p>7955.4202</text:p>
          </table:table-cell>
          <table:table-cell table:number-columns-repeated="16382"/>
        </table:table-row>
        <table:table-row table:style-name="ro1">
          <table:table-cell office:value-type="date" office:date-value="2020-11-14T00:00:00" table:style-name="ce3">
            <text:p>11/14/2020 0:00</text:p>
          </table:table-cell>
          <table:table-cell office:value-type="float" office:value="1554.6579999999999" table:style-name="ce2">
            <text:p>1554.658</text:p>
          </table:table-cell>
          <table:table-cell table:number-columns-repeated="16382"/>
        </table:table-row>
        <table:table-row table:style-name="ro1">
          <table:table-cell office:value-type="date" office:date-value="2020-11-15T00:00:00" table:style-name="ce3">
            <text:p>11/15/2020 0:00</text:p>
          </table:table-cell>
          <table:table-cell office:value-type="float" office:value="621.20000000000005" table:style-name="ce2">
            <text:p>621.2</text:p>
          </table:table-cell>
          <table:table-cell table:number-columns-repeated="16382"/>
        </table:table-row>
        <table:table-row table:style-name="ro1">
          <table:table-cell office:value-type="date" office:date-value="2020-11-16T00:00:00" table:style-name="ce3">
            <text:p>11/16/2020 0:00</text:p>
          </table:table-cell>
          <table:table-cell office:value-type="float" office:value="5804.2340000000004" table:style-name="ce2">
            <text:p>5804.234</text:p>
          </table:table-cell>
          <table:table-cell table:number-columns-repeated="16382"/>
        </table:table-row>
        <table:table-row table:style-name="ro1">
          <table:table-cell office:value-type="date" office:date-value="2020-11-17T00:00:00" table:style-name="ce3">
            <text:p>11/17/2020 0:00</text:p>
          </table:table-cell>
          <table:table-cell office:value-type="float" office:value="9676.8827999999994" table:style-name="ce2">
            <text:p>9676.8828</text:p>
          </table:table-cell>
          <table:table-cell table:number-columns-repeated="16382"/>
        </table:table-row>
        <table:table-row table:style-name="ro1">
          <table:table-cell office:value-type="date" office:date-value="2020-11-18T00:00:00" table:style-name="ce3">
            <text:p>11/18/2020 0:00</text:p>
          </table:table-cell>
          <table:table-cell office:value-type="float" office:value="3273.7559999999999" table:style-name="ce2">
            <text:p>3273.756</text:p>
          </table:table-cell>
          <table:table-cell table:number-columns-repeated="16382"/>
        </table:table-row>
        <table:table-row table:style-name="ro1">
          <table:table-cell office:value-type="date" office:date-value="2020-11-19T00:00:00" table:style-name="ce3">
            <text:p>11/19/2020 0:00</text:p>
          </table:table-cell>
          <table:table-cell office:value-type="float" office:value="8355.2720000000008" table:style-name="ce2">
            <text:p>8355.272</text:p>
          </table:table-cell>
          <table:table-cell table:number-columns-repeated="16382"/>
        </table:table-row>
        <table:table-row table:style-name="ro1">
          <table:table-cell office:value-type="date" office:date-value="2020-11-20T00:00:00" table:style-name="ce3">
            <text:p>11/20/2020 0:00</text:p>
          </table:table-cell>
          <table:table-cell office:value-type="float" office:value="4110.2740000000003" table:style-name="ce2">
            <text:p>4110.274</text:p>
          </table:table-cell>
          <table:table-cell table:number-columns-repeated="16382"/>
        </table:table-row>
        <table:table-row table:style-name="ro1">
          <table:table-cell office:value-type="date" office:date-value="2020-11-21T00:00:00" table:style-name="ce3">
            <text:p>11/21/2020 0:00</text:p>
          </table:table-cell>
          <table:table-cell office:value-type="float" office:value="3492.1840000000002" table:style-name="ce2">
            <text:p>3492.184</text:p>
          </table:table-cell>
          <table:table-cell table:number-columns-repeated="16382"/>
        </table:table-row>
        <table:table-row table:style-name="ro1">
          <table:table-cell office:value-type="date" office:date-value="2020-11-22T00:00:00" table:style-name="ce3">
            <text:p>11/22/2020 0:00</text:p>
          </table:table-cell>
          <table:table-cell office:value-type="float" office:value="207.71199999999999" table:style-name="ce2">
            <text:p>207.712</text:p>
          </table:table-cell>
          <table:table-cell table:number-columns-repeated="16382"/>
        </table:table-row>
        <table:table-row table:style-name="ro1">
          <table:table-cell office:value-type="date" office:date-value="2020-11-23T00:00:00" table:style-name="ce3">
            <text:p>11/23/2020 0:00</text:p>
          </table:table-cell>
          <table:table-cell office:value-type="float" office:value="2417.1089999999999" table:style-name="ce2">
            <text:p>2417.109</text:p>
          </table:table-cell>
          <table:table-cell table:number-columns-repeated="16382"/>
        </table:table-row>
        <table:table-row table:style-name="ro1">
          <table:table-cell office:value-type="date" office:date-value="2020-11-24T00:00:00" table:style-name="ce3">
            <text:p>11/24/2020 0:00</text:p>
          </table:table-cell>
          <table:table-cell office:value-type="float" office:value="6661.6409999999996" table:style-name="ce2">
            <text:p>6661.641</text:p>
          </table:table-cell>
          <table:table-cell table:number-columns-repeated="16382"/>
        </table:table-row>
        <table:table-row table:style-name="ro1">
          <table:table-cell office:value-type="date" office:date-value="2020-11-25T00:00:00" table:style-name="ce3">
            <text:p>11/25/2020 0:00</text:p>
          </table:table-cell>
          <table:table-cell office:value-type="float" office:value="4556.1570000000002" table:style-name="ce2">
            <text:p>4556.157</text:p>
          </table:table-cell>
          <table:table-cell table:number-columns-repeated="16382"/>
        </table:table-row>
        <table:table-row table:style-name="ro1">
          <table:table-cell office:value-type="date" office:date-value="2020-11-26T00:00:00" table:style-name="ce3">
            <text:p>11/26/2020 0:00</text:p>
          </table:table-cell>
          <table:table-cell office:value-type="float" office:value="5817.1719999999996" table:style-name="ce2">
            <text:p>5817.172</text:p>
          </table:table-cell>
          <table:table-cell table:number-columns-repeated="16382"/>
        </table:table-row>
        <table:table-row table:style-name="ro1">
          <table:table-cell office:value-type="date" office:date-value="2020-11-27T00:00:00" table:style-name="ce3">
            <text:p>11/27/2020 0:00</text:p>
          </table:table-cell>
          <table:table-cell office:value-type="float" office:value="2442.2539999999999" table:style-name="ce2">
            <text:p>2442.254</text:p>
          </table:table-cell>
          <table:table-cell table:number-columns-repeated="16382"/>
        </table:table-row>
        <table:table-row table:style-name="ro1">
          <table:table-cell office:value-type="date" office:date-value="2020-11-28T00:00:00" table:style-name="ce3">
            <text:p>11/28/2020 0:00</text:p>
          </table:table-cell>
          <table:table-cell office:value-type="float" office:value="3216.944" table:style-name="ce2">
            <text:p>3216.944</text:p>
          </table:table-cell>
          <table:table-cell table:number-columns-repeated="16382"/>
        </table:table-row>
        <table:table-row table:style-name="ro1">
          <table:table-cell office:value-type="date" office:date-value="2020-11-29T00:00:00" table:style-name="ce3">
            <text:p>11/29/2020 0:00</text:p>
          </table:table-cell>
          <table:table-cell office:value-type="float" office:value="532.88800000000003" table:style-name="ce2">
            <text:p>532.888</text:p>
          </table:table-cell>
          <table:table-cell table:number-columns-repeated="16382"/>
        </table:table-row>
        <table:table-row table:style-name="ro1">
          <table:table-cell office:value-type="date" office:date-value="2020-11-30T00:00:00" table:style-name="ce3">
            <text:p>11/30/2020 0:00</text:p>
          </table:table-cell>
          <table:table-cell office:value-type="float" office:value="7315.2820000000002" table:style-name="ce2">
            <text:p>7315.282</text:p>
          </table:table-cell>
          <table:table-cell table:number-columns-repeated="16382"/>
        </table:table-row>
        <table:table-row table:style-name="ro1">
          <table:table-cell office:value-type="date" office:date-value="2020-12-01T00:00:00" table:style-name="ce3">
            <text:p>12/1/2020 0:00</text:p>
          </table:table-cell>
          <table:table-cell office:value-type="float" office:value="1190.52" table:style-name="ce2">
            <text:p>1190.52</text:p>
          </table:table-cell>
          <table:table-cell table:number-columns-repeated="16382"/>
        </table:table-row>
        <table:table-row table:style-name="ro1">
          <table:table-cell office:value-type="date" office:date-value="2020-12-03T00:00:00" table:style-name="ce3">
            <text:p>12/3/2020 0:00</text:p>
          </table:table-cell>
          <table:table-cell office:value-type="float" office:value="499.28" table:style-name="ce2">
            <text:p>499.28</text:p>
          </table:table-cell>
          <table:table-cell table:number-columns-repeated="16382"/>
        </table:table-row>
        <table:table-row table:style-name="ro1">
          <table:table-cell office:value-type="date" office:date-value="2020-12-04T00:00:00" table:style-name="ce3">
            <text:p>12/4/2020 0:00</text:p>
          </table:table-cell>
          <table:table-cell office:value-type="float" office:value="306.66000000000003" table:style-name="ce2">
            <text:p>306.66</text:p>
          </table:table-cell>
          <table:table-cell table:number-columns-repeated="16382"/>
        </table:table-row>
        <table:table-row table:style-name="ro1">
          <table:table-cell office:value-type="date" office:date-value="2020-12-05T00:00:00" table:style-name="ce3">
            <text:p>12/5/2020 0:00</text:p>
          </table:table-cell>
          <table:table-cell office:value-type="float" office:value="1890.384" table:style-name="ce2">
            <text:p>1890.384</text:p>
          </table:table-cell>
          <table:table-cell table:number-columns-repeated="16382"/>
        </table:table-row>
        <table:table-row table:style-name="ro1">
          <table:table-cell office:value-type="date" office:date-value="2020-12-06T00:00:00" table:style-name="ce3">
            <text:p>12/6/2020 0:00</text:p>
          </table:table-cell>
          <table:table-cell office:value-type="float" office:value="2450.9679999999998" table:style-name="ce2">
            <text:p>2450.968</text:p>
          </table:table-cell>
          <table:table-cell table:number-columns-repeated="16382"/>
        </table:table-row>
        <table:table-row table:style-name="ro1">
          <table:table-cell office:value-type="date" office:date-value="2020-12-07T00:00:00" table:style-name="ce3">
            <text:p>12/7/2020 0:00</text:p>
          </table:table-cell>
          <table:table-cell office:value-type="float" office:value="89.816000000000003" table:style-name="ce2">
            <text:p>89.816</text:p>
          </table:table-cell>
          <table:table-cell table:number-columns-repeated="16382"/>
        </table:table-row>
        <table:table-row table:style-name="ro1">
          <table:table-cell office:value-type="date" office:date-value="2020-12-08T00:00:00" table:style-name="ce3">
            <text:p>12/8/2020 0:00</text:p>
          </table:table-cell>
          <table:table-cell office:value-type="float" office:value="4383.0839999999998" table:style-name="ce2">
            <text:p>4383.084</text:p>
          </table:table-cell>
          <table:table-cell table:number-columns-repeated="16382"/>
        </table:table-row>
        <table:table-row table:style-name="ro1">
          <table:table-cell office:value-type="date" office:date-value="2020-12-09T00:00:00" table:style-name="ce3">
            <text:p>12/9/2020 0:00</text:p>
          </table:table-cell>
          <table:table-cell office:value-type="float" office:value="1008.55" table:style-name="ce2">
            <text:p>1008.55</text:p>
          </table:table-cell>
          <table:table-cell table:number-columns-repeated="16382"/>
        </table:table-row>
        <table:table-row table:style-name="ro1">
          <table:table-cell office:value-type="date" office:date-value="2020-12-10T00:00:00" table:style-name="ce3">
            <text:p>12/10/2020 0:00</text:p>
          </table:table-cell>
          <table:table-cell office:value-type="float" office:value="6847.3540000000003" table:style-name="ce2">
            <text:p>6847.354</text:p>
          </table:table-cell>
          <table:table-cell table:number-columns-repeated="16382"/>
        </table:table-row>
        <table:table-row table:style-name="ro1">
          <table:table-cell office:value-type="date" office:date-value="2020-12-11T00:00:00" table:style-name="ce3">
            <text:p>12/11/2020 0:00</text:p>
          </table:table-cell>
          <table:table-cell office:value-type="float" office:value="5225.3860000000004" table:style-name="ce2">
            <text:p>5225.386</text:p>
          </table:table-cell>
          <table:table-cell table:number-columns-repeated="16382"/>
        </table:table-row>
        <table:table-row table:style-name="ro1">
          <table:table-cell office:value-type="date" office:date-value="2020-12-13T00:00:00" table:style-name="ce3">
            <text:p>12/13/2020 0:00</text:p>
          </table:table-cell>
          <table:table-cell office:value-type="float" office:value="2257.9360000000001" table:style-name="ce2">
            <text:p>2257.936</text:p>
          </table:table-cell>
          <table:table-cell table:number-columns-repeated="16382"/>
        </table:table-row>
        <table:table-row table:style-name="ro1">
          <table:table-cell office:value-type="date" office:date-value="2020-12-14T00:00:00" table:style-name="ce3">
            <text:p>12/14/2020 0:00</text:p>
          </table:table-cell>
          <table:table-cell office:value-type="float" office:value="6219.7139999999999" table:style-name="ce2">
            <text:p>6219.714</text:p>
          </table:table-cell>
          <table:table-cell table:number-columns-repeated="16382"/>
        </table:table-row>
        <table:table-row table:style-name="ro1">
          <table:table-cell office:value-type="date" office:date-value="2020-12-15T00:00:00" table:style-name="ce3">
            <text:p>12/15/2020 0:00</text:p>
          </table:table-cell>
          <table:table-cell office:value-type="float" office:value="3059.8879999999999" table:style-name="ce2">
            <text:p>3059.888</text:p>
          </table:table-cell>
          <table:table-cell table:number-columns-repeated="16382"/>
        </table:table-row>
        <table:table-row table:style-name="ro1">
          <table:table-cell office:value-type="date" office:date-value="2020-12-16T00:00:00" table:style-name="ce3">
            <text:p>12/16/2020 0:00</text:p>
          </table:table-cell>
          <table:table-cell office:value-type="float" office:value="5077.7020000000002" table:style-name="ce2">
            <text:p>5077.702</text:p>
          </table:table-cell>
          <table:table-cell table:number-columns-repeated="16382"/>
        </table:table-row>
        <table:table-row table:style-name="ro1">
          <table:table-cell office:value-type="date" office:date-value="2020-12-17T00:00:00" table:style-name="ce3">
            <text:p>12/17/2020 0:00</text:p>
          </table:table-cell>
          <table:table-cell office:value-type="float" office:value="7537.7579999999998" table:style-name="ce2">
            <text:p>7537.758</text:p>
          </table:table-cell>
          <table:table-cell table:number-columns-repeated="16382"/>
        </table:table-row>
        <table:table-row table:style-name="ro1">
          <table:table-cell office:value-type="date" office:date-value="2020-12-18T00:00:00" table:style-name="ce3">
            <text:p>12/18/2020 0:00</text:p>
          </table:table-cell>
          <table:table-cell office:value-type="float" office:value="10588.911" table:style-name="ce2">
            <text:p>10588.911</text:p>
          </table:table-cell>
          <table:table-cell table:number-columns-repeated="16382"/>
        </table:table-row>
        <table:table-row table:style-name="ro1">
          <table:table-cell office:value-type="date" office:date-value="2020-12-19T00:00:00" table:style-name="ce3">
            <text:p>12/19/2020 0:00</text:p>
          </table:table-cell>
          <table:table-cell office:value-type="float" office:value="3981.9259999999999" table:style-name="ce2">
            <text:p>3981.926</text:p>
          </table:table-cell>
          <table:table-cell table:number-columns-repeated="16382"/>
        </table:table-row>
        <table:table-row table:style-name="ro1">
          <table:table-cell office:value-type="date" office:date-value="2020-12-20T00:00:00" table:style-name="ce3">
            <text:p>12/20/2020 0:00</text:p>
          </table:table-cell>
          <table:table-cell office:value-type="float" office:value="4915.7359999999999" table:style-name="ce2">
            <text:p>4915.736</text:p>
          </table:table-cell>
          <table:table-cell table:number-columns-repeated="16382"/>
        </table:table-row>
        <table:table-row table:style-name="ro1">
          <table:table-cell office:value-type="date" office:date-value="2020-12-21T00:00:00" table:style-name="ce3">
            <text:p>12/21/2020 0:00</text:p>
          </table:table-cell>
          <table:table-cell office:value-type="float" office:value="5207.9399999999996" table:style-name="ce2">
            <text:p>5207.94</text:p>
          </table:table-cell>
          <table:table-cell table:number-columns-repeated="16382"/>
        </table:table-row>
        <table:table-row table:style-name="ro1">
          <table:table-cell office:value-type="date" office:date-value="2020-12-22T00:00:00" table:style-name="ce3">
            <text:p>12/22/2020 0:00</text:p>
          </table:table-cell>
          <table:table-cell office:value-type="float" office:value="7820.0410000000002" table:style-name="ce2">
            <text:p>7820.041</text:p>
          </table:table-cell>
          <table:table-cell table:number-columns-repeated="16382"/>
        </table:table-row>
        <table:table-row table:style-name="ro1">
          <table:table-cell office:value-type="date" office:date-value="2020-12-23T00:00:00" table:style-name="ce3">
            <text:p>12/23/2020 0:00</text:p>
          </table:table-cell>
          <table:table-cell office:value-type="float" office:value="7597.7759999999998" table:style-name="ce2">
            <text:p>7597.776</text:p>
          </table:table-cell>
          <table:table-cell table:number-columns-repeated="16382"/>
        </table:table-row>
        <table:table-row table:style-name="ro1">
          <table:table-cell office:value-type="date" office:date-value="2020-12-24T00:00:00" table:style-name="ce3">
            <text:p>12/24/2020 0:00</text:p>
          </table:table-cell>
          <table:table-cell office:value-type="float" office:value="8057.0540000000001" table:style-name="ce2">
            <text:p>8057.054</text:p>
          </table:table-cell>
          <table:table-cell table:number-columns-repeated="16382"/>
        </table:table-row>
        <table:table-row table:style-name="ro1">
          <table:table-cell office:value-type="date" office:date-value="2020-12-25T00:00:00" table:style-name="ce3">
            <text:p>12/25/2020 0:00</text:p>
          </table:table-cell>
          <table:table-cell office:value-type="float" office:value="9721.9269999999997" table:style-name="ce2">
            <text:p>9721.927</text:p>
          </table:table-cell>
          <table:table-cell table:number-columns-repeated="16382"/>
        </table:table-row>
        <table:table-row table:style-name="ro1">
          <table:table-cell office:value-type="date" office:date-value="2020-12-26T00:00:00" table:style-name="ce3">
            <text:p>12/26/2020 0:00</text:p>
          </table:table-cell>
          <table:table-cell office:value-type="float" office:value="1966.5940000000001" table:style-name="ce2">
            <text:p>1966.594</text:p>
          </table:table-cell>
          <table:table-cell table:number-columns-repeated="16382"/>
        </table:table-row>
        <table:table-row table:style-name="ro1">
          <table:table-cell office:value-type="date" office:date-value="2020-12-27T00:00:00" table:style-name="ce3">
            <text:p>12/27/2020 0:00</text:p>
          </table:table-cell>
          <table:table-cell office:value-type="float" office:value="2195.636" table:style-name="ce2">
            <text:p>2195.636</text:p>
          </table:table-cell>
          <table:table-cell table:number-columns-repeated="16382"/>
        </table:table-row>
        <table:table-row table:style-name="ro1">
          <table:table-cell office:value-type="date" office:date-value="2020-12-28T00:00:00" table:style-name="ce3">
            <text:p>12/28/2020 0:00</text:p>
          </table:table-cell>
          <table:table-cell office:value-type="float" office:value="6555.3508000000002" table:style-name="ce2">
            <text:p>6555.3508</text:p>
          </table:table-cell>
          <table:table-cell table:number-columns-repeated="16382"/>
        </table:table-row>
        <table:table-row table:style-name="ro1">
          <table:table-cell office:value-type="date" office:date-value="2020-12-29T00:00:00" table:style-name="ce3">
            <text:p>12/29/2020 0:00</text:p>
          </table:table-cell>
          <table:table-cell office:value-type="float" office:value="3763.5340000000001" table:style-name="ce2">
            <text:p>3763.534</text:p>
          </table:table-cell>
          <table:table-cell table:number-columns-repeated="16382"/>
        </table:table-row>
        <table:table-row table:style-name="ro1">
          <table:table-cell office:value-type="date" office:date-value="2020-12-30T00:00:00" table:style-name="ce3">
            <text:p>12/30/2020 0:00</text:p>
          </table:table-cell>
          <table:table-cell office:value-type="float" office:value="2807.79" table:style-name="ce2">
            <text:p>2807.79</text:p>
          </table:table-cell>
          <table:table-cell table:number-columns-repeated="16382"/>
        </table:table-row>
        <table:table-row table:style-name="ro1">
          <table:table-cell office:value-type="date" office:date-value="2020-12-31T00:00:00" table:style-name="ce3">
            <text:p>12/31/2020 0:00</text:p>
          </table:table-cell>
          <table:table-cell office:value-type="float" office:value="2975.51" table:style-name="ce2">
            <text:p>2975.51</text:p>
          </table:table-cell>
          <table:table-cell table:number-columns-repeated="16382"/>
        </table:table-row>
        <table:table-row table:number-rows-repeated="104793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726</meta:generator>
    <meta:initial-creator>kaushal modi</meta:initial-creator>
    <dc:creator>kaushal modi</dc:creator>
    <meta:creation-date>2024-07-28T18:32:07Z</meta:creation-date>
    <dc:date>2024-07-28T18:34:15Z</dc:date>
  </office:meta>
</office:document-meta>
</file>